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3"/>
    <style:style style:name="ce5" style:family="table-cell" style:parent-style-name="Default" style:data-style-name="N1"/>
    <style:style style:name="ce6" style:family="table-cell" style:parent-style-name="Default" style:data-style-name="N134"/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35"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 style:data-style-name="N1">
      <style:table-cell-properties fo:background-color="#eeeeee"/>
    </style:style>
    <style:style style:name="ce12" style:family="table-cell" style:parent-style-name="Default" style:data-style-name="N1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TC 10k_bms" table:style-name="ta1">
        <table:shapes>
          <draw:frame draw:z-index="0" draw:style-name="gr1" draw:text-style-name="P1" svg:width="272.15mm" svg:height="189.46mm" svg:x="206.16mm" svg:y="10.82mm">
            <loext:p draw:notify-on-update-of-ranges="'NTC 10k_bms'.E9:'NTC 10k_bms'.E9 'NTC 10k_bms'.E10:'NTC 10k_bms'.E32 'NTC 10k_bms'.F9:'NTC 10k_bms'.F9 'NTC 10k_bms'.F10:'NTC 10k_bms'.F3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B = </text:p>
          </table:table-cell>
          <table:table-cell table:style-name="ce3" office:value-type="float" office:value="4021" calcext:value-type="float">
            <text:p>4021</text:p>
          </table:table-cell>
          <table:table-cell table:style-name="ce1" office:value-type="string" calcext:value-type="string">
            <text:p>R25 = 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style-name="ce3"/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ommon R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Tref</text:p>
          </table:table-cell>
          <table:table-cell table:style-name="ce2" office:value-type="string" calcext:value-type="string">
            <text:p>calc</text:p>
          </table:table-cell>
          <table:table-cell table:style-name="ce2" table:number-columns-repeated="1017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$D$1]*EXP([.$B$1]*(1/([.A4]+273.15)-1/298.15))" office:value-type="float" office:value="930158.087977698" calcext:value-type="float">
            <text:p>930 158</text:p>
          </table:table-cell>
          <table:table-cell table:formula="of:=1/(1/[.B4]+1/10000)" office:value-type="float" office:value="9893.63490961919" calcext:value-type="float">
            <text:p>9894</text:p>
          </table:table-cell>
          <table:table-cell table:formula="of:=2.5/((22000+[.C4])/[.C4])" office:value-type="float" office:value="0.775517978560296" calcext:value-type="float">
            <text:p>0,776</text:p>
          </table:table-cell>
          <table:table-cell table:formula="of:=[.D4]/(1.8/2)*4095" office:value-type="float" office:value="3528.60680244935" calcext:value-type="float">
            <text:p>3529</text:p>
          </table:table-cell>
          <table:table-cell table:formula="of:=[.A4]*10" office:value-type="float" office:value="-500" calcext:value-type="float">
            <text:p>-500</text:p>
          </table:table-cell>
          <table:table-cell table:formula="of:=((([.E4]*[.E4]*[.E4]/65536*-16760646/65536)+([.E4]*[.E4]*1521565/65536)+([.E4]*-61532)+79684810)/65536)/10" office:value-type="float" office:value="-30.2266075240727" calcext:value-type="float">
            <text:p>-30,2</text:p>
          </table:table-cell>
          <table:table-cell table:number-columns-repeated="1017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$D$1]*EXP([.$B$1]*(1/([.A5]+273.15)-1/298.15))" office:value-type="float" office:value="626691.842910372" calcext:value-type="float">
            <text:p>626 692</text:p>
          </table:table-cell>
          <table:table-cell table:formula="of:=1/(1/[.B5]+1/10000)" office:value-type="float" office:value="9842.93814800125" calcext:value-type="float">
            <text:p>9843</text:p>
          </table:table-cell>
          <table:table-cell table:formula="of:=2.5/((22000+[.C5])/[.C5])" office:value-type="float" office:value="0.77277245132443" calcext:value-type="float">
            <text:p>0,773</text:p>
          </table:table-cell>
          <table:table-cell table:formula="of:=[.D5]/(1.8/2)*4095" office:value-type="float" office:value="3516.11465352616" calcext:value-type="float">
            <text:p>3516</text:p>
          </table:table-cell>
          <table:table-cell table:formula="of:=[.A5]*10" office:value-type="float" office:value="-450" calcext:value-type="float">
            <text:p>-450</text:p>
          </table:table-cell>
          <table:table-cell table:formula="of:=((([.E5]*[.E5]*[.E5]/65536*-16760646/65536)+([.E5]*[.E5]*1521565/65536)+([.E5]*-61532)+79684810)/65536)/10" office:value-type="float" office:value="-29.4026854523472" calcext:value-type="float">
            <text:p>-29,4</text:p>
          </table:table-cell>
          <table:table-cell table:number-columns-repeated="1017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$D$1]*EXP([.$B$1]*(1/([.A6]+273.15)-1/298.15))" office:value-type="float" office:value="429444.666627638" calcext:value-type="float">
            <text:p>429 445</text:p>
          </table:table-cell>
          <table:table-cell table:formula="of:=1/(1/[.B6]+1/10000)" office:value-type="float" office:value="9772.44006448544" calcext:value-type="float">
            <text:p>9772</text:p>
          </table:table-cell>
          <table:table-cell table:formula="of:=2.5/((22000+[.C6])/[.C6])" office:value-type="float" office:value="0.768940003085321" calcext:value-type="float">
            <text:p>0,769</text:p>
          </table:table-cell>
          <table:table-cell table:formula="of:=[.D6]/(1.8/2)*4095" office:value-type="float" office:value="3498.67701403821" calcext:value-type="float">
            <text:p>3499</text:p>
          </table:table-cell>
          <table:table-cell table:formula="of:=[.A6]*10" office:value-type="float" office:value="-400" calcext:value-type="float">
            <text:p>-400</text:p>
          </table:table-cell>
          <table:table-cell table:formula="of:=((([.E6]*[.E6]*[.E6]/65536*-16760646/65536)+([.E6]*[.E6]*1521565/65536)+([.E6]*-61532)+79684810)/65536)/10" office:value-type="float" office:value="-28.2668592017045" calcext:value-type="float">
            <text:p>-28,3</text:p>
          </table:table-cell>
          <table:table-cell table:number-columns-repeated="1017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$D$1]*EXP([.$B$1]*(1/([.A7]+273.15)-1/298.15))" office:value-type="float" office:value="298987.455100231" calcext:value-type="float">
            <text:p>298 987</text:p>
          </table:table-cell>
          <table:table-cell table:formula="of:=1/(1/[.B7]+1/10000)" office:value-type="float" office:value="9676.36226536265" calcext:value-type="float">
            <text:p>9676</text:p>
          </table:table-cell>
          <table:table-cell table:formula="of:=2.5/((22000+[.C7])/[.C7])" office:value-type="float" office:value="0.763689512727249" calcext:value-type="float">
            <text:p>0,764</text:p>
          </table:table-cell>
          <table:table-cell table:formula="of:=[.D7]/(1.8/2)*4095" office:value-type="float" office:value="3474.78728290898" calcext:value-type="float">
            <text:p>3475</text:p>
          </table:table-cell>
          <table:table-cell table:formula="of:=[.A7]*10" office:value-type="float" office:value="-350" calcext:value-type="float">
            <text:p>-350</text:p>
          </table:table-cell>
          <table:table-cell table:formula="of:=((([.E7]*[.E7]*[.E7]/65536*-16760646/65536)+([.E7]*[.E7]*1521565/65536)+([.E7]*-61532)+79684810)/65536)/10" office:value-type="float" office:value="-26.7374574631776" calcext:value-type="float">
            <text:p>-26,7</text:p>
          </table:table-cell>
          <table:table-cell table:number-columns-repeated="1017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$D$1]*EXP([.$B$1]*(1/([.A8]+273.15)-1/298.15))" office:value-type="float" office:value="211283.749644396" calcext:value-type="float">
            <text:p>211 284</text:p>
          </table:table-cell>
          <table:table-cell table:formula="of:=1/(1/[.B8]+1/10000)" office:value-type="float" office:value="9548.09153333356" calcext:value-type="float">
            <text:p>9548</text:p>
          </table:table-cell>
          <table:table-cell table:formula="of:=2.5/((22000+[.C8])/[.C8])" office:value-type="float" office:value="0.756629883874679" calcext:value-type="float">
            <text:p>0,757</text:p>
          </table:table-cell>
          <table:table-cell table:formula="of:=[.D8]/(1.8/2)*4095" office:value-type="float" office:value="3442.66597162979" calcext:value-type="float">
            <text:p>3443</text:p>
          </table:table-cell>
          <table:table-cell table:formula="of:=[.A8]*10" office:value-type="float" office:value="-300" calcext:value-type="float">
            <text:p>-300</text:p>
          </table:table-cell>
          <table:table-cell table:formula="of:=((([.E8]*[.E8]*[.E8]/65536*-16760646/65536)+([.E8]*[.E8]*1521565/65536)+([.E8]*-61532)+79684810)/65536)/10" office:value-type="float" office:value="-24.7289283295914" calcext:value-type="float">
            <text:p>-24,7</text:p>
          </table:table-cell>
          <table:table-cell table:number-columns-repeated="1017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$D$1]*EXP([.$B$1]*(1/([.A9]+273.15)-1/298.15))" office:value-type="float" office:value="151410.385517021" calcext:value-type="float">
            <text:p>151 410</text:p>
          </table:table-cell>
          <table:table-cell table:formula="of:=1/(1/[.B9]+1/10000)" office:value-type="float" office:value="9380.46117863057" calcext:value-type="float">
            <text:p>9380</text:p>
          </table:table-cell>
          <table:table-cell table:formula="of:=2.5/((22000+[.C9])/[.C9])" office:value-type="float" office:value="0.747317026766521" calcext:value-type="float">
            <text:p>0,747</text:p>
          </table:table-cell>
          <table:table-cell table:formula="of:=[.D9]/(1.8/2)*4095" office:value-type="float" office:value="3400.29247178767" calcext:value-type="float">
            <text:p>3400</text:p>
          </table:table-cell>
          <table:table-cell table:formula="of:=[.A9]*10" office:value-type="float" office:value="-250" calcext:value-type="float">
            <text:p>-250</text:p>
          </table:table-cell>
          <table:table-cell table:formula="of:=((([.E9]*[.E9]*[.E9]/65536*-16760646/65536)+([.E9]*[.E9]*1521565/65536)+([.E9]*-61532)+79684810)/65536)/10" office:value-type="float" office:value="-22.1614419594934" calcext:value-type="float">
            <text:p>-22,2</text:p>
          </table:table-cell>
          <table:table-cell table:number-columns-repeated="101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B$1]*(1/([.A10]+273.15)-1/298.15))" office:value-type="float" office:value="109941.491769725" calcext:value-type="float">
            <text:p>109 941</text:p>
          </table:table-cell>
          <table:table-cell table:formula="of:=1/(1/[.B10]+1/10000)" office:value-type="float" office:value="9166.26016131274" calcext:value-type="float">
            <text:p>9166</text:p>
          </table:table-cell>
          <table:table-cell table:formula="of:=2.5/((22000+[.C10])/[.C10])" office:value-type="float" office:value="0.735271100371788" calcext:value-type="float">
            <text:p>0,735</text:p>
          </table:table-cell>
          <table:table-cell table:formula="of:=[.D10]/(1.8/2)*4095" office:value-type="float" office:value="3345.48350669164" calcext:value-type="float">
            <text:p>3345</text:p>
          </table:table-cell>
          <table:table-cell table:formula="of:=[.A10]*10" office:value-type="float" office:value="-200" calcext:value-type="float">
            <text:p>-200</text:p>
          </table:table-cell>
          <table:table-cell table:formula="of:=((([.E10]*[.E10]*[.E10]/65536*-16760646/65536)+([.E10]*[.E10]*1521565/65536)+([.E10]*-61532)+79684810)/65536)/10" office:value-type="float" office:value="-18.9749147988784" calcext:value-type="float">
            <text:p>-19,0</text:p>
          </table:table-cell>
          <table:table-cell table:number-columns-repeated="1017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D$1]*EXP([.$B$1]*(1/([.A11]+273.15)-1/298.15))" office:value-type="float" office:value="80826.1367459853" calcext:value-type="float">
            <text:p>80 826</text:p>
          </table:table-cell>
          <table:table-cell table:formula="of:=1/(1/[.B11]+1/10000)" office:value-type="float" office:value="8898.99533787646" calcext:value-type="float">
            <text:p>8899</text:p>
          </table:table-cell>
          <table:table-cell table:formula="of:=2.5/((22000+[.C11])/[.C11])" office:value-type="float" office:value="0.720006851401406" calcext:value-type="float">
            <text:p>0,720</text:p>
          </table:table-cell>
          <table:table-cell table:formula="of:=[.D11]/(1.8/2)*4095" office:value-type="float" office:value="3276.0311738764" calcext:value-type="float">
            <text:p>3276</text:p>
          </table:table-cell>
          <table:table-cell table:formula="of:=[.A11]*10" office:value-type="float" office:value="-150" calcext:value-type="float">
            <text:p>-150</text:p>
          </table:table-cell>
          <table:table-cell table:formula="of:=((([.E11]*[.E11]*[.E11]/65536*-16760646/65536)+([.E11]*[.E11]*1521565/65536)+([.E11]*-61532)+79684810)/65536)/10" office:value-type="float" office:value="-15.1463139291087" calcext:value-type="float">
            <text:p>-15,1</text:p>
          </table:table-cell>
          <table:table-cell table:number-columns-repeated="101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B$1]*(1/([.A12]+273.15)-1/298.15))" office:value-type="float" office:value="60120.0512229288" calcext:value-type="float">
            <text:p>60 120</text:p>
          </table:table-cell>
          <table:table-cell table:formula="of:=1/(1/[.B12]+1/10000)" office:value-type="float" office:value="8573.87440174458" calcext:value-type="float">
            <text:p>8574</text:p>
          </table:table-cell>
          <table:table-cell table:formula="of:=2.5/((22000+[.C12])/[.C12])" office:value-type="float" office:value="0.70107849998685" calcext:value-type="float">
            <text:p>0,701</text:p>
          </table:table-cell>
          <table:table-cell table:formula="of:=[.D12]/(1.8/2)*4095" office:value-type="float" office:value="3189.90717494017" calcext:value-type="float">
            <text:p>3190</text:p>
          </table:table-cell>
          <table:table-cell table:formula="of:=[.A12]*10" office:value-type="float" office:value="-100" calcext:value-type="float">
            <text:p>-100</text:p>
          </table:table-cell>
          <table:table-cell table:formula="of:=((([.E12]*[.E12]*[.E12]/65536*-16760646/65536)+([.E12]*[.E12]*1521565/65536)+([.E12]*-61532)+79684810)/65536)/10" office:value-type="float" office:value="-10.7068000809771" calcext:value-type="float">
            <text:p>-10,7</text:p>
          </table:table-cell>
          <table:table-cell table:number-columns-repeated="1017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B$1]*(1/([.A13]+273.15)-1/298.15))" office:value-type="float" office:value="45214.7535307411" calcext:value-type="float">
            <text:p>45 215</text:p>
          </table:table-cell>
          <table:table-cell table:formula="of:=1/(1/[.B13]+1/10000)" office:value-type="float" office:value="8188.88985994795" calcext:value-type="float">
            <text:p>8189</text:p>
          </table:table-cell>
          <table:table-cell table:formula="of:=2.5/((22000+[.C13])/[.C13])" office:value-type="float" office:value="0.678137710424082" calcext:value-type="float">
            <text:p>0,678</text:p>
          </table:table-cell>
          <table:table-cell table:formula="of:=[.D13]/(1.8/2)*4095" office:value-type="float" office:value="3085.52658242957" calcext:value-type="float">
            <text:p>3086</text:p>
          </table:table-cell>
          <table:table-cell table:formula="of:=[.A13]*10" office:value-type="float" office:value="-50" calcext:value-type="float">
            <text:p>-50</text:p>
          </table:table-cell>
          <table:table-cell table:formula="of:=((([.E13]*[.E13]*[.E13]/65536*-16760646/65536)+([.E13]*[.E13]*1521565/65536)+([.E13]*-61532)+79684810)/65536)/10" office:value-type="float" office:value="-5.75269457011289" calcext:value-type="float">
            <text:p>-5,8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B$1]*(1/([.A14]+273.15)-1/298.15))" office:value-type="float" office:value="34361.4177984933" calcext:value-type="float">
            <text:p>34 361</text:p>
          </table:table-cell>
          <table:table-cell table:formula="of:=1/(1/[.B14]+1/10000)" office:value-type="float" office:value="7745.78890931217" calcext:value-type="float">
            <text:p>7746</text:p>
          </table:table-cell>
          <table:table-cell table:formula="of:=2.5/((22000+[.C14])/[.C14])" office:value-type="float" office:value="0.650998779434564" calcext:value-type="float">
            <text:p>0,651</text:p>
          </table:table-cell>
          <table:table-cell table:formula="of:=[.D14]/(1.8/2)*4095" office:value-type="float" office:value="2962.04444642727" calcext:value-type="float">
            <text:p>2962</text:p>
          </table:table-cell>
          <table:table-cell table:formula="of:=[.A14]*10" office:value-type="float" office:value="0" calcext:value-type="float">
            <text:p>0</text:p>
          </table:table-cell>
          <table:table-cell table:formula="of:=((([.E14]*[.E14]*[.E14]/65536*-16760646/65536)+([.E14]*[.E14]*1521565/65536)+([.E14]*-61532)+79684810)/65536)/10" office:value-type="float" office:value="-0.442874923000318" calcext:value-type="float">
            <text:p>-0,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B$1]*(1/([.A15]+273.15)-1/298.15))" office:value-type="float" office:value="26372.2853860565" calcext:value-type="float">
            <text:p>26 372</text:p>
          </table:table-cell>
          <table:table-cell table:formula="of:=1/(1/[.B15]+1/10000)" office:value-type="float" office:value="7250.65392678527" calcext:value-type="float">
            <text:p>7251</text:p>
          </table:table-cell>
          <table:table-cell table:formula="of:=2.5/((22000+[.C15])/[.C15])" office:value-type="float" office:value="0.619700156527589" calcext:value-type="float">
            <text:p>0,620</text:p>
          </table:table-cell>
          <table:table-cell table:formula="of:=[.D15]/(1.8/2)*4095" office:value-type="float" office:value="2819.63571220053" calcext:value-type="float">
            <text:p>2820</text:p>
          </table:table-cell>
          <table:table-cell table:formula="of:=[.A15]*10" office:value-type="float" office:value="50" calcext:value-type="float">
            <text:p>50</text:p>
          </table:table-cell>
          <table:table-cell table:formula="of:=((([.E15]*[.E15]*[.E15]/65536*-16760646/65536)+([.E15]*[.E15]*1521565/65536)+([.E15]*-61532)+79684810)/65536)/10" office:value-type="float" office:value="5.02294074497488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B$1]*(1/([.A16]+273.15)-1/298.15))" office:value-type="float" office:value="20430.6978700498" calcext:value-type="float">
            <text:p>20 431</text:p>
          </table:table-cell>
          <table:table-cell table:formula="of:=1/(1/[.B16]+1/10000)" office:value-type="float" office:value="6713.84467004218" calcext:value-type="float">
            <text:p>6714</text:p>
          </table:table-cell>
          <table:table-cell table:formula="of:=2.5/((22000+[.C16])/[.C16])" office:value-type="float" office:value="0.584547693559728" calcext:value-type="float">
            <text:p>0,585</text:p>
          </table:table-cell>
          <table:table-cell table:formula="of:=[.D16]/(1.8/2)*4095" office:value-type="float" office:value="2659.69200569676" calcext:value-type="float">
            <text:p>2660</text:p>
          </table:table-cell>
          <table:table-cell table:formula="of:=[.A16]*10" office:value-type="float" office:value="100" calcext:value-type="float">
            <text:p>100</text:p>
          </table:table-cell>
          <table:table-cell table:formula="of:=((([.E16]*[.E16]*[.E16]/65536*-16760646/65536)+([.E16]*[.E16]*1521565/65536)+([.E16]*-61532)+79684810)/65536)/10" office:value-type="float" office:value="10.4442077363996" calcext:value-type="float">
            <text:p>10,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B$1]*(1/([.A17]+273.15)-1/298.15))" office:value-type="float" office:value="15968.5725718682" calcext:value-type="float">
            <text:p>15 969</text:p>
          </table:table-cell>
          <table:table-cell table:formula="of:=1/(1/[.B17]+1/10000)" office:value-type="float" office:value="6149.19149971569" calcext:value-type="float">
            <text:p>6149</text:p>
          </table:table-cell>
          <table:table-cell table:formula="of:=2.5/((22000+[.C17])/[.C17])" office:value-type="float" office:value="0.546125054762034" calcext:value-type="float">
            <text:p>0,546</text:p>
          </table:table-cell>
          <table:table-cell table:formula="of:=[.D17]/(1.8/2)*4095" office:value-type="float" office:value="2484.86899916726" calcext:value-type="float">
            <text:p>2485</text:p>
          </table:table-cell>
          <table:table-cell table:formula="of:=[.A17]*10" office:value-type="float" office:value="150" calcext:value-type="float">
            <text:p>150</text:p>
          </table:table-cell>
          <table:table-cell table:formula="of:=((([.E17]*[.E17]*[.E17]/65536*-16760646/65536)+([.E17]*[.E17]*1521565/65536)+([.E17]*-61532)+79684810)/65536)/10" office:value-type="float" office:value="15.6676984747183" calcext:value-type="float">
            <text:p>15,7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B$1]*(1/([.A18]+273.15)-1/298.15))" office:value-type="float" office:value="12586.3435911984" calcext:value-type="float">
            <text:p>12 586</text:p>
          </table:table-cell>
          <table:table-cell table:formula="of:=1/(1/[.B18]+1/10000)" office:value-type="float" office:value="5572.54587949468" calcext:value-type="float">
            <text:p>5573</text:p>
          </table:table-cell>
          <table:table-cell table:formula="of:=2.5/((22000+[.C18])/[.C18])" office:value-type="float" office:value="0.505262182158422" calcext:value-type="float">
            <text:p>0,505</text:p>
          </table:table-cell>
          <table:table-cell table:formula="of:=[.D18]/(1.8/2)*4095" office:value-type="float" office:value="2298.94292882082" calcext:value-type="float">
            <text:p>2299</text:p>
          </table:table-cell>
          <table:table-cell table:formula="of:=[.A18]*10" office:value-type="float" office:value="200" calcext:value-type="float">
            <text:p>200</text:p>
          </table:table-cell>
          <table:table-cell table:formula="of:=((([.E18]*[.E18]*[.E18]/65536*-16760646/65536)+([.E18]*[.E18]*1521565/65536)+([.E18]*-61532)+79684810)/65536)/10" office:value-type="float" office:value="20.6262412045594" calcext:value-type="float">
            <text:p>20,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B$1]*(1/([.A19]+273.15)-1/298.15))" office:value-type="float" office:value="10000" calcext:value-type="float">
            <text:p>10 000</text:p>
          </table:table-cell>
          <table:table-cell table:formula="of:=1/(1/[.B19]+1/10000)" office:value-type="float" office:value="5000" calcext:value-type="float">
            <text:p>5000</text:p>
          </table:table-cell>
          <table:table-cell table:formula="of:=2.5/((22000+[.C19])/[.C19])" office:value-type="float" office:value="0.462962962962963" calcext:value-type="float">
            <text:p>0,463</text:p>
          </table:table-cell>
          <table:table-cell table:formula="of:=[.D19]/(1.8/2)*4095" office:value-type="float" office:value="2106.48148148148" calcext:value-type="float">
            <text:p>2106</text:p>
          </table:table-cell>
          <table:table-cell table:formula="of:=[.A19]*10" office:value-type="float" office:value="250" calcext:value-type="float">
            <text:p>250</text:p>
          </table:table-cell>
          <table:table-cell table:formula="of:=((([.E19]*[.E19]*[.E19]/65536*-16760646/65536)+([.E19]*[.E19]*1521565/65536)+([.E19]*-61532)+79684810)/65536)/10" office:value-type="float" office:value="25.3511063860794" calcext:value-type="float">
            <text:p>25,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B$1]*(1/([.A20]+273.15)-1/298.15))" office:value-type="float" office:value="8005.63529176145" calcext:value-type="float">
            <text:p>8 006</text:p>
          </table:table-cell>
          <table:table-cell table:formula="of:=1/(1/[.B20]+1/10000)" office:value-type="float" office:value="4446.18318767373" calcext:value-type="float">
            <text:p>4446</text:p>
          </table:table-cell>
          <table:table-cell table:formula="of:=2.5/((22000+[.C20])/[.C20])" office:value-type="float" office:value="0.420304808837788" calcext:value-type="float">
            <text:p>0,420</text:p>
          </table:table-cell>
          <table:table-cell table:formula="of:=[.D20]/(1.8/2)*4095" office:value-type="float" office:value="1912.38688021193" calcext:value-type="float">
            <text:p>1912</text:p>
          </table:table-cell>
          <table:table-cell table:formula="of:=[.A20]*10" office:value-type="float" office:value="300" calcext:value-type="float">
            <text:p>300</text:p>
          </table:table-cell>
          <table:table-cell table:formula="of:=((([.E20]*[.E20]*[.E20]/65536*-16760646/65536)+([.E20]*[.E20]*1521565/65536)+([.E20]*-61532)+79684810)/65536)/10" office:value-type="float" office:value="29.9515124329901" calcext:value-type="float">
            <text:p>30,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B$1]*(1/([.A21]+273.15)-1/298.15))" office:value-type="float" office:value="6455.45080432641" calcext:value-type="float">
            <text:p>6 455</text:p>
          </table:table-cell>
          <table:table-cell table:formula="of:=1/(1/[.B21]+1/10000)" office:value-type="float" office:value="3922.98629863678" calcext:value-type="float">
            <text:p>3923</text:p>
          </table:table-cell>
          <table:table-cell table:formula="of:=2.5/((22000+[.C21])/[.C21])" office:value-type="float" office:value="0.37833086179225" calcext:value-type="float">
            <text:p>0,378</text:p>
          </table:table-cell>
          <table:table-cell table:formula="of:=[.D21]/(1.8/2)*4095" office:value-type="float" office:value="1721.40542115474" calcext:value-type="float">
            <text:p>1721</text:p>
          </table:table-cell>
          <table:table-cell table:formula="of:=[.A21]*10" office:value-type="float" office:value="350" calcext:value-type="float">
            <text:p>350</text:p>
          </table:table-cell>
          <table:table-cell table:formula="of:=((([.E21]*[.E21]*[.E21]/65536*-16760646/65536)+([.E21]*[.E21]*1521565/65536)+([.E21]*-61532)+79684810)/65536)/10" office:value-type="float" office:value="34.569749540226" calcext:value-type="float">
            <text:p>34,6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B$1]*(1/([.A22]+273.15)-1/298.15))" office:value-type="float" office:value="5241.33787943593" calcext:value-type="float">
            <text:p>5 241</text:p>
          </table:table-cell>
          <table:table-cell table:formula="of:=1/(1/[.B22]+1/10000)" office:value-type="float" office:value="3438.89619198568" calcext:value-type="float">
            <text:p>3439</text:p>
          </table:table-cell>
          <table:table-cell table:formula="of:=2.5/((22000+[.C22])/[.C22])" office:value-type="float" office:value="0.337956506252527" calcext:value-type="float">
            <text:p>0,338</text:p>
          </table:table-cell>
          <table:table-cell table:formula="of:=[.D22]/(1.8/2)*4095" office:value-type="float" office:value="1537.702103449" calcext:value-type="float">
            <text:p>1538</text:p>
          </table:table-cell>
          <table:table-cell table:style-name="ce7" table:formula="of:=[.A22]*10" office:value-type="float" office:value="400" calcext:value-type="float">
            <text:p>400</text:p>
          </table:table-cell>
          <table:table-cell table:formula="of:=((([.E22]*[.E22]*[.E22]/65536*-16760646/65536)+([.E22]*[.E22]*1521565/65536)+([.E22]*-61532)+79684810)/65536)/10" office:value-type="float" office:value="39.330857412479" calcext:value-type="float">
            <text:p>39,3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B$1]*(1/([.A23]+273.15)-1/298.15))" office:value-type="float" office:value="4283.530059114" calcext:value-type="float">
            <text:p>4 284</text:p>
          </table:table-cell>
          <table:table-cell table:formula="of:=1/(1/[.B23]+1/10000)" office:value-type="float" office:value="2998.92956530082" calcext:value-type="float">
            <text:p>2999</text:p>
          </table:table-cell>
          <table:table-cell table:formula="of:=2.5/((22000+[.C23])/[.C23])" office:value-type="float" office:value="0.299905797712976" calcext:value-type="float">
            <text:p>0,300</text:p>
          </table:table-cell>
          <table:table-cell table:formula="of:=[.D23]/(1.8/2)*4095" office:value-type="float" office:value="1364.57137959404" calcext:value-type="float">
            <text:p>1365</text:p>
          </table:table-cell>
          <table:table-cell table:formula="of:=[.A23]*10" office:value-type="float" office:value="450" calcext:value-type="float">
            <text:p>450</text:p>
          </table:table-cell>
          <table:table-cell table:formula="of:=((([.E23]*[.E23]*[.E23]/65536*-16760646/65536)+([.E23]*[.E23]*1521565/65536)+([.E23]*-61532)+79684810)/65536)/10" office:value-type="float" office:value="44.3056739109568" calcext:value-type="float">
            <text:p>44,3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B$1]*(1/([.A24]+273.15)-1/298.15))" office:value-type="float" office:value="3522.68284372569" calcext:value-type="float">
            <text:p>3 523</text:p>
          </table:table-cell>
          <table:table-cell table:formula="of:=1/(1/[.B24]+1/10000)" office:value-type="float" office:value="2605.01772054808" calcext:value-type="float">
            <text:p>2605</text:p>
          </table:table-cell>
          <table:table-cell table:formula="of:=2.5/((22000+[.C24])/[.C24])" office:value-type="float" office:value="0.264683585085633" calcext:value-type="float">
            <text:p>0,265</text:p>
          </table:table-cell>
          <table:table-cell table:formula="of:=[.D24]/(1.8/2)*4095" office:value-type="float" office:value="1204.31031213963" calcext:value-type="float">
            <text:p>1204</text:p>
          </table:table-cell>
          <table:table-cell table:formula="of:=[.A24]*10" office:value-type="float" office:value="500" calcext:value-type="float">
            <text:p>500</text:p>
          </table:table-cell>
          <table:table-cell table:formula="of:=((([.E24]*[.E24]*[.E24]/65536*-16760646/65536)+([.E24]*[.E24]*1521565/65536)+([.E24]*-61532)+79684810)/65536)/10" office:value-type="float" office:value="49.4970109226472" calcext:value-type="float">
            <text:p>49,5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B$1]*(1/([.A25]+273.15)-1/298.15))" office:value-type="float" office:value="2914.29400421702" calcext:value-type="float">
            <text:p>2 914</text:p>
          </table:table-cell>
          <table:table-cell table:formula="of:=1/(1/[.B25]+1/10000)" office:value-type="float" office:value="2256.64213875369" calcext:value-type="float">
            <text:p>2257</text:p>
          </table:table-cell>
          <table:table-cell table:formula="of:=2.5/((22000+[.C25])/[.C25])" office:value-type="float" office:value="0.232579815236293" calcext:value-type="float">
            <text:p>0,233</text:p>
          </table:table-cell>
          <table:table-cell table:formula="of:=[.D25]/(1.8/2)*4095" office:value-type="float" office:value="1058.23815932514" calcext:value-type="float">
            <text:p>1058</text:p>
          </table:table-cell>
          <table:table-cell table:style-name="ce8" table:formula="of:=[.A25]*10" office:value-type="float" office:value="550" calcext:value-type="float">
            <text:p>550</text:p>
          </table:table-cell>
          <table:table-cell table:formula="of:=((([.E25]*[.E25]*[.E25]/65536*-16760646/65536)+([.E25]*[.E25]*1521565/65536)+([.E25]*-61532)+79684810)/65536)/10" office:value-type="float" office:value="54.8475171248355" calcext:value-type="float">
            <text:p>54,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B$1]*(1/([.A26]+273.15)-1/298.15))" office:value-type="float" office:value="2424.73759481119" calcext:value-type="float">
            <text:p>2 425</text:p>
          </table:table-cell>
          <table:table-cell table:formula="of:=1/(1/[.B26]+1/10000)" office:value-type="float" office:value="1951.54028510333" calcext:value-type="float">
            <text:p>1952</text:p>
          </table:table-cell>
          <table:table-cell table:formula="of:=2.5/((22000+[.C26])/[.C26])" office:value-type="float" office:value="0.203696741615934" calcext:value-type="float">
            <text:p>0,204</text:p>
          </table:table-cell>
          <table:table-cell table:formula="of:=[.D26]/(1.8/2)*4095" office:value-type="float" office:value="926.820174352499" calcext:value-type="float">
            <text:p>927</text:p>
          </table:table-cell>
          <table:table-cell table:formula="of:=[.A26]*10" office:value-type="float" office:value="600" calcext:value-type="float">
            <text:p>600</text:p>
          </table:table-cell>
          <table:table-cell table:formula="of:=((([.E26]*[.E26]*[.E26]/65536*-16760646/65536)+([.E26]*[.E26]*1521565/65536)+([.E26]*-61532)+79684810)/65536)/10" office:value-type="float" office:value="60.260604077529" calcext:value-type="float">
            <text:p>60,3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B$1]*(1/([.A27]+273.15)-1/298.15))" office:value-type="float" office:value="2028.42081303773" calcext:value-type="float">
            <text:p>2 028</text:p>
          </table:table-cell>
          <table:table-cell table:formula="of:=1/(1/[.B27]+1/10000)" office:value-type="float" office:value="1686.35670847091" calcext:value-type="float">
            <text:p>1686</text:p>
          </table:table-cell>
          <table:table-cell table:formula="of:=2.5/((22000+[.C27])/[.C27])" office:value-type="float" office:value="0.177988190546398" calcext:value-type="float">
            <text:p>0,178</text:p>
          </table:table-cell>
          <table:table-cell table:formula="of:=[.D27]/(1.8/2)*4095" office:value-type="float" office:value="809.846266986111" calcext:value-type="float">
            <text:p>810</text:p>
          </table:table-cell>
          <table:table-cell table:formula="of:=[.A27]*10" office:value-type="float" office:value="650" calcext:value-type="float">
            <text:p>650</text:p>
          </table:table-cell>
          <table:table-cell table:formula="of:=((([.E27]*[.E27]*[.E27]/65536*-16760646/65536)+([.E27]*[.E27]*1521565/65536)+([.E27]*-61532)+79684810)/65536)/10" office:value-type="float" office:value="65.624524104264" calcext:value-type="float">
            <text:p>65,6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B$1]*(1/([.A28]+273.15)-1/298.15))" office:value-type="float" office:value="1705.72907570048" calcext:value-type="float">
            <text:p>1 706</text:p>
          </table:table-cell>
          <table:table-cell table:formula="of:=1/(1/[.B28]+1/10000)" office:value-type="float" office:value="1457.17457210021" calcext:value-type="float">
            <text:p>1457</text:p>
          </table:table-cell>
          <table:table-cell table:formula="of:=2.5/((22000+[.C28])/[.C28])" office:value-type="float" office:value="0.155301586687401" calcext:value-type="float">
            <text:p>0,155</text:p>
          </table:table-cell>
          <table:table-cell table:formula="of:=[.D28]/(1.8/2)*4095" office:value-type="float" office:value="706.622219427676" calcext:value-type="float">
            <text:p>707</text:p>
          </table:table-cell>
          <table:table-cell table:formula="of:=[.A28]*10" office:value-type="float" office:value="700" calcext:value-type="float">
            <text:p>700</text:p>
          </table:table-cell>
          <table:table-cell table:formula="of:=((([.E28]*[.E28]*[.E28]/65536*-16760646/65536)+([.E28]*[.E28]*1521565/65536)+([.E28]*-61532)+79684810)/65536)/10" office:value-type="float" office:value="70.8324846333771" calcext:value-type="float">
            <text:p>70,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B$1]*(1/([.A29]+273.15)-1/298.15))" office:value-type="float" office:value="1441.52910124574" calcext:value-type="float">
            <text:p>1 442</text:p>
          </table:table-cell>
          <table:table-cell table:formula="of:=1/(1/[.B29]+1/10000)" office:value-type="float" office:value="1259.90948280575" calcext:value-type="float">
            <text:p>1260</text:p>
          </table:table-cell>
          <table:table-cell table:formula="of:=2.5/((22000+[.C29])/[.C29])" office:value-type="float" office:value="0.13541642151887" calcext:value-type="float">
            <text:p>0,135</text:p>
          </table:table-cell>
          <table:table-cell table:formula="of:=[.D29]/(1.8/2)*4095" office:value-type="float" office:value="616.144717910856" calcext:value-type="float">
            <text:p>616</text:p>
          </table:table-cell>
          <table:table-cell table:formula="of:=[.A29]*10" office:value-type="float" office:value="750" calcext:value-type="float">
            <text:p>750</text:p>
          </table:table-cell>
          <table:table-cell table:formula="of:=((([.E29]*[.E29]*[.E29]/65536*-16760646/65536)+([.E29]*[.E29]*1521565/65536)+([.E29]*-61532)+79684810)/65536)/10" office:value-type="float" office:value="75.7956645166046" calcext:value-type="float">
            <text:p>75,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B$1]*(1/([.A30]+273.15)-1/298.15))" office:value-type="float" office:value="1224.07024075242" calcext:value-type="float">
            <text:p>1 224</text:p>
          </table:table-cell>
          <table:table-cell table:formula="of:=1/(1/[.B30]+1/10000)" office:value-type="float" office:value="1090.576069551" calcext:value-type="float">
            <text:p>1091</text:p>
          </table:table-cell>
          <table:table-cell table:formula="of:=2.5/((22000+[.C30])/[.C30])" office:value-type="float" office:value="0.118075883670689" calcext:value-type="float">
            <text:p>0,118</text:p>
          </table:table-cell>
          <table:table-cell table:formula="of:=[.D30]/(1.8/2)*4095" office:value-type="float" office:value="537.245270701635" calcext:value-type="float">
            <text:p>537</text:p>
          </table:table-cell>
          <table:table-cell table:style-name="ce7" table:formula="of:=[.A30]*10" office:value-type="float" office:value="800" calcext:value-type="float">
            <text:p>800</text:p>
          </table:table-cell>
          <table:table-cell table:formula="of:=((([.E30]*[.E30]*[.E30]/65536*-16760646/65536)+([.E30]*[.E30]*1521565/65536)+([.E30]*-61532)+79684810)/65536)/10" office:value-type="float" office:value="80.4491476268521" calcext:value-type="float">
            <text:p>80,4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B$1]*(1/([.A31]+273.15)-1/298.15))" office:value-type="float" office:value="1044.172259998" calcext:value-type="float">
            <text:p>1 044</text:p>
          </table:table-cell>
          <table:table-cell table:formula="of:=1/(1/[.B31]+1/10000)" office:value-type="float" office:value="945.450899729257" calcext:value-type="float">
            <text:p>945</text:p>
          </table:table-cell>
          <table:table-cell table:formula="of:=2.5/((22000+[.C31])/[.C31])" office:value-type="float" office:value="0.103010712652896" calcext:value-type="float">
            <text:p>0,103</text:p>
          </table:table-cell>
          <table:table-cell table:formula="of:=[.D31]/(1.8/2)*4095" office:value-type="float" office:value="468.698742570676" calcext:value-type="float">
            <text:p>469</text:p>
          </table:table-cell>
          <table:table-cell table:formula="of:=[.A31]*10" office:value-type="float" office:value="850" calcext:value-type="float">
            <text:p>850</text:p>
          </table:table-cell>
          <table:table-cell table:formula="of:=((([.E31]*[.E31]*[.E31]/65536*-16760646/65536)+([.E31]*[.E31]*1521565/65536)+([.E31]*-61532)+79684810)/65536)/10" office:value-type="float" office:value="84.752449652507" calcext:value-type="float">
            <text:p>84,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B$1]*(1/([.A32]+273.15)-1/298.15))" office:value-type="float" office:value="894.620706224506" calcext:value-type="float">
            <text:p>895</text:p>
          </table:table-cell>
          <table:table-cell table:formula="of:=1/(1/[.B32]+1/10000)" office:value-type="float" office:value="821.158193890473" calcext:value-type="float">
            <text:p>821</text:p>
          </table:table-cell>
          <table:table-cell table:formula="of:=2.5/((22000+[.C32])/[.C32])" office:value-type="float" office:value="0.0899557974790153" calcext:value-type="float">
            <text:p>0,090</text:p>
          </table:table-cell>
          <table:table-cell table:formula="of:=[.D32]/(1.8/2)*4095" office:value-type="float" office:value="409.29887852952" calcext:value-type="float">
            <text:p>409</text:p>
          </table:table-cell>
          <table:table-cell table:formula="of:=[.A32]*10" office:value-type="float" office:value="900" calcext:value-type="float">
            <text:p>900</text:p>
          </table:table-cell>
          <table:table-cell table:formula="of:=((([.E32]*[.E32]*[.E32]/65536*-16760646/65536)+([.E32]*[.E32]*1521565/65536)+([.E32]*-61532)+79684810)/65536)/10" office:value-type="float" office:value="88.6867269689658" calcext:value-type="float">
            <text:p>88,7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B$1]*(1/([.A33]+273.15)-1/298.15))" office:value-type="float" office:value="769.713792726092" calcext:value-type="float">
            <text:p>770</text:p>
          </table:table-cell>
          <table:table-cell table:formula="of:=1/(1/[.B33]+1/10000)" office:value-type="float" office:value="714.702180150748" calcext:value-type="float">
            <text:p>715</text:p>
          </table:table-cell>
          <table:table-cell table:formula="of:=2.5/((22000+[.C33])/[.C33])" office:value-type="float" office:value="0.0786607473963813" calcext:value-type="float">
            <text:p>0,079</text:p>
          </table:table-cell>
          <table:table-cell table:formula="of:=[.D33]/(1.8/2)*4095" office:value-type="float" office:value="357.906400653535" calcext:value-type="float">
            <text:p>358</text:p>
          </table:table-cell>
          <table:table-cell table:formula="of:=[.A33]*10" office:value-type="float" office:value="950" calcext:value-type="float">
            <text:p>950</text:p>
          </table:table-cell>
          <table:table-cell table:formula="of:=((([.E33]*[.E33]*[.E33]/65536*-16760646/65536)+([.E33]*[.E33]*1521565/65536)+([.E33]*-61532)+79684810)/65536)/10" office:value-type="float" office:value="92.2504576854686" calcext:value-type="float">
            <text:p>92,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B$1]*(1/([.A34]+273.15)-1/298.15))" office:value-type="float" office:value="664.920645442859" calcext:value-type="float">
            <text:p>665</text:p>
          </table:table-cell>
          <table:table-cell table:formula="of:=1/(1/[.B34]+1/10000)" office:value-type="float" office:value="623.465159796553" calcext:value-type="float">
            <text:p>623</text:p>
          </table:table-cell>
          <table:table-cell table:formula="of:=2.5/((22000+[.C34])/[.C34])" office:value-type="float" office:value="0.0688958516514629" calcext:value-type="float">
            <text:p>0,069</text:p>
          </table:table-cell>
          <table:table-cell table:formula="of:=[.D34]/(1.8/2)*4095" office:value-type="float" office:value="313.476125014156" calcext:value-type="float">
            <text:p>313</text:p>
          </table:table-cell>
          <table:table-cell table:formula="of:=[.A34]*10" office:value-type="float" office:value="1000" calcext:value-type="float">
            <text:p>1000</text:p>
          </table:table-cell>
          <table:table-cell table:formula="of:=((([.E34]*[.E34]*[.E34]/65536*-16760646/65536)+([.E34]*[.E34]*1521565/65536)+([.E34]*-61532)+79684810)/65536)/10" office:value-type="float" office:value="95.4548355643832" calcext:value-type="float">
            <text:p>95,5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D$1]*EXP([.$B$1]*(1/([.A35]+273.15)-1/298.15))" office:value-type="float" office:value="576.62194496086" calcext:value-type="float">
            <text:p>577</text:p>
          </table:table-cell>
          <table:table-cell table:formula="of:=1/(1/[.B35]+1/10000)" office:value-type="float" office:value="545.185360658169" calcext:value-type="float">
            <text:p>545</text:p>
          </table:table-cell>
          <table:table-cell table:formula="of:=2.5/((22000+[.C35])/[.C35])" office:value-type="float" office:value="0.0604547436555489" calcext:value-type="float">
            <text:p>0,060</text:p>
          </table:table-cell>
          <table:table-cell table:formula="of:=[.D35]/(1.8/2)*4095" office:value-type="float" office:value="275.069083632747" calcext:value-type="float">
            <text:p>275</text:p>
          </table:table-cell>
          <table:table-cell table:formula="of:=[.A35]*10" office:value-type="float" office:value="1050" calcext:value-type="float">
            <text:p>1050</text:p>
          </table:table-cell>
          <table:table-cell table:formula="of:=((([.E35]*[.E35]*[.E35]/65536*-16760646/65536)+([.E35]*[.E35]*1521565/65536)+([.E35]*-61532)+79684810)/65536)/10" office:value-type="float" office:value="98.3195898582988" calcext:value-type="float">
            <text:p>98,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B$1]*(1/([.A36]+273.15)-1/298.15))" office:value-type="float" office:value="501.911924232161" calcext:value-type="float">
            <text:p>502</text:p>
          </table:table-cell>
          <table:table-cell table:formula="of:=1/(1/[.B36]+1/10000)" office:value-type="float" office:value="477.924332115229" calcext:value-type="float">
            <text:p>478</text:p>
          </table:table-cell>
          <table:table-cell table:formula="of:=2.5/((22000+[.C36])/[.C36])" office:value-type="float" office:value="0.0531548559659929" calcext:value-type="float">
            <text:p>0,053</text:p>
          </table:table-cell>
          <table:table-cell table:formula="of:=[.D36]/(1.8/2)*4095" office:value-type="float" office:value="241.854594645268" calcext:value-type="float">
            <text:p>242</text:p>
          </table:table-cell>
          <table:table-cell table:formula="of:=[.A36]*10" office:value-type="float" office:value="1100" calcext:value-type="float">
            <text:p>1100</text:p>
          </table:table-cell>
          <table:table-cell table:formula="of:=((([.E36]*[.E36]*[.E36]/65536*-16760646/65536)+([.E36]*[.E36]*1521565/65536)+([.E36]*-61532)+79684810)/65536)/10" office:value-type="float" office:value="100.869548138997" calcext:value-type="float">
            <text:p>100,9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D$1]*EXP([.$B$1]*(1/([.A37]+273.15)-1/298.15))" office:value-type="float" office:value="438.44633816035" calcext:value-type="float">
            <text:p>438</text:p>
          </table:table-cell>
          <table:table-cell table:formula="of:=1/(1/[.B37]+1/10000)" office:value-type="float" office:value="420.030264999783" calcext:value-type="float">
            <text:p>420</text:p>
          </table:table-cell>
          <table:table-cell table:formula="of:=2.5/((22000+[.C37])/[.C37])" office:value-type="float" office:value="0.046836496208426" calcext:value-type="float">
            <text:p>0,047</text:p>
          </table:table-cell>
          <table:table-cell table:formula="of:=[.D37]/(1.8/2)*4095" office:value-type="float" office:value="213.106057748338" calcext:value-type="float">
            <text:p>213</text:p>
          </table:table-cell>
          <table:table-cell table:formula="of:=[.A37]*10" office:value-type="float" office:value="1150" calcext:value-type="float">
            <text:p>1150</text:p>
          </table:table-cell>
          <table:table-cell table:formula="of:=((([.E37]*[.E37]*[.E37]/65536*-16760646/65536)+([.E37]*[.E37]*1521565/65536)+([.E37]*-61532)+79684810)/65536)/10" office:value-type="float" office:value="103.132007926292" calcext:value-type="float">
            <text:p>103,1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B$1]*(1/([.A38]+273.15)-1/298.15))" office:value-type="float" office:value="384.325084378924" calcext:value-type="float">
            <text:p>384</text:p>
          </table:table-cell>
          <table:table-cell table:formula="of:=1/(1/[.B38]+1/10000)" office:value-type="float" office:value="370.101168112564" calcext:value-type="float">
            <text:p>370</text:p>
          </table:table-cell>
          <table:table-cell table:formula="of:=2.5/((22000+[.C38])/[.C38])" office:value-type="float" office:value="0.0413611415222525" calcext:value-type="float">
            <text:p>0,041</text:p>
          </table:table-cell>
          <table:table-cell table:formula="of:=[.D38]/(1.8/2)*4095" office:value-type="float" office:value="188.193193926249" calcext:value-type="float">
            <text:p>188</text:p>
          </table:table-cell>
          <table:table-cell table:formula="of:=[.A38]*10" office:value-type="float" office:value="1200" calcext:value-type="float">
            <text:p>1200</text:p>
          </table:table-cell>
          <table:table-cell table:formula="of:=((([.E38]*[.E38]*[.E38]/65536*-16760646/65536)+([.E38]*[.E38]*1521565/65536)+([.E38]*-61532)+79684810)/65536)/10" office:value-type="float" office:value="105.134847643412" calcext:value-type="float">
            <text:p>105,1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D$1]*EXP([.$B$1]*(1/([.A39]+273.15)-1/298.15))" office:value-type="float" office:value="338.001092935537" calcext:value-type="float">
            <text:p>338</text:p>
          </table:table-cell>
          <table:table-cell table:formula="of:=1/(1/[.B39]+1/10000)" office:value-type="float" office:value="326.950142389238" calcext:value-type="float">
            <text:p>327</text:p>
          </table:table-cell>
          <table:table-cell table:formula="of:=2.5/((22000+[.C39])/[.C39])" office:value-type="float" office:value="0.0366093600227669" calcext:value-type="float">
            <text:p>0,037</text:p>
          </table:table-cell>
          <table:table-cell table:formula="of:=[.D39]/(1.8/2)*4095" office:value-type="float" office:value="166.57258810359" calcext:value-type="float">
            <text:p>167</text:p>
          </table:table-cell>
          <table:table-cell table:formula="of:=[.A39]*10" office:value-type="float" office:value="1250" calcext:value-type="float">
            <text:p>1250</text:p>
          </table:table-cell>
          <table:table-cell table:formula="of:=((([.E39]*[.E39]*[.E39]/65536*-16760646/65536)+([.E39]*[.E39]*1521565/65536)+([.E39]*-61532)+79684810)/65536)/10" office:value-type="float" office:value="106.905250391097" calcext:value-type="float">
            <text:p>106,9</text:p>
          </table:table-cell>
          <table:table-cell table:number-columns-repeated="1017"/>
        </table:table-row>
      </table:table>
      <table:table table:name="NTC 10k_motor" table:style-name="ta1">
        <table:shapes>
          <draw:frame draw:z-index="0" draw:style-name="gr1" draw:text-style-name="P1" svg:width="250.32mm" svg:height="154.59mm" svg:x="239.99mm" svg:y="1.34mm">
            <loext:p draw:notify-on-update-of-ranges="'NTC 10k_motor'.E13:'NTC 10k_motor'.E31 'NTC 10k_motor'.E3:'NTC 10k_motor'.E3 'NTC 10k_motor'.F13:'NTC 10k_motor'.F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243.34mm" svg:height="148.48mm" svg:x="254.76mm" svg:y="162.3mm">
            <loext:p draw:notify-on-update-of-ranges="'NTC 10k_motor'.E31:'NTC 10k_motor'.E48 'NTC 10k_motor'.E3:'NTC 10k_motor'.E3 'NTC 10k_motor'.F31:'NTC 10k_motor'.F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6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B = </text:p>
          </table:table-cell>
          <table:table-cell table:style-name="ce3" office:value-type="float" office:value="4021" calcext:value-type="float">
            <text:p>4021</text:p>
          </table:table-cell>
          <table:table-cell table:style-name="ce1" office:value-type="string" calcext:value-type="string">
            <text:p>R25 = 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 table:style-name="ce1" office:value-type="string" calcext:value-type="string">
            <text:p>Rdiv = </text:p>
          </table:table-cell>
          <table:table-cell table:style-name="ce3" office:value-type="float" office:value="2400" calcext:value-type="float">
            <text:p>2400</text:p>
          </table:table-cell>
          <table:table-cell table:style-name="ce1" office:value-type="string" calcext:value-type="string">
            <text:p>V supply = </text:p>
          </table:table-cell>
          <table:table-cell table:style-name="ce3" office:value-type="float" office:value="3.3" calcext:value-type="float">
            <text:p>3,3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Tref</text:p>
          </table:table-cell>
          <table:table-cell table:style-name="ce2" office:value-type="string" calcext:value-type="string">
            <text:p>calc</text:p>
          </table:table-cell>
          <table:table-cell table:style-name="ce2" table:number-columns-repeated="101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B$1]*(1/([.A4]+273.15)-1/298.15))" office:value-type="float" office:value="109941.491769725" calcext:value-type="float">
            <text:p>109 941</text:p>
          </table:table-cell>
          <table:table-cell/>
          <table:table-cell table:formula="of:=[.$I$1]/(([.$G$1]+[.B4])/[.B4])" office:value-type="float" office:value="3.22950066911846" calcext:value-type="float">
            <text:p>3,230</text:p>
          </table:table-cell>
          <table:table-cell table:formula="of:=[.D4]/3*4095" office:value-type="float" office:value="4408.26841334669" calcext:value-type="float">
            <text:p>4408</text:p>
          </table:table-cell>
          <table:table-cell table:formula="of:=[.A4]*10" office:value-type="float" office:value="-200" calcext:value-type="float">
            <text:p>-200</text:p>
          </table:table-cell>
          <table:table-cell table:formula="of:=((([.E4]*[.E4]*[.E4]/65536*-8162774/65536)+([.E4]*[.E4]*952862/65536)+([.E4]*-52139)+104707850)/65536)/10" office:value-type="float" office:value="-8.24153500288053" calcext:value-type="float">
            <text:p>-8,2</text:p>
          </table:table-cell>
          <table:table-cell table:number-columns-repeated="1017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D$1]*EXP([.$B$1]*(1/([.A5]+273.15)-1/298.15))" office:value-type="float" office:value="80826.1367459853" calcext:value-type="float">
            <text:p>80 826</text:p>
          </table:table-cell>
          <table:table-cell/>
          <table:table-cell table:formula="of:=[.$I$1]/(([.$G$1]+[.B5])/[.B5])" office:value-type="float" office:value="3.20483758696895" calcext:value-type="float">
            <text:p>3,205</text:p>
          </table:table-cell>
          <table:table-cell table:formula="of:=[.D5]/3*4095" office:value-type="float" office:value="4374.60330621262" calcext:value-type="float">
            <text:p>4375</text:p>
          </table:table-cell>
          <table:table-cell table:formula="of:=[.A5]*10" office:value-type="float" office:value="-150" calcext:value-type="float">
            <text:p>-150</text:p>
          </table:table-cell>
          <table:table-cell table:formula="of:=((([.E5]*[.E5]*[.E5]/65536*-8162774/65536)+([.E5]*[.E5]*952862/65536)+([.E5]*-52139)+104707850)/65536)/10" office:value-type="float" office:value="-6.47469702748717" calcext:value-type="float">
            <text:p>-6,5</text:p>
          </table:table-cell>
          <table:table-cell table:number-columns-repeated="101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B$1]*(1/([.A6]+273.15)-1/298.15))" office:value-type="float" office:value="60120.0512229288" calcext:value-type="float">
            <text:p>60 120</text:p>
          </table:table-cell>
          <table:table-cell/>
          <table:table-cell table:formula="of:=[.$I$1]/(([.$G$1]+[.B6])/[.B6])" office:value-type="float" office:value="3.17332064121701" calcext:value-type="float">
            <text:p>3,173</text:p>
          </table:table-cell>
          <table:table-cell table:formula="of:=[.D6]/3*4095" office:value-type="float" office:value="4331.58267526123" calcext:value-type="float">
            <text:p>4332</text:p>
          </table:table-cell>
          <table:table-cell table:formula="of:=[.A6]*10" office:value-type="float" office:value="-100" calcext:value-type="float">
            <text:p>-100</text:p>
          </table:table-cell>
          <table:table-cell table:formula="of:=((([.E6]*[.E6]*[.E6]/65536*-8162774/65536)+([.E6]*[.E6]*952862/65536)+([.E6]*-52139)+104707850)/65536)/10" office:value-type="float" office:value="-4.26913353697551" calcext:value-type="float">
            <text:p>-4,3</text:p>
          </table:table-cell>
          <table:table-cell table:number-columns-repeated="1017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B$1]*(1/([.A7]+273.15)-1/298.15))" office:value-type="float" office:value="45214.7535307411" calcext:value-type="float">
            <text:p>45 215</text:p>
          </table:table-cell>
          <table:table-cell/>
          <table:table-cell table:formula="of:=[.$I$1]/(([.$G$1]+[.B7])/[.B7])" office:value-type="float" office:value="3.13366500059931" calcext:value-type="float">
            <text:p>3,134</text:p>
          </table:table-cell>
          <table:table-cell table:formula="of:=[.D7]/3*4095" office:value-type="float" office:value="4277.45272581805" calcext:value-type="float">
            <text:p>4277</text:p>
          </table:table-cell>
          <table:table-cell table:formula="of:=[.A7]*10" office:value-type="float" office:value="-50" calcext:value-type="float">
            <text:p>-50</text:p>
          </table:table-cell>
          <table:table-cell table:formula="of:=((([.E7]*[.E7]*[.E7]/65536*-8162774/65536)+([.E7]*[.E7]*952862/65536)+([.E7]*-52139)+104707850)/65536)/10" office:value-type="float" office:value="-1.57535940768626" calcext:value-type="float">
            <text:p>-1,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B$1]*(1/([.A8]+273.15)-1/298.15))" office:value-type="float" office:value="34361.4177984933" calcext:value-type="float">
            <text:p>34 361</text:p>
          </table:table-cell>
          <table:table-cell/>
          <table:table-cell table:formula="of:=[.$I$1]/(([.$G$1]+[.B8])/[.B8])" office:value-type="float" office:value="3.08455673164149" calcext:value-type="float">
            <text:p>3,085</text:p>
          </table:table-cell>
          <table:table-cell table:formula="of:=[.D8]/3*4095" office:value-type="float" office:value="4210.41993869064" calcext:value-type="float">
            <text:p>4210</text:p>
          </table:table-cell>
          <table:table-cell table:formula="of:=[.A8]*10" office:value-type="float" office:value="0" calcext:value-type="float">
            <text:p>0</text:p>
          </table:table-cell>
          <table:table-cell table:formula="of:=((([.E8]*[.E8]*[.E8]/65536*-8162774/65536)+([.E8]*[.E8]*952862/65536)+([.E8]*-52139)+104707850)/65536)/10" office:value-type="float" office:value="1.63876977015198" calcext:value-type="float">
            <text:p>1,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B$1]*(1/([.A9]+273.15)-1/298.15))" office:value-type="float" office:value="26372.2853860565" calcext:value-type="float">
            <text:p>26 372</text:p>
          </table:table-cell>
          <table:table-cell/>
          <table:table-cell table:formula="of:=[.$I$1]/(([.$G$1]+[.B9])/[.B9])" office:value-type="float" office:value="3.02473510902133" calcext:value-type="float">
            <text:p>3,025</text:p>
          </table:table-cell>
          <table:table-cell table:formula="of:=[.D9]/3*4095" office:value-type="float" office:value="4128.76342381412" calcext:value-type="float">
            <text:p>4129</text:p>
          </table:table-cell>
          <table:table-cell table:formula="of:=[.A9]*10" office:value-type="float" office:value="50" calcext:value-type="float">
            <text:p>50</text:p>
          </table:table-cell>
          <table:table-cell table:formula="of:=((([.E9]*[.E9]*[.E9]/65536*-8162774/65536)+([.E9]*[.E9]*952862/65536)+([.E9]*-52139)+104707850)/65536)/10" office:value-type="float" office:value="5.37921679721399" calcext:value-type="float">
            <text:p>5,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B$1]*(1/([.A10]+273.15)-1/298.15))" office:value-type="float" office:value="20430.6978700498" calcext:value-type="float">
            <text:p>20 431</text:p>
          </table:table-cell>
          <table:table-cell/>
          <table:table-cell table:formula="of:=[.$I$1]/(([.$G$1]+[.B10])/[.B10])" office:value-type="float" office:value="2.95309864617017" calcext:value-type="float">
            <text:p>2,953</text:p>
          </table:table-cell>
          <table:table-cell table:formula="of:=[.D10]/3*4095" office:value-type="float" office:value="4030.97965202229" calcext:value-type="float">
            <text:p>4031</text:p>
          </table:table-cell>
          <table:table-cell table:formula="of:=[.A10]*10" office:value-type="float" office:value="100" calcext:value-type="float">
            <text:p>100</text:p>
          </table:table-cell>
          <table:table-cell table:formula="of:=((([.E10]*[.E10]*[.E10]/65536*-8162774/65536)+([.E10]*[.E10]*952862/65536)+([.E10]*-52139)+104707850)/65536)/10" office:value-type="float" office:value="9.61823339505622" calcext:value-type="float">
            <text:p>9,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B$1]*(1/([.A11]+273.15)-1/298.15))" office:value-type="float" office:value="15968.5725718682" calcext:value-type="float">
            <text:p>15 969</text:p>
          </table:table-cell>
          <table:table-cell/>
          <table:table-cell table:formula="of:=[.$I$1]/(([.$G$1]+[.B11])/[.B11])" office:value-type="float" office:value="2.86882877158731" calcext:value-type="float">
            <text:p>2,869</text:p>
          </table:table-cell>
          <table:table-cell table:formula="of:=[.D11]/3*4095" office:value-type="float" office:value="3915.95127321668" calcext:value-type="float">
            <text:p>3916</text:p>
          </table:table-cell>
          <table:table-cell table:formula="of:=[.A11]*10" office:value-type="float" office:value="150" calcext:value-type="float">
            <text:p>150</text:p>
          </table:table-cell>
          <table:table-cell table:formula="of:=((([.E11]*[.E11]*[.E11]/65536*-8162774/65536)+([.E11]*[.E11]*952862/65536)+([.E11]*-52139)+104707850)/65536)/10" office:value-type="float" office:value="14.2906513627659" calcext:value-type="float">
            <text:p>14,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B$1]*(1/([.A12]+273.15)-1/298.15))" office:value-type="float" office:value="12586.3435911984" calcext:value-type="float">
            <text:p>12 586</text:p>
          </table:table-cell>
          <table:table-cell/>
          <table:table-cell table:formula="of:=[.$I$1]/(([.$G$1]+[.B12])/[.B12])" office:value-type="float" office:value="2.7715188563639" calcext:value-type="float">
            <text:p>2,772</text:p>
          </table:table-cell>
          <table:table-cell table:formula="of:=[.D12]/3*4095" office:value-type="float" office:value="3783.12323893673" calcext:value-type="float">
            <text:p>3783</text:p>
          </table:table-cell>
          <table:table-cell table:formula="of:=[.A12]*10" office:value-type="float" office:value="200" calcext:value-type="float">
            <text:p>200</text:p>
          </table:table-cell>
          <table:table-cell table:formula="of:=((([.E12]*[.E12]*[.E12]/65536*-8162774/65536)+([.E12]*[.E12]*952862/65536)+([.E12]*-52139)+104707850)/65536)/10" office:value-type="float" office:value="19.29656242634" calcext:value-type="float">
            <text:p>19,3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B$1]*(1/([.A13]+273.15)-1/298.15))" office:value-type="float" office:value="10000" calcext:value-type="float">
            <text:p>10 000</text:p>
          </table:table-cell>
          <table:table-cell/>
          <table:table-cell table:formula="of:=[.$I$1]/(([.$G$1]+[.B13])/[.B13])" office:value-type="float" office:value="2.66129032258064" calcext:value-type="float">
            <text:p>2,661</text:p>
          </table:table-cell>
          <table:table-cell table:formula="of:=[.D13]/3*4095" office:value-type="float" office:value="3632.66129032258" calcext:value-type="float">
            <text:p>3633</text:p>
          </table:table-cell>
          <table:table-cell table:formula="of:=[.A13]*10" office:value-type="float" office:value="250" calcext:value-type="float">
            <text:p>250</text:p>
          </table:table-cell>
          <table:table-cell table:formula="of:=((([.E13]*[.E13]*[.E13]/65536*-8162774/65536)+([.E13]*[.E13]*952862/65536)+([.E13]*-52139)+104707850)/65536)/10" office:value-type="float" office:value="24.511967217841" calcext:value-type="float">
            <text:p>24,5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B$1]*(1/([.A14]+273.15)-1/298.15))" office:value-type="float" office:value="8005.63529176145" calcext:value-type="float">
            <text:p>8 006</text:p>
          </table:table-cell>
          <table:table-cell/>
          <table:table-cell table:formula="of:=[.$I$1]/(([.$G$1]+[.B14])/[.B14])" office:value-type="float" office:value="2.53887395839535" calcext:value-type="float">
            <text:p>2,539</text:p>
          </table:table-cell>
          <table:table-cell table:formula="of:=[.D14]/3*4095" office:value-type="float" office:value="3465.56295320966" calcext:value-type="float">
            <text:p>3466</text:p>
          </table:table-cell>
          <table:table-cell table:formula="of:=[.A14]*10" office:value-type="float" office:value="300" calcext:value-type="float">
            <text:p>300</text:p>
          </table:table-cell>
          <table:table-cell table:formula="of:=((([.E14]*[.E14]*[.E14]/65536*-8162774/65536)+([.E14]*[.E14]*952862/65536)+([.E14]*-52139)+104707850)/65536)/10" office:value-type="float" office:value="29.8068059361103" calcext:value-type="float">
            <text:p>29,8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B$1]*(1/([.A15]+273.15)-1/298.15))" office:value-type="float" office:value="6455.45080432641" calcext:value-type="float">
            <text:p>6 455</text:p>
          </table:table-cell>
          <table:table-cell/>
          <table:table-cell table:formula="of:=[.$I$1]/(([.$G$1]+[.B15])/[.B15])" office:value-type="float" office:value="2.40563559382763" calcext:value-type="float">
            <text:p>2,406</text:p>
          </table:table-cell>
          <table:table-cell table:formula="of:=[.D15]/3*4095" office:value-type="float" office:value="3283.69258557472" calcext:value-type="float">
            <text:p>3284</text:p>
          </table:table-cell>
          <table:table-cell table:formula="of:=[.A15]*10" office:value-type="float" office:value="350" calcext:value-type="float">
            <text:p>350</text:p>
          </table:table-cell>
          <table:table-cell table:formula="of:=((([.E15]*[.E15]*[.E15]/65536*-8162774/65536)+([.E15]*[.E15]*952862/65536)+([.E15]*-52139)+104707850)/65536)/10" office:value-type="float" office:value="35.0669386720802" calcext:value-type="float">
            <text:p>35,1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B$1]*(1/([.A16]+273.15)-1/298.15))" office:value-type="float" office:value="5241.33787943593" calcext:value-type="float">
            <text:p>5 241</text:p>
          </table:table-cell>
          <table:table-cell/>
          <table:table-cell table:formula="of:=[.$I$1]/(([.$G$1]+[.B16])/[.B16])" office:value-type="float" office:value="2.26353228649737" calcext:value-type="float">
            <text:p>2,264</text:p>
          </table:table-cell>
          <table:table-cell table:formula="of:=[.D16]/3*4095" office:value-type="float" office:value="3089.72157106891" calcext:value-type="float">
            <text:p>3090</text:p>
          </table:table-cell>
          <table:table-cell table:formula="of:=[.A16]*10" office:value-type="float" office:value="400" calcext:value-type="float">
            <text:p>400</text:p>
          </table:table-cell>
          <table:table-cell table:formula="of:=((([.E16]*[.E16]*[.E16]/65536*-8162774/65536)+([.E16]*[.E16]*952862/65536)+([.E16]*-52139)+104707850)/65536)/10" office:value-type="float" office:value="40.214305016314" calcext:value-type="float">
            <text:p>40,2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B$1]*(1/([.A17]+273.15)-1/298.15))" office:value-type="float" office:value="4283.530059114" calcext:value-type="float">
            <text:p>4 284</text:p>
          </table:table-cell>
          <table:table-cell/>
          <table:table-cell table:formula="of:=[.$I$1]/(([.$G$1]+[.B17])/[.B17])" office:value-type="float" office:value="2.11499747439605" calcext:value-type="float">
            <text:p>2,115</text:p>
          </table:table-cell>
          <table:table-cell table:formula="of:=[.D17]/3*4095" office:value-type="float" office:value="2886.97155255061" calcext:value-type="float">
            <text:p>2887</text:p>
          </table:table-cell>
          <table:table-cell table:formula="of:=[.A17]*10" office:value-type="float" office:value="450" calcext:value-type="float">
            <text:p>450</text:p>
          </table:table-cell>
          <table:table-cell table:formula="of:=((([.E17]*[.E17]*[.E17]/65536*-8162774/65536)+([.E17]*[.E17]*952862/65536)+([.E17]*-52139)+104707850)/65536)/10" office:value-type="float" office:value="45.2190400690781" calcext:value-type="float">
            <text:p>45,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B$1]*(1/([.A18]+273.15)-1/298.15))" office:value-type="float" office:value="3522.68284372569" calcext:value-type="float">
            <text:p>3 523</text:p>
          </table:table-cell>
          <table:table-cell/>
          <table:table-cell table:formula="of:=[.$I$1]/(([.$G$1]+[.B18])/[.B18])" office:value-type="float" office:value="1.96276817297583" calcext:value-type="float">
            <text:p>1,963</text:p>
          </table:table-cell>
          <table:table-cell table:formula="of:=[.D18]/3*4095" office:value-type="float" office:value="2679.17855611201" calcext:value-type="float">
            <text:p>2679</text:p>
          </table:table-cell>
          <table:table-cell table:formula="of:=[.A18]*10" office:value-type="float" office:value="500" calcext:value-type="float">
            <text:p>500</text:p>
          </table:table-cell>
          <table:table-cell table:formula="of:=((([.E18]*[.E18]*[.E18]/65536*-8162774/65536)+([.E18]*[.E18]*952862/65536)+([.E18]*-52139)+104707850)/65536)/10" office:value-type="float" office:value="50.0994583877548" calcext:value-type="float">
            <text:p>50,1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B$1]*(1/([.A19]+273.15)-1/298.15))" office:value-type="float" office:value="2914.29400421702" calcext:value-type="float">
            <text:p>2 914</text:p>
          </table:table-cell>
          <table:table-cell/>
          <table:table-cell table:formula="of:=[.$I$1]/(([.$G$1]+[.B19])/[.B19])" office:value-type="float" office:value="1.80967974415505" calcext:value-type="float">
            <text:p>1,810</text:p>
          </table:table-cell>
          <table:table-cell table:formula="of:=[.D19]/3*4095" office:value-type="float" office:value="2470.21285077164" calcext:value-type="float">
            <text:p>2470</text:p>
          </table:table-cell>
          <table:table-cell table:formula="of:=[.A19]*10" office:value-type="float" office:value="550" calcext:value-type="float">
            <text:p>550</text:p>
          </table:table-cell>
          <table:table-cell table:formula="of:=((([.E19]*[.E19]*[.E19]/65536*-8162774/65536)+([.E19]*[.E19]*952862/65536)+([.E19]*-52139)+104707850)/65536)/10" office:value-type="float" office:value="54.9098894896332" calcext:value-type="float">
            <text:p>54,9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B$1]*(1/([.A20]+273.15)-1/298.15))" office:value-type="float" office:value="2424.73759481119" calcext:value-type="float">
            <text:p>2 425</text:p>
          </table:table-cell>
          <table:table-cell/>
          <table:table-cell table:formula="of:=[.$I$1]/(([.$G$1]+[.B20])/[.B20])" office:value-type="float" office:value="1.65845994847105" calcext:value-type="float">
            <text:p>1,658</text:p>
          </table:table-cell>
          <table:table-cell table:formula="of:=[.D20]/3*4095" office:value-type="float" office:value="2263.79782966299" calcext:value-type="float">
            <text:p>2264</text:p>
          </table:table-cell>
          <table:table-cell table:formula="of:=[.A20]*10" office:value-type="float" office:value="600" calcext:value-type="float">
            <text:p>600</text:p>
          </table:table-cell>
          <table:table-cell table:formula="of:=((([.E20]*[.E20]*[.E20]/65536*-8162774/65536)+([.E20]*[.E20]*952862/65536)+([.E20]*-52139)+104707850)/65536)/10" office:value-type="float" office:value="59.7205329558613" calcext:value-type="float">
            <text:p>59,7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B$1]*(1/([.A21]+273.15)-1/298.15))" office:value-type="float" office:value="2028.42081303773" calcext:value-type="float">
            <text:p>2 028</text:p>
          </table:table-cell>
          <table:table-cell/>
          <table:table-cell table:formula="of:=[.$I$1]/(([.$G$1]+[.B21])/[.B21])" office:value-type="float" office:value="1.51155207818492" calcext:value-type="float">
            <text:p>1,512</text:p>
          </table:table-cell>
          <table:table-cell table:formula="of:=[.D21]/3*4095" office:value-type="float" office:value="2063.26858672241" calcext:value-type="float">
            <text:p>2063</text:p>
          </table:table-cell>
          <table:table-cell table:formula="of:=[.A21]*10" office:value-type="float" office:value="650" calcext:value-type="float">
            <text:p>650</text:p>
          </table:table-cell>
          <table:table-cell table:formula="of:=((([.E21]*[.E21]*[.E21]/65536*-8162774/65536)+([.E21]*[.E21]*952862/65536)+([.E21]*-52139)+104707850)/65536)/10" office:value-type="float" office:value="64.595847336741" calcext:value-type="float">
            <text:p>64,6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B$1]*(1/([.A22]+273.15)-1/298.15))" office:value-type="float" office:value="1705.72907570048" calcext:value-type="float">
            <text:p>1 706</text:p>
          </table:table-cell>
          <table:table-cell/>
          <table:table-cell table:formula="of:=[.$I$1]/(([.$G$1]+[.B22])/[.B22])" office:value-type="float" office:value="1.37098815972197" calcext:value-type="float">
            <text:p>1,371</text:p>
          </table:table-cell>
          <table:table-cell table:formula="of:=[.D22]/3*4095" office:value-type="float" office:value="1871.39883802049" calcext:value-type="float">
            <text:p>1871</text:p>
          </table:table-cell>
          <table:table-cell table:formula="of:=[.A22]*10" office:value-type="float" office:value="700" calcext:value-type="float">
            <text:p>700</text:p>
          </table:table-cell>
          <table:table-cell table:formula="of:=((([.E22]*[.E22]*[.E22]/65536*-8162774/65536)+([.E22]*[.E22]*952862/65536)+([.E22]*-52139)+104707850)/65536)/10" office:value-type="float" office:value="69.5775987296925" calcext:value-type="float">
            <text:p>69,6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B$1]*(1/([.A23]+273.15)-1/298.15))" office:value-type="float" office:value="1441.52910124574" calcext:value-type="float">
            <text:p>1 442</text:p>
          </table:table-cell>
          <table:table-cell/>
          <table:table-cell table:formula="of:=[.$I$1]/(([.$G$1]+[.B23])/[.B23])" office:value-type="float" office:value="1.23832096770224" calcext:value-type="float">
            <text:p>1,238</text:p>
          </table:table-cell>
          <table:table-cell table:formula="of:=[.D23]/3*4095" office:value-type="float" office:value="1690.30812091356" calcext:value-type="float">
            <text:p>1690</text:p>
          </table:table-cell>
          <table:table-cell table:formula="of:=[.A23]*10" office:value-type="float" office:value="750" calcext:value-type="float">
            <text:p>750</text:p>
          </table:table-cell>
          <table:table-cell table:formula="of:=((([.E23]*[.E23]*[.E23]/65536*-8162774/65536)+([.E23]*[.E23]*952862/65536)+([.E23]*-52139)+104707850)/65536)/10" office:value-type="float" office:value="74.6761493616729" calcext:value-type="float">
            <text:p>74,7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B$1]*(1/([.A24]+273.15)-1/298.15))" office:value-type="float" office:value="1224.07024075242" calcext:value-type="float">
            <text:p>1 224</text:p>
          </table:table-cell>
          <table:table-cell/>
          <table:table-cell table:formula="of:=[.$I$1]/(([.$G$1]+[.B24])/[.B24])" office:value-type="float" office:value="1.11461189384793" calcext:value-type="float">
            <text:p>1,115</text:p>
          </table:table-cell>
          <table:table-cell table:formula="of:=[.D24]/3*4095" office:value-type="float" office:value="1521.44523510243" calcext:value-type="float">
            <text:p>1521</text:p>
          </table:table-cell>
          <table:table-cell table:formula="of:=[.A24]*10" office:value-type="float" office:value="800" calcext:value-type="float">
            <text:p>800</text:p>
          </table:table-cell>
          <table:table-cell table:formula="of:=((([.E24]*[.E24]*[.E24]/65536*-8162774/65536)+([.E24]*[.E24]*952862/65536)+([.E24]*-52139)+104707850)/65536)/10" office:value-type="float" office:value="79.8703504168621" calcext:value-type="float">
            <text:p>79,9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B$1]*(1/([.A25]+273.15)-1/298.15))" office:value-type="float" office:value="1044.172259998" calcext:value-type="float">
            <text:p>1 044</text:p>
          </table:table-cell>
          <table:table-cell/>
          <table:table-cell table:formula="of:=[.$I$1]/(([.$G$1]+[.B25])/[.B25])" office:value-type="float" office:value="1.00046344894358" calcext:value-type="float">
            <text:p>1,000</text:p>
          </table:table-cell>
          <table:table-cell table:formula="of:=[.D25]/3*4095" office:value-type="float" office:value="1365.63260780799" calcext:value-type="float">
            <text:p>1366</text:p>
          </table:table-cell>
          <table:table-cell table:formula="of:=[.A25]*10" office:value-type="float" office:value="850" calcext:value-type="float">
            <text:p>850</text:p>
          </table:table-cell>
          <table:table-cell table:formula="of:=((([.E25]*[.E25]*[.E25]/65536*-8162774/65536)+([.E25]*[.E25]*952862/65536)+([.E25]*-52139)+104707850)/65536)/10" office:value-type="float" office:value="85.1139281902614" calcext:value-type="float">
            <text:p>85,1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B$1]*(1/([.A26]+273.15)-1/298.15))" office:value-type="float" office:value="894.620706224506" calcext:value-type="float">
            <text:p>895</text:p>
          </table:table-cell>
          <table:table-cell/>
          <table:table-cell table:formula="of:=[.$I$1]/(([.$G$1]+[.B26])/[.B26])" office:value-type="float" office:value="0.896081398676092" calcext:value-type="float">
            <text:p>0,896</text:p>
          </table:table-cell>
          <table:table-cell table:formula="of:=[.D26]/3*4095" office:value-type="float" office:value="1223.15110919287" calcext:value-type="float">
            <text:p>1223</text:p>
          </table:table-cell>
          <table:table-cell table:formula="of:=[.A26]*10" office:value-type="float" office:value="900" calcext:value-type="float">
            <text:p>900</text:p>
          </table:table-cell>
          <table:table-cell table:formula="of:=((([.E26]*[.E26]*[.E26]/65536*-8162774/65536)+([.E26]*[.E26]*952862/65536)+([.E26]*-52139)+104707850)/65536)/10" office:value-type="float" office:value="90.3451865429236" calcext:value-type="float">
            <text:p>90,3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B$1]*(1/([.A27]+273.15)-1/298.15))" office:value-type="float" office:value="769.713792726092" calcext:value-type="float">
            <text:p>770</text:p>
          </table:table-cell>
          <table:table-cell/>
          <table:table-cell table:formula="of:=[.$I$1]/(([.$G$1]+[.B27])/[.B27])" office:value-type="float" office:value="0.801351693589832" calcext:value-type="float">
            <text:p>0,801</text:p>
          </table:table-cell>
          <table:table-cell table:formula="of:=[.D27]/3*4095" office:value-type="float" office:value="1093.84506175012" calcext:value-type="float">
            <text:p>1094</text:p>
          </table:table-cell>
          <table:table-cell table:formula="of:=[.A27]*10" office:value-type="float" office:value="950" calcext:value-type="float">
            <text:p>950</text:p>
          </table:table-cell>
          <table:table-cell table:formula="of:=((([.E27]*[.E27]*[.E27]/65536*-8162774/65536)+([.E27]*[.E27]*952862/65536)+([.E27]*-52139)+104707850)/65536)/10" office:value-type="float" office:value="95.4970651636242" calcext:value-type="float">
            <text:p>95,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B$1]*(1/([.A28]+273.15)-1/298.15))" office:value-type="float" office:value="664.920645442859" calcext:value-type="float">
            <text:p>665</text:p>
          </table:table-cell>
          <table:table-cell/>
          <table:table-cell table:formula="of:=[.$I$1]/(([.$G$1]+[.B28])/[.B28])" office:value-type="float" office:value="0.715920046159754" calcext:value-type="float">
            <text:p>0,716</text:p>
          </table:table-cell>
          <table:table-cell table:formula="of:=[.D28]/3*4095" office:value-type="float" office:value="977.230863008064" calcext:value-type="float">
            <text:p>977</text:p>
          </table:table-cell>
          <table:table-cell table:formula="of:=[.A28]*10" office:value-type="float" office:value="1000" calcext:value-type="float">
            <text:p>1000</text:p>
          </table:table-cell>
          <table:table-cell table:formula="of:=((([.E28]*[.E28]*[.E28]/65536*-8162774/65536)+([.E28]*[.E28]*952862/65536)+([.E28]*-52139)+104707850)/65536)/10" office:value-type="float" office:value="100.505534734099" calcext:value-type="float">
            <text:p>100,5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D$1]*EXP([.$B$1]*(1/([.A29]+273.15)-1/298.15))" office:value-type="float" office:value="576.62194496086" calcext:value-type="float">
            <text:p>577</text:p>
          </table:table-cell>
          <table:table-cell/>
          <table:table-cell table:formula="of:=[.$I$1]/(([.$G$1]+[.B29])/[.B29])" office:value-type="float" office:value="0.639265735977048" calcext:value-type="float">
            <text:p>0,639</text:p>
          </table:table-cell>
          <table:table-cell table:formula="of:=[.D29]/3*4095" office:value-type="float" office:value="872.597729608671" calcext:value-type="float">
            <text:p>873</text:p>
          </table:table-cell>
          <table:table-cell table:formula="of:=[.A29]*10" office:value-type="float" office:value="1050" calcext:value-type="float">
            <text:p>1050</text:p>
          </table:table-cell>
          <table:table-cell table:formula="of:=((([.E29]*[.E29]*[.E29]/65536*-8162774/65536)+([.E29]*[.E29]*952862/65536)+([.E29]*-52139)+104707850)/65536)/10" office:value-type="float" office:value="105.315398065751" calcext:value-type="float">
            <text:p>105,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B$1]*(1/([.A30]+273.15)-1/298.15))" office:value-type="float" office:value="501.911924232161" calcext:value-type="float">
            <text:p>502</text:p>
          </table:table-cell>
          <table:table-cell/>
          <table:table-cell table:formula="of:=[.$I$1]/(([.$G$1]+[.B30])/[.B30])" office:value-type="float" office:value="0.570764858897083" calcext:value-type="float">
            <text:p>0,571</text:p>
          </table:table-cell>
          <table:table-cell table:style-name="ce11" table:formula="of:=[.D30]/3*4095" office:value-type="float" office:value="779.094032394518" calcext:value-type="float">
            <text:p>779</text:p>
          </table:table-cell>
          <table:table-cell table:style-name="ce7" table:formula="of:=[.A30]*10" office:value-type="float" office:value="1100" calcext:value-type="float">
            <text:p>1100</text:p>
          </table:table-cell>
          <table:table-cell table:formula="of:=((([.E30]*[.E30]*[.E30]/65536*-8162774/65536)+([.E30]*[.E30]*952862/65536)+([.E30]*-52139)+104707850)/65536)/10" office:value-type="float" office:value="109.883431369993" calcext:value-type="float">
            <text:p>109,9</text:p>
          </table:table-cell>
          <table:table-cell table:style-name="ce9" table:formula="of:=((([.E30]*[.E30]*[.E30]/65536*-1423055291/65536)+([.E30]*[.E30]*36247376/65536)+([.E30]*-356079)+166441124)/65536)/10" office:value-type="float" office:value="103.843659507111" calcext:value-type="float">
            <text:p>103,8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D$1]*EXP([.$B$1]*(1/([.A31]+273.15)-1/298.15))" office:value-type="float" office:value="438.44633816035" calcext:value-type="float">
            <text:p>438</text:p>
          </table:table-cell>
          <table:table-cell/>
          <table:table-cell table:formula="of:=[.$I$1]/(([.$G$1]+[.B31])/[.B31])" office:value-type="float" office:value="0.509741155390981" calcext:value-type="float">
            <text:p>0,510</text:p>
          </table:table-cell>
          <table:table-cell table:formula="of:=[.D31]/3*4095" office:value-type="float" office:value="695.796677108689" calcext:value-type="float">
            <text:p>696</text:p>
          </table:table-cell>
          <table:table-cell table:formula="of:=[.A31]*10" office:value-type="float" office:value="1150" calcext:value-type="float">
            <text:p>1150</text:p>
          </table:table-cell>
          <table:table-cell table:formula="of:=((([.E31]*[.E31]*[.E31]/65536*-8162774/65536)+([.E31]*[.E31]*952862/65536)+([.E31]*-52139)+104707850)/65536)/10" office:value-type="float" office:value="114.179313886134" calcext:value-type="float">
            <text:p>114,2</text:p>
          </table:table-cell>
          <table:table-cell table:style-name="ce9" table:formula="of:=((([.E31]*[.E31]*[.E31]/65536*-1423055291/65536)+([.E31]*[.E31]*36247376/65536)+([.E31]*-356079)+166441124)/65536)/10" office:value-type="float" office:value="114.197813598428" calcext:value-type="float">
            <text:p>114,2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B$1]*(1/([.A32]+273.15)-1/298.15))" office:value-type="float" office:value="384.325084378924" calcext:value-type="float">
            <text:p>384</text:p>
          </table:table-cell>
          <table:table-cell/>
          <table:table-cell table:formula="of:=[.$I$1]/(([.$G$1]+[.B32])/[.B32])" office:value-type="float" office:value="0.455504562152574" calcext:value-type="float">
            <text:p>0,456</text:p>
          </table:table-cell>
          <table:table-cell table:formula="of:=[.D32]/3*4095" office:value-type="float" office:value="621.763727338263" calcext:value-type="float">
            <text:p>622</text:p>
          </table:table-cell>
          <table:table-cell table:formula="of:=[.A32]*10" office:value-type="float" office:value="1200" calcext:value-type="float">
            <text:p>1200</text:p>
          </table:table-cell>
          <table:table-cell table:style-name="ce10"/>
          <table:table-cell table:style-name="ce9" table:formula="of:=((([.E32]*[.E32]*[.E32]/65536*-1423055291/65536)+([.E32]*[.E32]*36247376/65536)+([.E32]*-356079)+166441124)/65536)/10" office:value-type="float" office:value="120.883815092427" calcext:value-type="float">
            <text:p>120,9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D$1]*EXP([.$B$1]*(1/([.A33]+273.15)-1/298.15))" office:value-type="float" office:value="338.001092935537" calcext:value-type="float">
            <text:p>338</text:p>
          </table:table-cell>
          <table:table-cell/>
          <table:table-cell table:formula="of:=[.$I$1]/(([.$G$1]+[.B33])/[.B33])" office:value-type="float" office:value="0.407378802574325" calcext:value-type="float">
            <text:p>0,407</text:p>
          </table:table-cell>
          <table:table-cell table:style-name="ce12" table:formula="of:=[.D33]/3*4095" office:value-type="float" office:value="556.072065513954" calcext:value-type="float">
            <text:p>556</text:p>
          </table:table-cell>
          <table:table-cell table:style-name="ce8" table:formula="of:=[.A33]*10" office:value-type="float" office:value="1250" calcext:value-type="float">
            <text:p>1250</text:p>
          </table:table-cell>
          <table:table-cell table:style-name="ce13"/>
          <table:table-cell table:style-name="ce9" table:formula="of:=((([.E33]*[.E33]*[.E33]/65536*-1423055291/65536)+([.E33]*[.E33]*36247376/65536)+([.E33]*-356079)+166441124)/65536)/10" office:value-type="float" office:value="125.868305569034" calcext:value-type="float">
            <text:p>125,9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B$1]*(1/([.A34]+273.15)-1/298.15))" office:value-type="float" office:value="298.209241168731" calcext:value-type="float">
            <text:p>298</text:p>
          </table:table-cell>
          <table:table-cell/>
          <table:table-cell table:formula="of:=[.$I$1]/(([.$G$1]+[.B34])/[.B34])" office:value-type="float" office:value="0.364719859691293" calcext:value-type="float">
            <text:p>0,365</text:p>
          </table:table-cell>
          <table:table-cell table:formula="of:=[.D34]/3*4095" office:value-type="float" office:value="497.842608478616" calcext:value-type="float">
            <text:p>498</text:p>
          </table:table-cell>
          <table:table-cell table:formula="of:=[.A34]*10" office:value-type="float" office:value="1300" calcext:value-type="float">
            <text:p>1300</text:p>
          </table:table-cell>
          <table:table-cell table:style-name="ce10"/>
          <table:table-cell table:style-name="ce9" table:formula="of:=((([.E34]*[.E34]*[.E34]/65536*-1423055291/65536)+([.E34]*[.E34]*36247376/65536)+([.E34]*-356079)+166441124)/65536)/10" office:value-type="float" office:value="130.263321333783" calcext:value-type="float">
            <text:p>130,3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D$1]*EXP([.$B$1]*(1/([.A35]+273.15)-1/298.15))" office:value-type="float" office:value="263.910616157733" calcext:value-type="float">
            <text:p>264</text:p>
          </table:table-cell>
          <table:table-cell/>
          <table:table-cell table:formula="of:=[.$I$1]/(([.$G$1]+[.B35])/[.B35])" office:value-type="float" office:value="0.326927273024145" calcext:value-type="float">
            <text:p>0,327</text:p>
          </table:table-cell>
          <table:table-cell table:formula="of:=[.D35]/3*4095" office:value-type="float" office:value="446.255727677958" calcext:value-type="float">
            <text:p>446</text:p>
          </table:table-cell>
          <table:table-cell table:formula="of:=[.A35]*10" office:value-type="float" office:value="1350" calcext:value-type="float">
            <text:p>1350</text:p>
          </table:table-cell>
          <table:table-cell table:style-name="ce10"/>
          <table:table-cell table:style-name="ce9" table:formula="of:=((([.E35]*[.E35]*[.E35]/65536*-1423055291/65536)+([.E35]*[.E35]*36247376/65536)+([.E35]*-356079)+166441124)/65536)/10" office:value-type="float" office:value="134.641379644509" calcext:value-type="float">
            <text:p>134,6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B$1]*(1/([.A36]+273.15)-1/298.15))" office:value-type="float" office:value="234.248600842531" calcext:value-type="float">
            <text:p>234</text:p>
          </table:table-cell>
          <table:table-cell/>
          <table:table-cell table:formula="of:=[.$I$1]/(([.$G$1]+[.B36])/[.B36])" office:value-type="float" office:value="0.293450049677586" calcext:value-type="float">
            <text:p>0,293</text:p>
          </table:table-cell>
          <table:table-cell table:formula="of:=[.D36]/3*4095" office:value-type="float" office:value="400.559317809905" calcext:value-type="float">
            <text:p>401</text:p>
          </table:table-cell>
          <table:table-cell table:formula="of:=[.A36]*10" office:value-type="float" office:value="1400" calcext:value-type="float">
            <text:p>1400</text:p>
          </table:table-cell>
          <table:table-cell table:style-name="ce10"/>
          <table:table-cell table:style-name="ce9" table:formula="of:=((([.E36]*[.E36]*[.E36]/65536*-1423055291/65536)+([.E36]*[.E36]*36247376/65536)+([.E36]*-356079)+166441124)/65536)/10" office:value-type="float" office:value="139.249168386761" calcext:value-type="float">
            <text:p>139,2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D$1]*EXP([.$B$1]*(1/([.A37]+273.15)-1/298.15))" office:value-type="float" office:value="208.514114746378" calcext:value-type="float">
            <text:p>209</text:p>
          </table:table-cell>
          <table:table-cell/>
          <table:table-cell table:formula="of:=[.$I$1]/(([.$G$1]+[.B37])/[.B37])" office:value-type="float" office:value="0.263788712038444" calcext:value-type="float">
            <text:p>0,264</text:p>
          </table:table-cell>
          <table:table-cell table:formula="of:=[.D37]/3*4095" office:value-type="float" office:value="360.071591932476" calcext:value-type="float">
            <text:p>360</text:p>
          </table:table-cell>
          <table:table-cell table:formula="of:=[.A37]*10" office:value-type="float" office:value="1450" calcext:value-type="float">
            <text:p>1450</text:p>
          </table:table-cell>
          <table:table-cell table:style-name="ce10"/>
          <table:table-cell table:style-name="ce9" table:formula="of:=((([.E37]*[.E37]*[.E37]/65536*-1423055291/65536)+([.E37]*[.E37]*36247376/65536)+([.E37]*-356079)+166441124)/65536)/10" office:value-type="float" office:value="144.14750400434" calcext:value-type="float">
            <text:p>144,1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B$1]*(1/([.A38]+273.15)-1/298.15))" office:value-type="float" office:value="186.117977153066" calcext:value-type="float">
            <text:p>186</text:p>
          </table:table-cell>
          <table:table-cell/>
          <table:table-cell table:formula="of:=[.$I$1]/(([.$G$1]+[.B38])/[.B38])" office:value-type="float" office:value="0.237494704430016" calcext:value-type="float">
            <text:p>0,237</text:p>
          </table:table-cell>
          <table:table-cell table:style-name="ce11" table:formula="of:=[.D38]/3*4095" office:value-type="float" office:value="324.180271546972" calcext:value-type="float">
            <text:p>324</text:p>
          </table:table-cell>
          <table:table-cell table:style-name="ce7" table:formula="of:=[.A38]*10" office:value-type="float" office:value="1500" calcext:value-type="float">
            <text:p>1500</text:p>
          </table:table-cell>
          <table:table-cell table:style-name="ce10"/>
          <table:table-cell table:style-name="ce9" table:formula="of:=((([.E38]*[.E38]*[.E38]/65536*-1423055291/65536)+([.E38]*[.E38]*36247376/65536)+([.E38]*-356079)+166441124)/65536)/10" office:value-type="float" office:value="149.299822163086" calcext:value-type="float">
            <text:p>149,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D$1]*EXP([.$B$1]*(1/([.A39]+273.15)-1/298.15))" office:value-type="float" office:value="166.568837712919" calcext:value-type="float">
            <text:p>167</text:p>
          </table:table-cell>
          <table:table-cell/>
          <table:table-cell table:formula="of:=[.$I$1]/(([.$G$1]+[.B39])/[.B39])" office:value-type="float" office:value="0.214168097257213" calcext:value-type="float">
            <text:p>0,214</text:p>
          </table:table-cell>
          <table:table-cell table:formula="of:=[.D39]/3*4095" office:value-type="float" office:value="292.339452756096" calcext:value-type="float">
            <text:p>292</text:p>
          </table:table-cell>
          <table:table-cell table:formula="of:=[.A39]*10" office:value-type="float" office:value="1550" calcext:value-type="float">
            <text:p>1550</text:p>
          </table:table-cell>
          <table:table-cell table:style-name="ce10"/>
          <table:table-cell table:style-name="ce9" table:formula="of:=((([.E39]*[.E39]*[.E39]/65536*-1423055291/65536)+([.E39]*[.E39]*36247376/65536)+([.E39]*-356079)+166441124)/65536)/10" office:value-type="float" office:value="154.625965128053" calcext:value-type="float">
            <text:p>154,6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D$1]*EXP([.$B$1]*(1/([.A40]+273.15)-1/298.15))" office:value-type="float" office:value="149.455478737062" calcext:value-type="float">
            <text:p>149</text:p>
          </table:table-cell>
          <table:table-cell/>
          <table:table-cell table:formula="of:=[.$I$1]/(([.$G$1]+[.B40])/[.B40])" office:value-type="float" office:value="0.193454282275455" calcext:value-type="float">
            <text:p>0,193</text:p>
          </table:table-cell>
          <table:table-cell table:formula="of:=[.D40]/3*4095" office:value-type="float" office:value="264.065095305996" calcext:value-type="float">
            <text:p>264</text:p>
          </table:table-cell>
          <table:table-cell table:formula="of:=[.A40]*10" office:value-type="float" office:value="1600" calcext:value-type="float">
            <text:p>1600</text:p>
          </table:table-cell>
          <table:table-cell table:style-name="ce10"/>
          <table:table-cell table:style-name="ce9" table:formula="of:=((([.E40]*[.E40]*[.E40]/65536*-1423055291/65536)+([.E40]*[.E40]*36247376/65536)+([.E40]*-356079)+166441124)/65536)/10" office:value-type="float" office:value="160.033297605561" calcext:value-type="float">
            <text:p>160,0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D$1]*EXP([.$B$1]*(1/([.A41]+273.15)-1/298.15))" office:value-type="float" office:value="134.43256536231" calcext:value-type="float">
            <text:p>134</text:p>
          </table:table-cell>
          <table:table-cell/>
          <table:table-cell table:formula="of:=[.$I$1]/(([.$G$1]+[.B41])/[.B41])" office:value-type="float" office:value="0.175040153665404" calcext:value-type="float">
            <text:p>0,175</text:p>
          </table:table-cell>
          <table:table-cell table:formula="of:=[.D41]/3*4095" office:value-type="float" office:value="238.929809753277" calcext:value-type="float">
            <text:p>239</text:p>
          </table:table-cell>
          <table:table-cell table:formula="of:=[.A41]*10" office:value-type="float" office:value="1650" calcext:value-type="float">
            <text:p>1650</text:p>
          </table:table-cell>
          <table:table-cell table:style-name="ce10"/>
          <table:table-cell table:style-name="ce9" table:formula="of:=((([.E41]*[.E41]*[.E41]/65536*-1423055291/65536)+([.E41]*[.E41]*36247376/65536)+([.E41]*-356079)+166441124)/65536)/10" office:value-type="float" office:value="165.433469727277" calcext:value-type="float">
            <text:p>165,4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D$1]*EXP([.$B$1]*(1/([.A42]+273.15)-1/298.15))" office:value-type="float" office:value="121.209126582309" calcext:value-type="float">
            <text:p>121</text:p>
          </table:table-cell>
          <table:table-cell/>
          <table:table-cell table:formula="of:=[.$I$1]/(([.$G$1]+[.B42])/[.B42])" office:value-type="float" office:value="0.158650114940618" calcext:value-type="float">
            <text:p>0,159</text:p>
          </table:table-cell>
          <table:table-cell table:formula="of:=[.D42]/3*4095" office:value-type="float" office:value="216.557406893943" calcext:value-type="float">
            <text:p>217</text:p>
          </table:table-cell>
          <table:table-cell table:formula="of:=[.A42]*10" office:value-type="float" office:value="1700" calcext:value-type="float">
            <text:p>1700</text:p>
          </table:table-cell>
          <table:table-cell table:style-name="ce10"/>
          <table:table-cell table:style-name="ce9" table:formula="of:=((([.E42]*[.E42]*[.E42]/65536*-1423055291/65536)+([.E42]*[.E42]*36247376/65536)+([.E42]*-356079)+166441124)/65536)/10" office:value-type="float" office:value="170.750401422506" calcext:value-type="float">
            <text:p>170,8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D$1]*EXP([.$B$1]*(1/([.A43]+273.15)-1/298.15))" office:value-type="float" office:value="109.539208182617" calcext:value-type="float">
            <text:p>110</text:p>
          </table:table-cell>
          <table:table-cell/>
          <table:table-cell table:formula="of:=[.$I$1]/(([.$G$1]+[.B43])/[.B43])" office:value-type="float" office:value="0.144042135633504" calcext:value-type="float">
            <text:p>0,144</text:p>
          </table:table-cell>
          <table:table-cell table:formula="of:=[.D43]/3*4095" office:value-type="float" office:value="196.617515139733" calcext:value-type="float">
            <text:p>197</text:p>
          </table:table-cell>
          <table:table-cell table:formula="of:=[.A43]*10" office:value-type="float" office:value="1750" calcext:value-type="float">
            <text:p>1750</text:p>
          </table:table-cell>
          <table:table-cell table:style-name="ce10"/>
          <table:table-cell table:style-name="ce9" table:formula="of:=((([.E43]*[.E43]*[.E43]/65536*-1423055291/65536)+([.E43]*[.E43]*36247376/65536)+([.E43]*-356079)+166441124)/65536)/10" office:value-type="float" office:value="175.923119303262" calcext:value-type="float">
            <text:p>175,9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D$1]*EXP([.$B$1]*(1/([.A44]+273.15)-1/298.15))" office:value-type="float" office:value="99.214259946866" calcext:value-type="float">
            <text:p>99</text:p>
          </table:table-cell>
          <table:table-cell/>
          <table:table-cell table:formula="of:=[.$I$1]/(([.$G$1]+[.B44])/[.B44])" office:value-type="float" office:value="0.13100399716494" calcext:value-type="float">
            <text:p>0,131</text:p>
          </table:table-cell>
          <table:table-cell table:formula="of:=[.D44]/3*4095" office:value-type="float" office:value="178.820456130144" calcext:value-type="float">
            <text:p>179</text:p>
          </table:table-cell>
          <table:table-cell table:formula="of:=[.A44]*10" office:value-type="float" office:value="1800" calcext:value-type="float">
            <text:p>1800</text:p>
          </table:table-cell>
          <table:table-cell table:style-name="ce10"/>
          <table:table-cell table:style-name="ce9" table:formula="of:=((([.E44]*[.E44]*[.E44]/65536*-1423055291/65536)+([.E44]*[.E44]*36247376/65536)+([.E44]*-356079)+166441124)/65536)/10" office:value-type="float" office:value="180.905746633983" calcext:value-type="float">
            <text:p>180,9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D$1]*EXP([.$B$1]*(1/([.A45]+273.15)-1/298.15))" office:value-type="float" office:value="90.0569130629661" calcext:value-type="float">
            <text:p>90</text:p>
          </table:table-cell>
          <table:table-cell/>
          <table:table-cell table:formula="of:=[.$I$1]/(([.$G$1]+[.B45])/[.B45])" office:value-type="float" office:value="0.119349807447663" calcext:value-type="float">
            <text:p>0,119</text:p>
          </table:table-cell>
          <table:table-cell table:formula="of:=[.D45]/3*4095" office:value-type="float" office:value="162.91248716606" calcext:value-type="float">
            <text:p>163</text:p>
          </table:table-cell>
          <table:table-cell table:formula="of:=[.A45]*10" office:value-type="float" office:value="1850" calcext:value-type="float">
            <text:p>1850</text:p>
          </table:table-cell>
          <table:table-cell table:style-name="ce10"/>
          <table:table-cell table:style-name="ce9" table:formula="of:=((([.E45]*[.E45]*[.E45]/65536*-1423055291/65536)+([.E45]*[.E45]*36247376/65536)+([.E45]*-356079)+166441124)/65536)/10" office:value-type="float" office:value="185.666060914946" calcext:value-type="float">
            <text:p>185,7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D$1]*EXP([.$B$1]*(1/([.A46]+273.15)-1/298.15))" office:value-type="float" office:value="81.9158761208982" calcext:value-type="float">
            <text:p>82</text:p>
          </table:table-cell>
          <table:table-cell/>
          <table:table-cell table:formula="of:=[.$I$1]/(([.$G$1]+[.B46])/[.B46])" office:value-type="float" office:value="0.108916822604585" calcext:value-type="float">
            <text:p>0,109</text:p>
          </table:table-cell>
          <table:table-cell table:formula="of:=[.D46]/3*4095" office:value-type="float" office:value="148.671462855259" calcext:value-type="float">
            <text:p>149</text:p>
          </table:table-cell>
          <table:table-cell table:formula="of:=[.A46]*10" office:value-type="float" office:value="1900" calcext:value-type="float">
            <text:p>1900</text:p>
          </table:table-cell>
          <table:table-cell table:style-name="ce10"/>
          <table:table-cell table:style-name="ce9" table:formula="of:=((([.E46]*[.E46]*[.E46]/65536*-1423055291/65536)+([.E46]*[.E46]*36247376/65536)+([.E46]*-356079)+166441124)/65536)/10" office:value-type="float" office:value="190.183458166455" calcext:value-type="float">
            <text:p>190,2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D$1]*EXP([.$B$1]*(1/([.A47]+273.15)-1/298.15))" office:value-type="float" office:value="74.6617344515111" calcext:value-type="float">
            <text:p>75</text:p>
          </table:table-cell>
          <table:table-cell/>
          <table:table-cell table:formula="of:=[.$I$1]/(([.$G$1]+[.B47])/[.B47])" office:value-type="float" office:value="0.0995625867810154" calcext:value-type="float">
            <text:p>0,100</text:p>
          </table:table-cell>
          <table:table-cell table:formula="of:=[.D47]/3*4095" office:value-type="float" office:value="135.902930956086" calcext:value-type="float">
            <text:p>136</text:p>
          </table:table-cell>
          <table:table-cell table:formula="of:=[.A47]*10" office:value-type="float" office:value="1950" calcext:value-type="float">
            <text:p>1950</text:p>
          </table:table-cell>
          <table:table-cell table:style-name="ce10"/>
          <table:table-cell table:style-name="ce9" table:formula="of:=((([.E47]*[.E47]*[.E47]/65536*-1423055291/65536)+([.E47]*[.E47]*36247376/65536)+([.E47]*-356079)+166441124)/65536)/10" office:value-type="float" office:value="194.446798290352" calcext:value-type="float">
            <text:p>194,4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D$1]*EXP([.$B$1]*(1/([.A48]+273.15)-1/298.15))" office:value-type="float" office:value="68.1834815677646" calcext:value-type="float">
            <text:p>68</text:p>
          </table:table-cell>
          <table:table-cell/>
          <table:table-cell table:formula="of:=[.$I$1]/(([.$G$1]+[.B48])/[.B48])" office:value-type="float" office:value="0.0911623835318362" calcext:value-type="float">
            <text:p>0,091</text:p>
          </table:table-cell>
          <table:table-cell table:formula="of:=[.D48]/3*4095" office:value-type="float" office:value="124.436653520956" calcext:value-type="float">
            <text:p>124</text:p>
          </table:table-cell>
          <table:table-cell table:formula="of:=[.A48]*10" office:value-type="float" office:value="2000" calcext:value-type="float">
            <text:p>2000</text:p>
          </table:table-cell>
          <table:table-cell table:style-name="ce10"/>
          <table:table-cell table:style-name="ce9" table:formula="of:=((([.E48]*[.E48]*[.E48]/65536*-1423055291/65536)+([.E48]*[.E48]*36247376/65536)+([.E48]*-356079)+166441124)/65536)/10" office:value-type="float" office:value="198.452380675838" calcext:value-type="float">
            <text:p>198,5</text:p>
          </table:table-cell>
          <table:table-cell table:number-columns-repeated="1016"/>
        </table:table-row>
      </table:table>
      <table:table table:name="KTY83" table:style-name="ta1">
        <table:shapes>
          <draw:frame draw:z-index="0" draw:style-name="gr1" draw:text-style-name="P1" svg:width="303.66mm" svg:height="171.12mm" svg:x="198.9mm" svg:y="9.77mm">
            <loext:p draw:notify-on-update-of-ranges="KTY83.A2:KTY83.A2 KTY83.D3:KTY83.D44 KTY83.E3:KTY83.E4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4"/>
        <table:table-column table:style-name="co1" table:default-cell-style-name="ce15"/>
        <table:table-column table:style-name="co1" table:default-cell-style-name="ce6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Default" table:number-columns-repeated="4"/>
          <table:table-cell/>
          <table:table-cell table:style-name="ce1" office:value-type="string" calcext:value-type="string">
            <text:p>Rdiv = </text:p>
          </table:table-cell>
          <table:table-cell table:style-name="ce3" office:value-type="float" office:value="2400" calcext:value-type="float">
            <text:p>2400</text:p>
          </table:table-cell>
          <table:table-cell table:style-name="ce1" office:value-type="string" calcext:value-type="string">
            <text:p>V supply = </text:p>
          </table:table-cell>
          <table:table-cell table:style-name="ce3" office:value-type="float" office:value="3.3" calcext:value-type="float">
            <text:p>3,3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Default" office:value-type="string" calcext:value-type="string">
            <text:p>Vout</text:p>
          </table:table-cell>
          <table:table-cell table:style-name="Default" office:value-type="string" calcext:value-type="string">
            <text:p>ADC</text:p>
          </table:table-cell>
          <table:table-cell office:value-type="string" calcext:value-type="string">
            <text:p>Out Val</text:p>
          </table:table-cell>
          <table:table-cell/>
          <table:table-cell table:style-name="Default" office:value-type="string" calcext:value-type="string">
            <text:p>code</text:p>
          </table:table-cell>
          <table:table-cell table:number-columns-repeated="2"/>
        </table:table-row>
        <table:table-row table:style-name="ro2">
          <table:table-cell office:value-type="float" office:value="-55" calcext:value-type="float">
            <text:p>-55</text:p>
          </table:table-cell>
          <table:table-cell office:value-type="float" office:value="490.016" calcext:value-type="float">
            <text:p>490</text:p>
          </table:table-cell>
          <table:table-cell table:formula="of:=[.$I$1]/(([.$G$1]+[.B3])/[.B3])" office:value-type="float" office:value="0.559530743082391" calcext:value-type="float">
            <text:p>0,560</text:p>
          </table:table-cell>
          <table:table-cell table:formula="of:=[.C3]/3*4095" office:value-type="float" office:value="763.759464307464" calcext:value-type="float">
            <text:p>764</text:p>
          </table:table-cell>
          <table:table-cell table:formula="of:=[.A3]*10" office:value-type="float" office:value="-550" calcext:value-type="float">
            <text:p>-550</text:p>
          </table:table-cell>
          <table:table-cell/>
          <table:table-cell table:formula="of:=((([.D3]*[.D3]*[.D3]/65536*64235693/65536)+([.D3]*[.D3]*-4041089/65536)+([.D3]*172478)-138635602)/65536)/10" office:value-type="float" office:value="-55.2519515918004" calcext:value-type="float">
            <text:p>-55,3</text:p>
          </table:table-cell>
          <table:table-cell table:number-columns-repeated="2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514.8625" calcext:value-type="float">
            <text:p>515</text:p>
          </table:table-cell>
          <table:table-cell table:formula="of:=[.$I$1]/(([.$G$1]+[.B4])/[.B4])" office:value-type="float" office:value="0.582890702391622" calcext:value-type="float">
            <text:p>0,583</text:p>
          </table:table-cell>
          <table:table-cell table:formula="of:=[.C4]/3*4095" office:value-type="float" office:value="795.645808764564" calcext:value-type="float">
            <text:p>796</text:p>
          </table:table-cell>
          <table:table-cell table:formula="of:=[.A4]*10" office:value-type="float" office:value="-500" calcext:value-type="float">
            <text:p>-500</text:p>
          </table:table-cell>
          <table:table-cell/>
          <table:table-cell table:formula="of:=((([.D4]*[.D4]*[.D4]/65536*64235693/65536)+([.D4]*[.D4]*-4041089/65536)+([.D4]*172478)-138635602)/65536)/10" office:value-type="float" office:value="-50.2112025249855" calcext:value-type="float">
            <text:p>-50,2</text:p>
          </table:table-cell>
          <table:table-cell table:number-columns-repeated="2"/>
        </table:table-row>
        <table:table-row table:style-name="ro2">
          <table:table-cell office:value-type="float" office:value="-45" calcext:value-type="float">
            <text:p>-45</text:p>
          </table:table-cell>
          <table:table-cell office:value-type="float" office:value="540.646" calcext:value-type="float">
            <text:p>541</text:p>
          </table:table-cell>
          <table:table-cell table:formula="of:=[.$I$1]/(([.$G$1]+[.B5])/[.B5])" office:value-type="float" office:value="0.606714238980142" calcext:value-type="float">
            <text:p>0,607</text:p>
          </table:table-cell>
          <table:table-cell table:formula="of:=[.C5]/3*4095" office:value-type="float" office:value="828.164936207894" calcext:value-type="float">
            <text:p>828</text:p>
          </table:table-cell>
          <table:table-cell table:formula="of:=[.A5]*10" office:value-type="float" office:value="-450" calcext:value-type="float">
            <text:p>-450</text:p>
          </table:table-cell>
          <table:table-cell/>
          <table:table-cell table:formula="of:=((([.D5]*[.D5]*[.D5]/65536*64235693/65536)+([.D5]*[.D5]*-4041089/65536)+([.D5]*172478)-138635602)/65536)/10" office:value-type="float" office:value="-45.1533627449296" calcext:value-type="float">
            <text:p>-45,2</text:p>
          </table:table-cell>
          <table:table-cell table:number-columns-repeated="2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567.3665" calcext:value-type="float">
            <text:p>567</text:p>
          </table:table-cell>
          <table:table-cell table:formula="of:=[.$I$1]/(([.$G$1]+[.B6])/[.B6])" office:value-type="float" office:value="0.630966700608098" calcext:value-type="float">
            <text:p>0,631</text:p>
          </table:table-cell>
          <table:table-cell table:formula="of:=[.C6]/3*4095" office:value-type="float" office:value="861.269546330054" calcext:value-type="float">
            <text:p>861</text:p>
          </table:table-cell>
          <table:table-cell table:formula="of:=[.A6]*10" office:value-type="float" office:value="-400" calcext:value-type="float">
            <text:p>-400</text:p>
          </table:table-cell>
          <table:table-cell/>
          <table:table-cell table:formula="of:=((([.D6]*[.D6]*[.D6]/65536*64235693/65536)+([.D6]*[.D6]*-4041089/65536)+([.D6]*172478)-138635602)/65536)/10" office:value-type="float" office:value="-40.0856591916797" calcext:value-type="float">
            <text:p>-40,1</text:p>
          </table:table-cell>
          <table:table-cell table:number-columns-repeated="2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595.024" calcext:value-type="float">
            <text:p>595</text:p>
          </table:table-cell>
          <table:table-cell table:formula="of:=[.$I$1]/(([.$G$1]+[.B7])/[.B7])" office:value-type="float" office:value="0.655613844830626" calcext:value-type="float">
            <text:p>0,656</text:p>
          </table:table-cell>
          <table:table-cell table:formula="of:=[.C7]/3*4095" office:value-type="float" office:value="894.912898193804" calcext:value-type="float">
            <text:p>895</text:p>
          </table:table-cell>
          <table:table-cell table:formula="of:=[.A7]*10" office:value-type="float" office:value="-350" calcext:value-type="float">
            <text:p>-350</text:p>
          </table:table-cell>
          <table:table-cell/>
          <table:table-cell table:formula="of:=((([.D7]*[.D7]*[.D7]/65536*64235693/65536)+([.D7]*[.D7]*-4041089/65536)+([.D7]*172478)-138635602)/65536)/10" office:value-type="float" office:value="-35.0143310130134" calcext:value-type="float">
            <text:p>-35,0</text:p>
          </table:table-cell>
          <table:table-cell table:number-columns-repeated="2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623.6185" calcext:value-type="float">
            <text:p>624</text:p>
          </table:table-cell>
          <table:table-cell table:formula="of:=[.$I$1]/(([.$G$1]+[.B8])/[.B8])" office:value-type="float" office:value="0.680621927005672" calcext:value-type="float">
            <text:p>0,681</text:p>
          </table:table-cell>
          <table:table-cell table:formula="of:=[.C8]/3*4095" office:value-type="float" office:value="929.048930362742" calcext:value-type="float">
            <text:p>929</text:p>
          </table:table-cell>
          <table:table-cell table:formula="of:=[.A8]*10" office:value-type="float" office:value="-300" calcext:value-type="float">
            <text:p>-300</text:p>
          </table:table-cell>
          <table:table-cell/>
          <table:table-cell table:formula="of:=((([.D8]*[.D8]*[.D8]/65536*64235693/65536)+([.D8]*[.D8]*-4041089/65536)+([.D8]*172478)-138635602)/65536)/10" office:value-type="float" office:value="-29.944648042523" calcext:value-type="float">
            <text:p>-29,9</text:p>
          </table:table-cell>
          <table:table-cell table:number-columns-repeated="2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653.15" calcext:value-type="float">
            <text:p>653</text:p>
          </table:table-cell>
          <table:table-cell table:formula="of:=[.$I$1]/(([.$G$1]+[.B9])/[.B9])" office:value-type="float" office:value="0.705957781307829" calcext:value-type="float">
            <text:p>0,706</text:p>
          </table:table-cell>
          <table:table-cell table:formula="of:=[.C9]/3*4095" office:value-type="float" office:value="963.632371485187" calcext:value-type="float">
            <text:p>964</text:p>
          </table:table-cell>
          <table:table-cell table:formula="of:=[.A9]*10" office:value-type="float" office:value="-250" calcext:value-type="float">
            <text:p>-250</text:p>
          </table:table-cell>
          <table:table-cell/>
          <table:table-cell table:formula="of:=((([.D9]*[.D9]*[.D9]/65536*64235693/65536)+([.D9]*[.D9]*-4041089/65536)+([.D9]*172478)-138635602)/65536)/10" office:value-type="float" office:value="-24.880939219515" calcext:value-type="float">
            <text:p>-24,9</text:p>
          </table:table-cell>
          <table:table-cell table:number-columns-repeated="2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683.6185" calcext:value-type="float">
            <text:p>684</text:p>
          </table:table-cell>
          <table:table-cell table:formula="of:=[.$I$1]/(([.$G$1]+[.B10])/[.B10])" office:value-type="float" office:value="0.731588894670336" calcext:value-type="float">
            <text:p>0,732</text:p>
          </table:table-cell>
          <table:table-cell table:formula="of:=[.C10]/3*4095" office:value-type="float" office:value="998.618841225009" calcext:value-type="float">
            <text:p>999</text:p>
          </table:table-cell>
          <table:table-cell table:formula="of:=[.A10]*10" office:value-type="float" office:value="-200" calcext:value-type="float">
            <text:p>-200</text:p>
          </table:table-cell>
          <table:table-cell/>
          <table:table-cell table:formula="of:=((([.D10]*[.D10]*[.D10]/65536*64235693/65536)+([.D10]*[.D10]*-4041089/65536)+([.D10]*172478)-138635602)/65536)/10" office:value-type="float" office:value="-19.8266297686263" calcext:value-type="float">
            <text:p>-19,8</text:p>
          </table:table-cell>
          <table:table-cell table:number-columns-repeated="2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715.024" calcext:value-type="float">
            <text:p>715</text:p>
          </table:table-cell>
          <table:table-cell table:formula="of:=[.$I$1]/(([.$G$1]+[.B11])/[.B11])" office:value-type="float" office:value="0.757483473642579" calcext:value-type="float">
            <text:p>0,757</text:p>
          </table:table-cell>
          <table:table-cell table:formula="of:=[.C11]/3*4095" office:value-type="float" office:value="1033.96494152212" calcext:value-type="float">
            <text:p>1034</text:p>
          </table:table-cell>
          <table:table-cell table:formula="of:=[.A11]*10" office:value-type="float" office:value="-150" calcext:value-type="float">
            <text:p>-150</text:p>
          </table:table-cell>
          <table:table-cell/>
          <table:table-cell table:formula="of:=((([.D11]*[.D11]*[.D11]/65536*64235693/65536)+([.D11]*[.D11]*-4041089/65536)+([.D11]*172478)-138635602)/65536)/10" office:value-type="float" office:value="-14.7842859208892" calcext:value-type="float">
            <text:p>-14,8</text:p>
          </table:table-cell>
          <table:table-cell table:number-columns-repeated="2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747.3665" calcext:value-type="float">
            <text:p>747</text:p>
          </table:table-cell>
          <table:table-cell table:formula="of:=[.$I$1]/(([.$G$1]+[.B12])/[.B12])" office:value-type="float" office:value="0.783610504210425" calcext:value-type="float">
            <text:p>0,784</text:p>
          </table:table-cell>
          <table:table-cell table:formula="of:=[.C12]/3*4095" office:value-type="float" office:value="1069.62833824723" calcext:value-type="float">
            <text:p>1070</text:p>
          </table:table-cell>
          <table:table-cell table:formula="of:=[.A12]*10" office:value-type="float" office:value="-100" calcext:value-type="float">
            <text:p>-100</text:p>
          </table:table-cell>
          <table:table-cell/>
          <table:table-cell table:formula="of:=((([.D12]*[.D12]*[.D12]/65536*64235693/65536)+([.D12]*[.D12]*-4041089/65536)+([.D12]*172478)-138635602)/65536)/10" office:value-type="float" office:value="-9.75566594806171" calcext:value-type="float">
            <text:p>-9,8</text:p>
          </table:table-cell>
          <table:table-cell table:number-columns-repeated="2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780.646" calcext:value-type="float">
            <text:p>781</text:p>
          </table:table-cell>
          <table:table-cell table:formula="of:=[.$I$1]/(([.$G$1]+[.B13])/[.B13])" office:value-type="float" office:value="0.809939804681187" calcext:value-type="float">
            <text:p>0,810</text:p>
          </table:table-cell>
          <table:table-cell table:formula="of:=[.C13]/3*4095" office:value-type="float" office:value="1105.56783338982" calcext:value-type="float">
            <text:p>1106</text:p>
          </table:table-cell>
          <table:table-cell table:formula="of:=[.A13]*10" office:value-type="float" office:value="-50" calcext:value-type="float">
            <text:p>-50</text:p>
          </table:table-cell>
          <table:table-cell/>
          <table:table-cell table:formula="of:=((([.D13]*[.D13]*[.D13]/65536*64235693/65536)+([.D13]*[.D13]*-4041089/65536)+([.D13]*172478)-138635602)/65536)/10" office:value-type="float" office:value="-4.74177629577798" calcext:value-type="float">
            <text:p>-4,7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4.8625" calcext:value-type="float">
            <text:p>815</text:p>
          </table:table-cell>
          <table:table-cell table:formula="of:=[.$I$1]/(([.$G$1]+[.B14])/[.B14])" office:value-type="float" office:value="0.836442071783785" calcext:value-type="float">
            <text:p>0,836</text:p>
          </table:table-cell>
          <table:table-cell table:formula="of:=[.C14]/3*4095" office:value-type="float" office:value="1141.74342798487" calcext:value-type="float">
            <text:p>1142</text:p>
          </table:table-cell>
          <table:table-cell table:formula="of:=[.A14]*10" office:value-type="float" office:value="0" calcext:value-type="float">
            <text:p>0</text:p>
          </table:table-cell>
          <table:table-cell/>
          <table:table-cell table:formula="of:=((([.D14]*[.D14]*[.D14]/65536*64235693/65536)+([.D14]*[.D14]*-4041089/65536)+([.D14]*172478)-138635602)/65536)/10" office:value-type="float" office:value="0.257068364397855" calcext:value-type="float">
            <text:p>0,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0.016" calcext:value-type="float">
            <text:p>850</text:p>
          </table:table-cell>
          <table:table-cell table:formula="of:=[.$I$1]/(([.$G$1]+[.B15])/[.B15])" office:value-type="float" office:value="0.863088920177624" calcext:value-type="float">
            <text:p>0,863</text:p>
          </table:table-cell>
          <table:table-cell table:formula="of:=[.C15]/3*4095" office:value-type="float" office:value="1178.11637604246" calcext:value-type="float">
            <text:p>1178</text:p>
          </table:table-cell>
          <table:table-cell table:formula="of:=[.A15]*10" office:value-type="float" office:value="50" calcext:value-type="float">
            <text:p>50</text:p>
          </table:table-cell>
          <table:table-cell/>
          <table:table-cell table:formula="of:=((([.D15]*[.D15]*[.D15]/65536*64235693/65536)+([.D15]*[.D15]*-4041089/65536)+([.D15]*172478)-138635602)/65536)/10" office:value-type="float" office:value="5.24118229166425" calcext:value-type="float">
            <text:p>5,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86.1065" calcext:value-type="float">
            <text:p>886</text:p>
          </table:table-cell>
          <table:table-cell table:formula="of:=[.$I$1]/(([.$G$1]+[.B16])/[.B16])" office:value-type="float" office:value="0.889852915600879" calcext:value-type="float">
            <text:p>0,890</text:p>
          </table:table-cell>
          <table:table-cell table:formula="of:=[.C16]/3*4095" office:value-type="float" office:value="1214.6492297952" calcext:value-type="float">
            <text:p>1215</text:p>
          </table:table-cell>
          <table:table-cell table:formula="of:=[.A16]*10" office:value-type="float" office:value="100" calcext:value-type="float">
            <text:p>100</text:p>
          </table:table-cell>
          <table:table-cell/>
          <table:table-cell table:formula="of:=((([.D16]*[.D16]*[.D16]/65536*64235693/65536)+([.D16]*[.D16]*-4041089/65536)+([.D16]*172478)-138635602)/65536)/10" office:value-type="float" office:value="10.2114441021526" calcext:value-type="float">
            <text:p>10,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23.134" calcext:value-type="float">
            <text:p>923</text:p>
          </table:table-cell>
          <table:table-cell table:formula="of:=[.$I$1]/(([.$G$1]+[.B17])/[.B17])" office:value-type="float" office:value="0.916707601920356" calcext:value-type="float">
            <text:p>0,917</text:p>
          </table:table-cell>
          <table:table-cell table:formula="of:=[.C17]/3*4095" office:value-type="float" office:value="1251.30587662129" calcext:value-type="float">
            <text:p>1251</text:p>
          </table:table-cell>
          <table:table-cell table:formula="of:=[.A17]*10" office:value-type="float" office:value="150" calcext:value-type="float">
            <text:p>150</text:p>
          </table:table-cell>
          <table:table-cell/>
          <table:table-cell table:formula="of:=((([.D17]*[.D17]*[.D17]/65536*64235693/65536)+([.D17]*[.D17]*-4041089/65536)+([.D17]*172478)-138635602)/65536)/10" office:value-type="float" office:value="15.169231446826" calcext:value-type="float">
            <text:p>15,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61.0985" calcext:value-type="float">
            <text:p>961</text:p>
          </table:table-cell>
          <table:table-cell table:formula="of:=[.$I$1]/(([.$G$1]+[.B18])/[.B18])" office:value-type="float" office:value="0.943627522371034" calcext:value-type="float">
            <text:p>0,944</text:p>
          </table:table-cell>
          <table:table-cell table:formula="of:=[.C18]/3*4095" office:value-type="float" office:value="1288.05156803646" calcext:value-type="float">
            <text:p>1288</text:p>
          </table:table-cell>
          <table:table-cell table:formula="of:=[.A18]*10" office:value-type="float" office:value="200" calcext:value-type="float">
            <text:p>200</text:p>
          </table:table-cell>
          <table:table-cell/>
          <table:table-cell table:formula="of:=((([.D18]*[.D18]*[.D18]/65536*64235693/65536)+([.D18]*[.D18]*-4041089/65536)+([.D18]*172478)-138635602)/65536)/10" office:value-type="float" office:value="20.1163558362446" calcext:value-type="float">
            <text:p>20,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[.$I$1]/(([.$G$1]+[.B19])/[.B19])" office:value-type="float" office:value="0.970588235294118" calcext:value-type="float">
            <text:p>0,971</text:p>
          </table:table-cell>
          <table:table-cell table:formula="of:=[.C19]/3*4095" office:value-type="float" office:value="1324.85294117647" calcext:value-type="float">
            <text:p>1325</text:p>
          </table:table-cell>
          <table:table-cell table:formula="of:=[.A19]*10" office:value-type="float" office:value="250" calcext:value-type="float">
            <text:p>250</text:p>
          </table:table-cell>
          <table:table-cell/>
          <table:table-cell table:formula="of:=((([.D19]*[.D19]*[.D19]/65536*64235693/65536)+([.D19]*[.D19]*-4041089/65536)+([.D19]*172478)-138635602)/65536)/10" office:value-type="float" office:value="25.0549984143994" calcext:value-type="float">
            <text:p>25,1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9.8385" calcext:value-type="float">
            <text:p>1040</text:p>
          </table:table-cell>
          <table:table-cell table:formula="of:=[.$I$1]/(([.$G$1]+[.B20])/[.B20])" office:value-type="float" office:value="0.997566324698093" calcext:value-type="float">
            <text:p>0,998</text:p>
          </table:table-cell>
          <table:table-cell table:formula="of:=[.C20]/3*4095" office:value-type="float" office:value="1361.6780332129" calcext:value-type="float">
            <text:p>1362</text:p>
          </table:table-cell>
          <table:table-cell table:formula="of:=[.A20]*10" office:value-type="float" office:value="300" calcext:value-type="float">
            <text:p>300</text:p>
          </table:table-cell>
          <table:table-cell/>
          <table:table-cell table:formula="of:=((([.D20]*[.D20]*[.D20]/65536*64235693/65536)+([.D20]*[.D20]*-4041089/65536)+([.D20]*172478)-138635602)/65536)/10" office:value-type="float" office:value="29.9876473875855" calcext:value-type="float">
            <text:p>30,0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80.614" calcext:value-type="float">
            <text:p>1081</text:p>
          </table:table-cell>
          <table:table-cell table:formula="of:=[.$I$1]/(([.$G$1]+[.B21])/[.B21])" office:value-type="float" office:value="1.02453940597837" calcext:value-type="float">
            <text:p>1,025</text:p>
          </table:table-cell>
          <table:table-cell table:formula="of:=[.C21]/3*4095" office:value-type="float" office:value="1398.49628916048" calcext:value-type="float">
            <text:p>1398</text:p>
          </table:table-cell>
          <table:table-cell table:formula="of:=[.A21]*10" office:value-type="float" office:value="350" calcext:value-type="float">
            <text:p>350</text:p>
          </table:table-cell>
          <table:table-cell/>
          <table:table-cell table:formula="of:=((([.D21]*[.D21]*[.D21]/65536*64235693/65536)+([.D21]*[.D21]*-4041089/65536)+([.D21]*172478)-138635602)/65536)/10" office:value-type="float" office:value="34.9170377170802" calcext:value-type="float">
            <text:p>34,9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22.3265" calcext:value-type="float">
            <text:p>1122</text:p>
          </table:table-cell>
          <table:table-cell table:formula="of:=[.$I$1]/(([.$G$1]+[.B22])/[.B22])" office:value-type="float" office:value="1.05148612713784" calcext:value-type="float">
            <text:p>1,051</text:p>
          </table:table-cell>
          <table:table-cell table:formula="of:=[.C22]/3*4095" office:value-type="float" office:value="1435.27856354316" calcext:value-type="float">
            <text:p>1435</text:p>
          </table:table-cell>
          <table:table-cell table:formula="of:=[.A22]*10" office:value-type="float" office:value="400" calcext:value-type="float">
            <text:p>400</text:p>
          </table:table-cell>
          <table:table-cell/>
          <table:table-cell table:formula="of:=((([.D22]*[.D22]*[.D22]/65536*64235693/65536)+([.D22]*[.D22]*-4041089/65536)+([.D22]*172478)-138635602)/65536)/10" office:value-type="float" office:value="39.8460935881964" calcext:value-type="float">
            <text:p>39,8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64.976" calcext:value-type="float">
            <text:p>1165</text:p>
          </table:table-cell>
          <table:table-cell table:formula="of:=[.$I$1]/(([.$G$1]+[.B23])/[.B23])" office:value-type="float" office:value="1.07838616585357" calcext:value-type="float">
            <text:p>1,078</text:p>
          </table:table-cell>
          <table:table-cell table:formula="of:=[.C23]/3*4095" office:value-type="float" office:value="1471.99711639012" calcext:value-type="float">
            <text:p>1472</text:p>
          </table:table-cell>
          <table:table-cell table:formula="of:=[.A23]*10" office:value-type="float" office:value="450" calcext:value-type="float">
            <text:p>450</text:p>
          </table:table-cell>
          <table:table-cell/>
          <table:table-cell table:formula="of:=((([.D23]*[.D23]*[.D23]/65536*64235693/65536)+([.D23]*[.D23]*-4041089/65536)+([.D23]*172478)-138635602)/65536)/10" office:value-type="float" office:value="44.7778740748392" calcext:value-type="float">
            <text:p>44,8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08.5625" calcext:value-type="float">
            <text:p>1209</text:p>
          </table:table-cell>
          <table:table-cell table:formula="of:=[.$I$1]/(([.$G$1]+[.B24])/[.B24])" office:value-type="float" office:value="1.10522022273412" calcext:value-type="float">
            <text:p>1,105</text:p>
          </table:table-cell>
          <table:table-cell table:formula="of:=[.C24]/3*4095" office:value-type="float" office:value="1508.62560403208" calcext:value-type="float">
            <text:p>1509</text:p>
          </table:table-cell>
          <table:table-cell table:formula="of:=[.A24]*10" office:value-type="float" office:value="500" calcext:value-type="float">
            <text:p>500</text:p>
          </table:table-cell>
          <table:table-cell/>
          <table:table-cell table:formula="of:=((([.D24]*[.D24]*[.D24]/65536*64235693/65536)+([.D24]*[.D24]*-4041089/65536)+([.D24]*172478)-138635602)/65536)/10" office:value-type="float" office:value="49.7155223294047" calcext:value-type="float">
            <text:p>49,7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53.086" calcext:value-type="float">
            <text:p>1253</text:p>
          </table:table-cell>
          <table:table-cell table:formula="of:=[.$I$1]/(([.$G$1]+[.B25])/[.B25])" office:value-type="float" office:value="1.13197001110842" calcext:value-type="float">
            <text:p>1,132</text:p>
          </table:table-cell>
          <table:table-cell table:formula="of:=[.C25]/3*4095" office:value-type="float" office:value="1545.13906516299" calcext:value-type="float">
            <text:p>1545</text:p>
          </table:table-cell>
          <table:table-cell table:formula="of:=[.A25]*10" office:value-type="float" office:value="550" calcext:value-type="float">
            <text:p>550</text:p>
          </table:table-cell>
          <table:table-cell/>
          <table:table-cell table:formula="of:=((([.D25]*[.D25]*[.D25]/65536*64235693/65536)+([.D25]*[.D25]*-4041089/65536)+([.D25]*172478)-138635602)/65536)/10" office:value-type="float" office:value="54.6622185438805" calcext:value-type="float">
            <text:p>54,7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98.5465" calcext:value-type="float">
            <text:p>1299</text:p>
          </table:table-cell>
          <table:table-cell table:formula="of:=[.$I$1]/(([.$G$1]+[.B26])/[.B26])" office:value-type="float" office:value="1.15861824368032" calcext:value-type="float">
            <text:p>1,159</text:p>
          </table:table-cell>
          <table:table-cell table:formula="of:=[.C26]/3*4095" office:value-type="float" office:value="1581.51390262364" calcext:value-type="float">
            <text:p>1582</text:p>
          </table:table-cell>
          <table:table-cell table:formula="of:=[.A26]*10" office:value-type="float" office:value="600" calcext:value-type="float">
            <text:p>600</text:p>
          </table:table-cell>
          <table:table-cell/>
          <table:table-cell table:formula="of:=((([.D26]*[.D26]*[.D26]/65536*64235693/65536)+([.D26]*[.D26]*-4041089/65536)+([.D26]*172478)-138635602)/65536)/10" office:value-type="float" office:value="59.6211368501824" calcext:value-type="float">
            <text:p>59,6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344.944" calcext:value-type="float">
            <text:p>1345</text:p>
          </table:table-cell>
          <table:table-cell table:formula="of:=[.$I$1]/(([.$G$1]+[.B27])/[.B27])" office:value-type="float" office:value="1.1851486163745" calcext:value-type="float">
            <text:p>1,185</text:p>
          </table:table-cell>
          <table:table-cell table:formula="of:=[.C27]/3*4095" office:value-type="float" office:value="1617.7278613512" calcext:value-type="float">
            <text:p>1618</text:p>
          </table:table-cell>
          <table:table-cell table:formula="of:=[.A27]*10" office:value-type="float" office:value="650" calcext:value-type="float">
            <text:p>650</text:p>
          </table:table-cell>
          <table:table-cell/>
          <table:table-cell table:formula="of:=((([.D27]*[.D27]*[.D27]/65536*64235693/65536)+([.D27]*[.D27]*-4041089/65536)+([.D27]*172478)-138635602)/65536)/10" office:value-type="float" office:value="64.5954062567184" calcext:value-type="float">
            <text:p>64,6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92.2785" calcext:value-type="float">
            <text:p>1392</text:p>
          </table:table-cell>
          <table:table-cell table:formula="of:=[.$I$1]/(([.$G$1]+[.B28])/[.B28])" office:value-type="float" office:value="1.21154578968818" calcext:value-type="float">
            <text:p>1,212</text:p>
          </table:table-cell>
          <table:table-cell table:formula="of:=[.C28]/3*4095" office:value-type="float" office:value="1653.76000292436" calcext:value-type="float">
            <text:p>1654</text:p>
          </table:table-cell>
          <table:table-cell table:formula="of:=[.A28]*10" office:value-type="float" office:value="700" calcext:value-type="float">
            <text:p>700</text:p>
          </table:table-cell>
          <table:table-cell/>
          <table:table-cell table:formula="of:=((([.D28]*[.D28]*[.D28]/65536*64235693/65536)+([.D28]*[.D28]*-4041089/65536)+([.D28]*172478)-138635602)/65536)/10" office:value-type="float" office:value="69.5880756542895" calcext:value-type="float">
            <text:p>69,6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40.55" calcext:value-type="float">
            <text:p>1441</text:p>
          </table:table-cell>
          <table:table-cell table:formula="of:=[.$I$1]/(([.$G$1]+[.B29])/[.B29])" office:value-type="float" office:value="1.23779536785096" calcext:value-type="float">
            <text:p>1,238</text:p>
          </table:table-cell>
          <table:table-cell table:formula="of:=[.C29]/3*4095" office:value-type="float" office:value="1689.59067711656" calcext:value-type="float">
            <text:p>1690</text:p>
          </table:table-cell>
          <table:table-cell table:formula="of:=[.A29]*10" office:value-type="float" office:value="750" calcext:value-type="float">
            <text:p>750</text:p>
          </table:table-cell>
          <table:table-cell/>
          <table:table-cell table:formula="of:=((([.D29]*[.D29]*[.D29]/65536*64235693/65536)+([.D29]*[.D29]*-4041089/65536)+([.D29]*172478)-138635602)/65536)/10" office:value-type="float" office:value="74.6020828678884" calcext:value-type="float">
            <text:p>74,6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489.7585" calcext:value-type="float">
            <text:p>1490</text:p>
          </table:table-cell>
          <table:table-cell table:formula="of:=[.$I$1]/(([.$G$1]+[.B30])/[.B30])" office:value-type="float" office:value="1.26388387608125" calcext:value-type="float">
            <text:p>1,264</text:p>
          </table:table-cell>
          <table:table-cell table:formula="of:=[.C30]/3*4095" office:value-type="float" office:value="1725.20149085091" calcext:value-type="float">
            <text:p>1725</text:p>
          </table:table-cell>
          <table:table-cell table:formula="of:=[.A30]*10" office:value-type="float" office:value="800" calcext:value-type="float">
            <text:p>800</text:p>
          </table:table-cell>
          <table:table-cell/>
          <table:table-cell table:formula="of:=((([.D30]*[.D30]*[.D30]/65536*64235693/65536)+([.D30]*[.D30]*-4041089/65536)+([.D30]*172478)-138635602)/65536)/10" office:value-type="float" office:value="79.6402276817672" calcext:value-type="float">
            <text:p>79,6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39.904" calcext:value-type="float">
            <text:p>1540</text:p>
          </table:table-cell>
          <table:table-cell table:formula="of:=[.$I$1]/(([.$G$1]+[.B31])/[.B31])" office:value-type="float" office:value="1.28979873621286" calcext:value-type="float">
            <text:p>1,290</text:p>
          </table:table-cell>
          <table:table-cell table:formula="of:=[.C31]/3*4095" office:value-type="float" office:value="1760.57527493056" calcext:value-type="float">
            <text:p>1761</text:p>
          </table:table-cell>
          <table:table-cell table:formula="of:=[.A31]*10" office:value-type="float" office:value="850" calcext:value-type="float">
            <text:p>850</text:p>
          </table:table-cell>
          <table:table-cell/>
          <table:table-cell table:formula="of:=((([.D31]*[.D31]*[.D31]/65536*64235693/65536)+([.D31]*[.D31]*-4041089/65536)+([.D31]*172478)-138635602)/65536)/10" office:value-type="float" office:value="84.705148723146" calcext:value-type="float">
            <text:p>84,7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90.9865" calcext:value-type="float">
            <text:p>1591</text:p>
          </table:table-cell>
          <table:table-cell table:formula="of:=[.$I$1]/(([.$G$1]+[.B32])/[.B32])" office:value-type="float" office:value="1.31552824094995" calcext:value-type="float">
            <text:p>1,316</text:p>
          </table:table-cell>
          <table:table-cell table:formula="of:=[.C32]/3*4095" office:value-type="float" office:value="1795.69604889668" calcext:value-type="float">
            <text:p>1796</text:p>
          </table:table-cell>
          <table:table-cell table:formula="of:=[.A32]*10" office:value-type="float" office:value="900" calcext:value-type="float">
            <text:p>900</text:p>
          </table:table-cell>
          <table:table-cell/>
          <table:table-cell table:formula="of:=((([.D32]*[.D32]*[.D32]/65536*64235693/65536)+([.D32]*[.D32]*-4041089/65536)+([.D32]*172478)-138635602)/65536)/10" office:value-type="float" office:value="89.7993040548904" calcext:value-type="float">
            <text:p>89,8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643.006" calcext:value-type="float">
            <text:p>1643</text:p>
          </table:table-cell>
          <table:table-cell table:formula="of:=[.$I$1]/(([.$G$1]+[.B33])/[.B33])" office:value-type="float" office:value="1.34106152699254" calcext:value-type="float">
            <text:p>1,341</text:p>
          </table:table-cell>
          <table:table-cell table:formula="of:=[.C33]/3*4095" office:value-type="float" office:value="1830.54898434482" calcext:value-type="float">
            <text:p>1831</text:p>
          </table:table-cell>
          <table:table-cell table:formula="of:=[.A33]*10" office:value-type="float" office:value="950" calcext:value-type="float">
            <text:p>950</text:p>
          </table:table-cell>
          <table:table-cell/>
          <table:table-cell table:formula="of:=((([.D33]*[.D33]*[.D33]/65536*64235693/65536)+([.D33]*[.D33]*-4041089/65536)+([.D33]*172478)-138635602)/65536)/10" office:value-type="float" office:value="94.9249552990114" calcext:value-type="float">
            <text:p>94,9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95.9625" calcext:value-type="float">
            <text:p>1696</text:p>
          </table:table-cell>
          <table:table-cell table:formula="of:=[.$I$1]/(([.$G$1]+[.B34])/[.B34])" office:value-type="float" office:value="1.36638854725843" calcext:value-type="float">
            <text:p>1,366</text:p>
          </table:table-cell>
          <table:table-cell table:formula="of:=[.C34]/3*4095" office:value-type="float" office:value="1865.12036700775" calcext:value-type="float">
            <text:p>1865</text:p>
          </table:table-cell>
          <table:table-cell table:formula="of:=[.A34]*10" office:value-type="float" office:value="1000" calcext:value-type="float">
            <text:p>1000</text:p>
          </table:table-cell>
          <table:table-cell/>
          <table:table-cell table:formula="of:=((([.D34]*[.D34]*[.D34]/65536*64235693/65536)+([.D34]*[.D34]*-4041089/65536)+([.D34]*172478)-138635602)/65536)/10" office:value-type="float" office:value="100.084155090515" calcext:value-type="float">
            <text:p>100,1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749.84281090118" calcext:value-type="float">
            <text:p>1750</text:p>
          </table:table-cell>
          <table:table-cell table:formula="of:=[.$I$1]/(([.$G$1]+[.B35])/[.B35])" office:value-type="float" office:value="1.39149397678509" calcext:value-type="float">
            <text:p>1,391</text:p>
          </table:table-cell>
          <table:table-cell table:formula="of:=[.C35]/3*4095" office:value-type="float" office:value="1899.38927831165" calcext:value-type="float">
            <text:p>1899</text:p>
          </table:table-cell>
          <table:table-cell table:formula="of:=[.A35]*10" office:value-type="float" office:value="1050" calcext:value-type="float">
            <text:p>1050</text:p>
          </table:table-cell>
          <table:table-cell/>
          <table:table-cell table:formula="of:=((([.D35]*[.D35]*[.D35]/65536*64235693/65536)+([.D35]*[.D35]*-4041089/65536)+([.D35]*172478)-138635602)/65536)/10" office:value-type="float" office:value="105.277472926353" calcext:value-type="float">
            <text:p>105,3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04.5150939661" calcext:value-type="float">
            <text:p>1805</text:p>
          </table:table-cell>
          <table:table-cell table:formula="of:=[.$I$1]/(([.$G$1]+[.B36])/[.B36])" office:value-type="float" office:value="1.41631072240269" calcext:value-type="float">
            <text:p>1,416</text:p>
          </table:table-cell>
          <table:table-cell table:formula="of:=[.C36]/3*4095" office:value-type="float" office:value="1933.26413607967" calcext:value-type="float">
            <text:p>1933</text:p>
          </table:table-cell>
          <table:table-cell table:formula="of:=[.A36]*10" office:value-type="float" office:value="1100" calcext:value-type="float">
            <text:p>1100</text:p>
          </table:table-cell>
          <table:table-cell/>
          <table:table-cell table:formula="of:=((([.D36]*[.D36]*[.D36]/65536*64235693/65536)+([.D36]*[.D36]*-4041089/65536)+([.D36]*172478)-138635602)/65536)/10" office:value-type="float" office:value="110.494037241184" calcext:value-type="float">
            <text:p>110,5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859.68564173968" calcext:value-type="float">
            <text:p>1860</text:p>
          </table:table-cell>
          <table:table-cell table:formula="of:=[.$I$1]/(([.$G$1]+[.B37])/[.B37])" office:value-type="float" office:value="1.44070786764316" calcext:value-type="float">
            <text:p>1,441</text:p>
          </table:table-cell>
          <table:table-cell table:formula="of:=[.C37]/3*4095" office:value-type="float" office:value="1966.56623933291" calcext:value-type="float">
            <text:p>1967</text:p>
          </table:table-cell>
          <table:table-cell table:formula="of:=[.A37]*10" office:value-type="float" office:value="1150" calcext:value-type="float">
            <text:p>1150</text:p>
          </table:table-cell>
          <table:table-cell/>
          <table:table-cell table:formula="of:=((([.D37]*[.D37]*[.D37]/65536*64235693/65536)+([.D37]*[.D37]*-4041089/65536)+([.D37]*172478)-138635602)/65536)/10" office:value-type="float" office:value="115.707983150915" calcext:value-type="float">
            <text:p>115,7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914.93090061143" calcext:value-type="float">
            <text:p>1915</text:p>
          </table:table-cell>
          <table:table-cell table:formula="of:=[.$I$1]/(([.$G$1]+[.B38])/[.B38])" office:value-type="float" office:value="1.46451290126622" calcext:value-type="float">
            <text:p>1,465</text:p>
          </table:table-cell>
          <table:table-cell table:formula="of:=[.C38]/3*4095" office:value-type="float" office:value="1999.06011022839" calcext:value-type="float">
            <text:p>1999</text:p>
          </table:table-cell>
          <table:table-cell table:formula="of:=[.A38]*10" office:value-type="float" office:value="1200" calcext:value-type="float">
            <text:p>1200</text:p>
          </table:table-cell>
          <table:table-cell/>
          <table:table-cell table:formula="of:=((([.D38]*[.D38]*[.D38]/65536*64235693/65536)+([.D38]*[.D38]*-4041089/65536)+([.D38]*172478)-138635602)/65536)/10" office:value-type="float" office:value="120.882040400587" calcext:value-type="float">
            <text:p>120,9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69.71367463249" calcext:value-type="float">
            <text:p>1970</text:p>
          </table:table-cell>
          <table:table-cell table:formula="of:=[.$I$1]/(([.$G$1]+[.B39])/[.B39])" office:value-type="float" office:value="1.48752426595408" calcext:value-type="float">
            <text:p>1,488</text:p>
          </table:table-cell>
          <table:table-cell table:formula="of:=[.C39]/3*4095" office:value-type="float" office:value="2030.47062302732" calcext:value-type="float">
            <text:p>2030</text:p>
          </table:table-cell>
          <table:table-cell table:formula="of:=[.A39]*10" office:value-type="float" office:value="1250" calcext:value-type="float">
            <text:p>1250</text:p>
          </table:table-cell>
          <table:table-cell/>
          <table:table-cell table:formula="of:=((([.D39]*[.D39]*[.D39]/65536*64235693/65536)+([.D39]*[.D39]*-4041089/65536)+([.D39]*172478)-138635602)/65536)/10" office:value-type="float" office:value="125.969400576813" calcext:value-type="float">
            <text:p>126,0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023.39288658876" calcext:value-type="float">
            <text:p>2023</text:p>
          </table:table-cell>
          <table:table-cell table:formula="of:=[.$I$1]/(([.$G$1]+[.B40])/[.B40])" office:value-type="float" office:value="1.50951920775282" calcext:value-type="float">
            <text:p>1,510</text:p>
          </table:table-cell>
          <table:table-cell table:formula="of:=[.C40]/3*4095" office:value-type="float" office:value="2060.49371858259" calcext:value-type="float">
            <text:p>2060</text:p>
          </table:table-cell>
          <table:table-cell table:formula="of:=[.A40]*10" office:value-type="float" office:value="1300" calcext:value-type="float">
            <text:p>1300</text:p>
          </table:table-cell>
          <table:table-cell/>
          <table:table-cell table:formula="of:=((([.D40]*[.D40]*[.D40]/65536*64235693/65536)+([.D40]*[.D40]*-4041089/65536)+([.D40]*172478)-138635602)/65536)/10" office:value-type="float" office:value="130.914849915783" calcext:value-type="float">
            <text:p>130,9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075.2304549566" calcext:value-type="float">
            <text:p>2075</text:p>
          </table:table-cell>
          <table:table-cell table:formula="of:=[.$I$1]/(([.$G$1]+[.B41])/[.B41])" office:value-type="float" office:value="1.53025873645723" calcext:value-type="float">
            <text:p>1,530</text:p>
          </table:table-cell>
          <table:table-cell table:formula="of:=[.C41]/3*4095" office:value-type="float" office:value="2088.80317526411" calcext:value-type="float">
            <text:p>2089</text:p>
          </table:table-cell>
          <table:table-cell table:formula="of:=[.A41]*10" office:value-type="float" office:value="1350" calcext:value-type="float">
            <text:p>1350</text:p>
          </table:table-cell>
          <table:table-cell/>
          <table:table-cell table:formula="of:=((([.D41]*[.D41]*[.D41]/65536*64235693/65536)+([.D41]*[.D41]*-4041089/65536)+([.D41]*172478)-138635602)/65536)/10" office:value-type="float" office:value="135.655541346711" calcext:value-type="float">
            <text:p>135,7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124.3965329362" calcext:value-type="float">
            <text:p>2124</text:p>
          </table:table-cell>
          <table:table-cell table:formula="of:=[.$I$1]/(([.$G$1]+[.B42])/[.B42])" office:value-type="float" office:value="1.54949030387923" calcext:value-type="float">
            <text:p>1,549</text:p>
          </table:table-cell>
          <table:table-cell table:formula="of:=[.C42]/3*4095" office:value-type="float" office:value="2115.05426479515" calcext:value-type="float">
            <text:p>2115</text:p>
          </table:table-cell>
          <table:table-cell table:formula="of:=[.A42]*10" office:value-type="float" office:value="1400" calcext:value-type="float">
            <text:p>1400</text:p>
          </table:table-cell>
          <table:table-cell/>
          <table:table-cell table:formula="of:=((([.D42]*[.D42]*[.D42]/65536*64235693/65536)+([.D42]*[.D42]*-4041089/65536)+([.D42]*172478)-138635602)/65536)/10" office:value-type="float" office:value="140.121535240558" calcext:value-type="float">
            <text:p>140,1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169.97369861391" calcext:value-type="float">
            <text:p>2170</text:p>
          </table:table-cell>
          <table:table-cell table:formula="of:=[.$I$1]/(([.$G$1]+[.B43])/[.B43])" office:value-type="float" office:value="1.56694845040308" calcext:value-type="float">
            <text:p>1,567</text:p>
          </table:table-cell>
          <table:table-cell table:formula="of:=[.C43]/3*4095" office:value-type="float" office:value="2138.88463480021" calcext:value-type="float">
            <text:p>2139</text:p>
          </table:table-cell>
          <table:table-cell table:formula="of:=[.A43]*10" office:value-type="float" office:value="1450" calcext:value-type="float">
            <text:p>1450</text:p>
          </table:table-cell>
          <table:table-cell/>
          <table:table-cell table:formula="of:=((([.D43]*[.D43]*[.D43]/65536*64235693/65536)+([.D43]*[.D43]*-4041089/65536)+([.D43]*172478)-138635602)/65536)/10" office:value-type="float" office:value="144.236161699665" calcext:value-type="float">
            <text:p>144,2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10.96042050553" calcext:value-type="float">
            <text:p>2211</text:p>
          </table:table-cell>
          <table:table-cell table:formula="of:=[.$I$1]/(([.$G$1]+[.B44])/[.B44])" office:value-type="float" office:value="1.58235350605511" calcext:value-type="float">
            <text:p>1,582</text:p>
          </table:table-cell>
          <table:table-cell table:formula="of:=[.C44]/3*4095" office:value-type="float" office:value="2159.91253576522" calcext:value-type="float">
            <text:p>2160</text:p>
          </table:table-cell>
          <table:table-cell table:formula="of:=[.A44]*10" office:value-type="float" office:value="1500" calcext:value-type="float">
            <text:p>1500</text:p>
          </table:table-cell>
          <table:table-cell/>
          <table:table-cell table:formula="of:=((([.D44]*[.D44]*[.D44]/65536*64235693/65536)+([.D44]*[.D44]*-4041089/65536)+([.D44]*172478)-138635602)/65536)/10" office:value-type="float" office:value="147.916221592039" calcext:value-type="float">
            <text:p>147,9</text:p>
          </table:table-cell>
          <table:table-cell table:number-columns-repeated="2"/>
        </table:table-row>
      </table:table>
      <table:table table:name="KTY84" table:style-name="ta1">
        <table:shapes>
          <draw:frame draw:z-index="0" draw:style-name="gr1" draw:text-style-name="P1" svg:width="303.66mm" svg:height="171.12mm" svg:x="198.9mm" svg:y="9.77mm">
            <loext:p draw:notify-on-update-of-ranges="KTY84.A2:KTY84.A2 KTY84.D3:KTY84.D38 KTY84.E3:KTY84.E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Default" table:number-columns-repeated="4"/>
          <table:table-cell/>
          <table:table-cell table:style-name="ce1" office:value-type="string" calcext:value-type="string">
            <text:p>Rdiv = </text:p>
          </table:table-cell>
          <table:table-cell table:style-name="ce3" office:value-type="float" office:value="2400" calcext:value-type="float">
            <text:p>2400</text:p>
          </table:table-cell>
          <table:table-cell table:style-name="ce1" office:value-type="string" calcext:value-type="string">
            <text:p>V supply = </text:p>
          </table:table-cell>
          <table:table-cell table:style-name="ce3"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Vout</text:p>
          </table:table-cell>
          <table:table-cell table:style-name="Default" office:value-type="string" calcext:value-type="string">
            <text:p>ADC</text:p>
          </table:table-cell>
          <table:table-cell office:value-type="string" calcext:value-type="string">
            <text:p>Out Val</text:p>
          </table:table-cell>
          <table:table-cell/>
          <table:table-cell table:style-name="Default"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[.$I$1]/(([.$G$1]+[.B3])/[.B3])" office:value-type="float" office:value="0.429394708227619" calcext:value-type="float">
            <text:p>0,429</text:p>
          </table:table-cell>
          <table:table-cell table:formula="of:=[.C3]/3*4095" office:value-type="float" office:value="586.123776730699" calcext:value-type="float">
            <text:p>586</text:p>
          </table:table-cell>
          <table:table-cell table:formula="of:=[.A3]*10" office:value-type="float" office:value="-400" calcext:value-type="float">
            <text:p>-400</text:p>
          </table:table-cell>
          <table:table-cell/>
          <table:table-cell table:formula="of:=((([.D3]*[.D3]*[.D3]/65536*62040547/65536)+([.D3]*[.D3]*-3947527/65536)+([.D3]*197468)-123746373)/65536)/10" office:value-type="float" office:value="-39.3525750665915" calcext:value-type="float">
            <text:p>-39,4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[.$I$1]/(([.$G$1]+[.B4])/[.B4])" office:value-type="float" office:value="0.462307416696525" calcext:value-type="float">
            <text:p>0,462</text:p>
          </table:table-cell>
          <table:table-cell table:formula="of:=[.C4]/3*4095" office:value-type="float" office:value="631.049623790756" calcext:value-type="float">
            <text:p>631</text:p>
          </table:table-cell>
          <table:table-cell table:formula="of:=[.A4]*10" office:value-type="float" office:value="-300" calcext:value-type="float">
            <text:p>-300</text:p>
          </table:table-cell>
          <table:table-cell/>
          <table:table-cell table:formula="of:=((([.D4]*[.D4]*[.D4]/65536*62040547/65536)+([.D4]*[.D4]*-3947527/65536)+([.D4]*197468)-123746373)/65536)/10" office:value-type="float" office:value="-29.741001158552" calcext:value-type="float">
            <text:p>-29,7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[.$I$1]/(([.$G$1]+[.B5])/[.B5])" office:value-type="float" office:value="0.495467422096317" calcext:value-type="float">
            <text:p>0,495</text:p>
          </table:table-cell>
          <table:table-cell table:formula="of:=[.C5]/3*4095" office:value-type="float" office:value="676.313031161473" calcext:value-type="float">
            <text:p>676</text:p>
          </table:table-cell>
          <table:table-cell table:formula="of:=[.A5]*10" office:value-type="float" office:value="-200" calcext:value-type="float">
            <text:p>-200</text:p>
          </table:table-cell>
          <table:table-cell/>
          <table:table-cell table:formula="of:=((([.D5]*[.D5]*[.D5]/65536*62040547/65536)+([.D5]*[.D5]*-3947527/65536)+([.D5]*197468)-123746373)/65536)/10" office:value-type="float" office:value="-20.262039688595" calcext:value-type="float">
            <text:p>-20,3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[.$I$1]/(([.$G$1]+[.B6])/[.B6])" office:value-type="float" office:value="0.530769230769231" calcext:value-type="float">
            <text:p>0,531</text:p>
          </table:table-cell>
          <table:table-cell table:formula="of:=[.C6]/3*4095" office:value-type="float" office:value="724.5" calcext:value-type="float">
            <text:p>725</text:p>
          </table:table-cell>
          <table:table-cell table:formula="of:=[.A6]*10" office:value-type="float" office:value="-100" calcext:value-type="float">
            <text:p>-100</text:p>
          </table:table-cell>
          <table:table-cell/>
          <table:table-cell table:formula="of:=((([.D6]*[.D6]*[.D6]/65536*62040547/65536)+([.D6]*[.D6]*-3947527/65536)+([.D6]*197468)-123746373)/65536)/10" office:value-type="float" office:value="-10.3830441340845" calcext:value-type="float">
            <text:p>-10,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[.$I$1]/(([.$G$1]+[.B7])/[.B7])" office:value-type="float" office:value="0.567080745341615" calcext:value-type="float">
            <text:p>0,567</text:p>
          </table:table-cell>
          <table:table-cell table:formula="of:=[.C7]/3*4095" office:value-type="float" office:value="774.065217391304" calcext:value-type="float">
            <text:p>774</text:p>
          </table:table-cell>
          <table:table-cell table:formula="of:=[.A7]*10" office:value-type="float" office:value="0" calcext:value-type="float">
            <text:p>0</text:p>
          </table:table-cell>
          <table:table-cell/>
          <table:table-cell table:formula="of:=((([.D7]*[.D7]*[.D7]/65536*62040547/65536)+([.D7]*[.D7]*-3947527/65536)+([.D7]*197468)-123746373)/65536)/10" office:value-type="float" office:value="-0.434545085280615" calcext:value-type="float">
            <text:p>-0,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$I$1]/(([.$G$1]+[.B8])/[.B8])" office:value-type="float" office:value="0.60428863172226" calcext:value-type="float">
            <text:p>0,604</text:p>
          </table:table-cell>
          <table:table-cell table:formula="of:=[.C8]/3*4095" office:value-type="float" office:value="824.853982300885" calcext:value-type="float">
            <text:p>825</text:p>
          </table:table-cell>
          <table:table-cell table:formula="of:=[.A8]*10" office:value-type="float" office:value="100" calcext:value-type="float">
            <text:p>100</text:p>
          </table:table-cell>
          <table:table-cell/>
          <table:table-cell table:formula="of:=((([.D8]*[.D8]*[.D8]/65536*62040547/65536)+([.D8]*[.D8]*-3947527/65536)+([.D8]*197468)-123746373)/65536)/10" office:value-type="float" office:value="9.55209922482245" calcext:value-type="float">
            <text:p>9,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[.$I$1]/(([.$G$1]+[.B9])/[.B9])" office:value-type="float" office:value="0.643173431734317" calcext:value-type="float">
            <text:p>0,643</text:p>
          </table:table-cell>
          <table:table-cell table:formula="of:=[.C9]/3*4095" office:value-type="float" office:value="877.931734317343" calcext:value-type="float">
            <text:p>878</text:p>
          </table:table-cell>
          <table:table-cell table:formula="of:=[.A9]*10" office:value-type="float" office:value="200" calcext:value-type="float">
            <text:p>200</text:p>
          </table:table-cell>
          <table:table-cell/>
          <table:table-cell table:formula="of:=((([.D9]*[.D9]*[.D9]/65536*62040547/65536)+([.D9]*[.D9]*-3947527/65536)+([.D9]*197468)-123746373)/65536)/10" office:value-type="float" office:value="19.7830968607262" calcext:value-type="float">
            <text:p>19,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[.$I$1]/(([.$G$1]+[.B10])/[.B10])" office:value-type="float" office:value="0.662637362637363" calcext:value-type="float">
            <text:p>0,663</text:p>
          </table:table-cell>
          <table:table-cell table:formula="of:=[.C10]/3*4095" office:value-type="float" office:value="904.5" calcext:value-type="float">
            <text:p>905</text:p>
          </table:table-cell>
          <table:table-cell table:formula="of:=[.A10]*10" office:value-type="float" office:value="250" calcext:value-type="float">
            <text:p>250</text:p>
          </table:table-cell>
          <table:table-cell/>
          <table:table-cell table:formula="of:=((([.D10]*[.D10]*[.D10]/65536*62040547/65536)+([.D10]*[.D10]*-3947527/65536)+([.D10]*197468)-123746373)/65536)/10" office:value-type="float" office:value="24.8313778947453" calcext:value-type="float">
            <text:p>24,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[.$I$1]/(([.$G$1]+[.B11])/[.B11])" office:value-type="float" office:value="0.682683410442829" calcext:value-type="float">
            <text:p>0,683</text:p>
          </table:table-cell>
          <table:table-cell table:formula="of:=[.C11]/3*4095" office:value-type="float" office:value="931.862855254461" calcext:value-type="float">
            <text:p>932</text:p>
          </table:table-cell>
          <table:table-cell table:formula="of:=[.A11]*10" office:value-type="float" office:value="300" calcext:value-type="float">
            <text:p>300</text:p>
          </table:table-cell>
          <table:table-cell/>
          <table:table-cell table:formula="of:=((([.D11]*[.D11]*[.D11]/65536*62040547/65536)+([.D11]*[.D11]*-3947527/65536)+([.D11]*197468)-123746373)/65536)/10" office:value-type="float" office:value="29.9832933755232" calcext:value-type="float">
            <text:p>30,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[.$I$1]/(([.$G$1]+[.B12])/[.B12])" office:value-type="float" office:value="0.721875" calcext:value-type="float">
            <text:p>0,722</text:p>
          </table:table-cell>
          <table:table-cell table:formula="of:=[.C12]/3*4095" office:value-type="float" office:value="985.359375" calcext:value-type="float">
            <text:p>985</text:p>
          </table:table-cell>
          <table:table-cell table:formula="of:=[.A12]*10" office:value-type="float" office:value="400" calcext:value-type="float">
            <text:p>400</text:p>
          </table:table-cell>
          <table:table-cell/>
          <table:table-cell table:formula="of:=((([.D12]*[.D12]*[.D12]/65536*62040547/65536)+([.D12]*[.D12]*-3947527/65536)+([.D12]*197468)-123746373)/65536)/10" office:value-type="float" office:value="39.9271469938916" calcext:value-type="float">
            <text:p>39,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[.$I$1]/(([.$G$1]+[.B13])/[.B13])" office:value-type="float" office:value="0.76316463805253" calcext:value-type="float">
            <text:p>0,763</text:p>
          </table:table-cell>
          <table:table-cell table:formula="of:=[.C13]/3*4095" office:value-type="float" office:value="1041.7197309417" calcext:value-type="float">
            <text:p>1042</text:p>
          </table:table-cell>
          <table:table-cell table:formula="of:=[.A13]*10" office:value-type="float" office:value="500" calcext:value-type="float">
            <text:p>500</text:p>
          </table:table-cell>
          <table:table-cell/>
          <table:table-cell table:formula="of:=((([.D13]*[.D13]*[.D13]/65536*62040547/65536)+([.D13]*[.D13]*-3947527/65536)+([.D13]*197468)-123746373)/65536)/10" office:value-type="float" office:value="50.2380619816505" calcext:value-type="float">
            <text:p>50,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[.$I$1]/(([.$G$1]+[.B14])/[.B14])" office:value-type="float" office:value="0.803939489442168" calcext:value-type="float">
            <text:p>0,804</text:p>
          </table:table-cell>
          <table:table-cell table:formula="of:=[.C14]/3*4095" office:value-type="float" office:value="1097.37740308856" calcext:value-type="float">
            <text:p>1097</text:p>
          </table:table-cell>
          <table:table-cell table:formula="of:=[.A14]*10" office:value-type="float" office:value="600" calcext:value-type="float">
            <text:p>600</text:p>
          </table:table-cell>
          <table:table-cell/>
          <table:table-cell table:formula="of:=((([.D14]*[.D14]*[.D14]/65536*62040547/65536)+([.D14]*[.D14]*-3947527/65536)+([.D14]*197468)-123746373)/65536)/10" office:value-type="float" office:value="60.2767541625483" calcext:value-type="float">
            <text:p>60,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[.$I$1]/(([.$G$1]+[.B15])/[.B15])" office:value-type="float" office:value="0.84494730316181" calcext:value-type="float">
            <text:p>0,845</text:p>
          </table:table-cell>
          <table:table-cell table:formula="of:=[.C15]/3*4095" office:value-type="float" office:value="1153.35306881587" calcext:value-type="float">
            <text:p>1153</text:p>
          </table:table-cell>
          <table:table-cell table:formula="of:=[.A15]*10" office:value-type="float" office:value="700" calcext:value-type="float">
            <text:p>700</text:p>
          </table:table-cell>
          <table:table-cell/>
          <table:table-cell table:formula="of:=((([.D15]*[.D15]*[.D15]/65536*62040547/65536)+([.D15]*[.D15]*-3947527/65536)+([.D15]*197468)-123746373)/65536)/10" office:value-type="float" office:value="70.2519449452442" calcext:value-type="float">
            <text:p>70,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[.$I$1]/(([.$G$1]+[.B16])/[.B16])" office:value-type="float" office:value="0.886837294332724" calcext:value-type="float">
            <text:p>0,887</text:p>
          </table:table-cell>
          <table:table-cell table:formula="of:=[.C16]/3*4095" office:value-type="float" office:value="1210.53290676417" calcext:value-type="float">
            <text:p>1211</text:p>
          </table:table-cell>
          <table:table-cell table:formula="of:=[.A16]*10" office:value-type="float" office:value="800" calcext:value-type="float">
            <text:p>800</text:p>
          </table:table-cell>
          <table:table-cell/>
          <table:table-cell table:formula="of:=((([.D16]*[.D16]*[.D16]/65536*62040547/65536)+([.D16]*[.D16]*-3947527/65536)+([.D16]*197468)-123746373)/65536)/10" office:value-type="float" office:value="80.3406613738563" calcext:value-type="float">
            <text:p>80,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[.$I$1]/(([.$G$1]+[.B17])/[.B17])" office:value-type="float" office:value="0.92874251497006" calcext:value-type="float">
            <text:p>0,929</text:p>
          </table:table-cell>
          <table:table-cell table:formula="of:=[.C17]/3*4095" office:value-type="float" office:value="1267.73353293413" calcext:value-type="float">
            <text:p>1268</text:p>
          </table:table-cell>
          <table:table-cell table:formula="of:=[.A17]*10" office:value-type="float" office:value="900" calcext:value-type="float">
            <text:p>900</text:p>
          </table:table-cell>
          <table:table-cell/>
          <table:table-cell table:formula="of:=((([.D17]*[.D17]*[.D17]/65536*62040547/65536)+([.D17]*[.D17]*-3947527/65536)+([.D17]*197468)-123746373)/65536)/10" office:value-type="float" office:value="90.3554162121812" calcext:value-type="float">
            <text:p>90,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$I$1]/(([.$G$1]+[.B18])/[.B18])" office:value-type="float" office:value="0.970588235294118" calcext:value-type="float">
            <text:p>0,971</text:p>
          </table:table-cell>
          <table:table-cell table:formula="of:=[.C18]/3*4095" office:value-type="float" office:value="1324.85294117647" calcext:value-type="float">
            <text:p>1325</text:p>
          </table:table-cell>
          <table:table-cell table:formula="of:=[.A18]*10" office:value-type="float" office:value="1000" calcext:value-type="float">
            <text:p>1000</text:p>
          </table:table-cell>
          <table:table-cell/>
          <table:table-cell table:formula="of:=((([.D18]*[.D18]*[.D18]/65536*62040547/65536)+([.D18]*[.D18]*-3947527/65536)+([.D18]*197468)-123746373)/65536)/10" office:value-type="float" office:value="100.303156506384" calcext:value-type="float">
            <text:p>100,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[.$I$1]/(([.$G$1]+[.B19])/[.B19])" office:value-type="float" office:value="1.01230502599653" calcext:value-type="float">
            <text:p>1,012</text:p>
          </table:table-cell>
          <table:table-cell table:formula="of:=[.C19]/3*4095" office:value-type="float" office:value="1381.79636048527" calcext:value-type="float">
            <text:p>1382</text:p>
          </table:table-cell>
          <table:table-cell table:formula="of:=[.A19]*10" office:value-type="float" office:value="1100" calcext:value-type="float">
            <text:p>1100</text:p>
          </table:table-cell>
          <table:table-cell/>
          <table:table-cell table:formula="of:=((([.D19]*[.D19]*[.D19]/65536*62040547/65536)+([.D19]*[.D19]*-3947527/65536)+([.D19]*197468)-123746373)/65536)/10" office:value-type="float" office:value="110.192251557739" calcext:value-type="float">
            <text:p>110,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[.$I$1]/(([.$G$1]+[.B20])/[.B20])" office:value-type="float" office:value="1.05446555146016" calcext:value-type="float">
            <text:p>1,054</text:p>
          </table:table-cell>
          <table:table-cell table:formula="of:=[.C20]/3*4095" office:value-type="float" office:value="1439.34547774312" calcext:value-type="float">
            <text:p>1439</text:p>
          </table:table-cell>
          <table:table-cell table:formula="of:=[.A20]*10" office:value-type="float" office:value="1200" calcext:value-type="float">
            <text:p>1200</text:p>
          </table:table-cell>
          <table:table-cell/>
          <table:table-cell table:formula="of:=((([.D20]*[.D20]*[.D20]/65536*62040547/65536)+([.D20]*[.D20]*-3947527/65536)+([.D20]*197468)-123746373)/65536)/10" office:value-type="float" office:value="120.183058324308" calcext:value-type="float">
            <text:p>120,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[.$I$1]/(([.$G$1]+[.B21])/[.B21])" office:value-type="float" office:value="1.09632721202003" calcext:value-type="float">
            <text:p>1,096</text:p>
          </table:table-cell>
          <table:table-cell table:formula="of:=[.C21]/3*4095" office:value-type="float" office:value="1496.48664440735" calcext:value-type="float">
            <text:p>1496</text:p>
          </table:table-cell>
          <table:table-cell table:formula="of:=[.A21]*10" office:value-type="float" office:value="1300" calcext:value-type="float">
            <text:p>1300</text:p>
          </table:table-cell>
          <table:table-cell/>
          <table:table-cell table:formula="of:=((([.D21]*[.D21]*[.D21]/65536*62040547/65536)+([.D21]*[.D21]*-3947527/65536)+([.D21]*197468)-123746373)/65536)/10" office:value-type="float" office:value="130.124376723414" calcext:value-type="float">
            <text:p>130,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[.$I$1]/(([.$G$1]+[.B22])/[.B22])" office:value-type="float" office:value="1.13724740578919" calcext:value-type="float">
            <text:p>1,137</text:p>
          </table:table-cell>
          <table:table-cell table:formula="of:=[.C22]/3*4095" office:value-type="float" office:value="1552.34270890224" calcext:value-type="float">
            <text:p>1552</text:p>
          </table:table-cell>
          <table:table-cell table:formula="of:=[.A22]*10" office:value-type="float" office:value="1400" calcext:value-type="float">
            <text:p>1400</text:p>
          </table:table-cell>
          <table:table-cell/>
          <table:table-cell table:formula="of:=((([.D22]*[.D22]*[.D22]/65536*62040547/65536)+([.D22]*[.D22]*-3947527/65536)+([.D22]*197468)-123746373)/65536)/10" office:value-type="float" office:value="139.886387088377" calcext:value-type="float">
            <text:p>139,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[.$I$1]/(([.$G$1]+[.B23])/[.B23])" office:value-type="float" office:value="1.17895018746652" calcext:value-type="float">
            <text:p>1,179</text:p>
          </table:table-cell>
          <table:table-cell table:formula="of:=[.C23]/3*4095" office:value-type="float" office:value="1609.26700589181" calcext:value-type="float">
            <text:p>1609</text:p>
          </table:table-cell>
          <table:table-cell table:formula="of:=[.A23]*10" office:value-type="float" office:value="1500" calcext:value-type="float">
            <text:p>1500</text:p>
          </table:table-cell>
          <table:table-cell/>
          <table:table-cell table:formula="of:=((([.D23]*[.D23]*[.D23]/65536*62040547/65536)+([.D23]*[.D23]*-3947527/65536)+([.D23]*197468)-123746373)/65536)/10" office:value-type="float" office:value="149.904169650117" calcext:value-type="float">
            <text:p>149,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[.$I$1]/(([.$G$1]+[.B24])/[.B24])" office:value-type="float" office:value="1.21962174940898" calcext:value-type="float">
            <text:p>1,220</text:p>
          </table:table-cell>
          <table:table-cell table:formula="of:=[.C24]/3*4095" office:value-type="float" office:value="1664.78368794326" calcext:value-type="float">
            <text:p>1665</text:p>
          </table:table-cell>
          <table:table-cell table:formula="of:=[.A24]*10" office:value-type="float" office:value="1600" calcext:value-type="float">
            <text:p>1600</text:p>
          </table:table-cell>
          <table:table-cell/>
          <table:table-cell table:formula="of:=((([.D24]*[.D24]*[.D24]/65536*62040547/65536)+([.D24]*[.D24]*-3947527/65536)+([.D24]*197468)-123746373)/65536)/10" office:value-type="float" office:value="159.764555406018" calcext:value-type="float">
            <text:p>159,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[.$I$1]/(([.$G$1]+[.B25])/[.B25])" office:value-type="float" office:value="1.25981452859351" calcext:value-type="float">
            <text:p>1,260</text:p>
          </table:table-cell>
          <table:table-cell table:formula="of:=[.C25]/3*4095" office:value-type="float" office:value="1719.64683153014" calcext:value-type="float">
            <text:p>1720</text:p>
          </table:table-cell>
          <table:table-cell table:formula="of:=[.A25]*10" office:value-type="float" office:value="1700" calcext:value-type="float">
            <text:p>1700</text:p>
          </table:table-cell>
          <table:table-cell/>
          <table:table-cell table:formula="of:=((([.D25]*[.D25]*[.D25]/65536*62040547/65536)+([.D25]*[.D25]*-3947527/65536)+([.D25]*197468)-123746373)/65536)/10" office:value-type="float" office:value="169.6188185172" calcext:value-type="float">
            <text:p>169,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[.$I$1]/(([.$G$1]+[.B26])/[.B26])" office:value-type="float" office:value="1.3" calcext:value-type="float">
            <text:p>1,300</text:p>
          </table:table-cell>
          <table:table-cell table:formula="of:=[.C26]/3*4095" office:value-type="float" office:value="1774.5" calcext:value-type="float">
            <text:p>1775</text:p>
          </table:table-cell>
          <table:table-cell table:formula="of:=[.A26]*10" office:value-type="float" office:value="1800" calcext:value-type="float">
            <text:p>1800</text:p>
          </table:table-cell>
          <table:table-cell/>
          <table:table-cell table:formula="of:=((([.D26]*[.D26]*[.D26]/65536*62040547/65536)+([.D26]*[.D26]*-3947527/65536)+([.D26]*197468)-123746373)/65536)/10" office:value-type="float" office:value="179.602480477033" calcext:value-type="float">
            <text:p>179,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[.$I$1]/(([.$G$1]+[.B27])/[.B27])" office:value-type="float" office:value="1.33960396039604" calcext:value-type="float">
            <text:p>1,340</text:p>
          </table:table-cell>
          <table:table-cell table:formula="of:=[.C27]/3*4095" office:value-type="float" office:value="1828.55940594059" calcext:value-type="float">
            <text:p>1829</text:p>
          </table:table-cell>
          <table:table-cell table:formula="of:=[.A27]*10" office:value-type="float" office:value="1900" calcext:value-type="float">
            <text:p>1900</text:p>
          </table:table-cell>
          <table:table-cell/>
          <table:table-cell table:formula="of:=((([.D27]*[.D27]*[.D27]/65536*62040547/65536)+([.D27]*[.D27]*-3947527/65536)+([.D27]*197468)-123746373)/65536)/10" office:value-type="float" office:value="189.591270759957" calcext:value-type="float">
            <text:p>189,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[.$I$1]/(([.$G$1]+[.B28])/[.B28])" office:value-type="float" office:value="1.37860262008734" calcext:value-type="float">
            <text:p>1,379</text:p>
          </table:table-cell>
          <table:table-cell table:formula="of:=[.C28]/3*4095" office:value-type="float" office:value="1881.79257641921" calcext:value-type="float">
            <text:p>1882</text:p>
          </table:table-cell>
          <table:table-cell table:formula="of:=[.A28]*10" office:value-type="float" office:value="2000" calcext:value-type="float">
            <text:p>2000</text:p>
          </table:table-cell>
          <table:table-cell/>
          <table:table-cell table:formula="of:=((([.D28]*[.D28]*[.D28]/65536*62040547/65536)+([.D28]*[.D28]*-3947527/65536)+([.D28]*197468)-123746373)/65536)/10" office:value-type="float" office:value="199.592927380777" calcext:value-type="float">
            <text:p>199,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[.$I$1]/(([.$G$1]+[.B29])/[.B29])" office:value-type="float" office:value="1.41742334204897" calcext:value-type="float">
            <text:p>1,417</text:p>
          </table:table-cell>
          <table:table-cell table:formula="of:=[.C29]/3*4095" office:value-type="float" office:value="1934.78286189684" calcext:value-type="float">
            <text:p>1935</text:p>
          </table:table-cell>
          <table:table-cell table:formula="of:=[.A29]*10" office:value-type="float" office:value="2100" calcext:value-type="float">
            <text:p>2100</text:p>
          </table:table-cell>
          <table:table-cell/>
          <table:table-cell table:formula="of:=((([.D29]*[.D29]*[.D29]/65536*62040547/65536)+([.D29]*[.D29]*-3947527/65536)+([.D29]*197468)-123746373)/65536)/10" office:value-type="float" office:value="209.731971684858" calcext:value-type="float">
            <text:p>209,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[.$I$1]/(([.$G$1]+[.B30])/[.B30])" office:value-type="float" office:value="1.45513626834382" calcext:value-type="float">
            <text:p>1,455</text:p>
          </table:table-cell>
          <table:table-cell table:formula="of:=[.C30]/3*4095" office:value-type="float" office:value="1986.26100628931" calcext:value-type="float">
            <text:p>1986</text:p>
          </table:table-cell>
          <table:table-cell table:formula="of:=[.A30]*10" office:value-type="float" office:value="2200" calcext:value-type="float">
            <text:p>2200</text:p>
          </table:table-cell>
          <table:table-cell/>
          <table:table-cell table:formula="of:=((([.D30]*[.D30]*[.D30]/65536*62040547/65536)+([.D30]*[.D30]*-3947527/65536)+([.D30]*197468)-123746373)/65536)/10" office:value-type="float" office:value="219.775240808177" calcext:value-type="float">
            <text:p>219,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[.$I$1]/(([.$G$1]+[.B31])/[.B31])" office:value-type="float" office:value="1.4926061159288" calcext:value-type="float">
            <text:p>1,493</text:p>
          </table:table-cell>
          <table:table-cell table:formula="of:=[.C31]/3*4095" office:value-type="float" office:value="2037.40734824281" calcext:value-type="float">
            <text:p>2037</text:p>
          </table:table-cell>
          <table:table-cell table:formula="of:=[.A31]*10" office:value-type="float" office:value="2300" calcext:value-type="float">
            <text:p>2300</text:p>
          </table:table-cell>
          <table:table-cell/>
          <table:table-cell table:formula="of:=((([.D31]*[.D31]*[.D31]/65536*62040547/65536)+([.D31]*[.D31]*-3947527/65536)+([.D31]*197468)-123746373)/65536)/10" office:value-type="float" office:value="229.960691976959" calcext:value-type="float">
            <text:p>230,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[.$I$1]/(([.$G$1]+[.B32])/[.B32])" office:value-type="float" office:value="1.52937625754527" calcext:value-type="float">
            <text:p>1,529</text:p>
          </table:table-cell>
          <table:table-cell table:formula="of:=[.C32]/3*4095" office:value-type="float" office:value="2087.5985915493" calcext:value-type="float">
            <text:p>2088</text:p>
          </table:table-cell>
          <table:table-cell table:formula="of:=[.A32]*10" office:value-type="float" office:value="2400" calcext:value-type="float">
            <text:p>2400</text:p>
          </table:table-cell>
          <table:table-cell/>
          <table:table-cell table:formula="of:=((([.D32]*[.D32]*[.D32]/65536*62040547/65536)+([.D32]*[.D32]*-3947527/65536)+([.D32]*197468)-123746373)/65536)/10" office:value-type="float" office:value="240.173579208243" calcext:value-type="float">
            <text:p>240,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[.$I$1]/(([.$G$1]+[.B33])/[.B33])" office:value-type="float" office:value="1.56544021024967" calcext:value-type="float">
            <text:p>1,565</text:p>
          </table:table-cell>
          <table:table-cell table:formula="of:=[.C33]/3*4095" office:value-type="float" office:value="2136.8258869908" calcext:value-type="float">
            <text:p>2137</text:p>
          </table:table-cell>
          <table:table-cell table:formula="of:=[.A33]*10" office:value-type="float" office:value="2500" calcext:value-type="float">
            <text:p>2500</text:p>
          </table:table-cell>
          <table:table-cell/>
          <table:table-cell table:formula="of:=((([.D33]*[.D33]*[.D33]/65536*62040547/65536)+([.D33]*[.D33]*-3947527/65536)+([.D33]*197468)-123746373)/65536)/10" office:value-type="float" office:value="250.415980031567" calcext:value-type="float">
            <text:p>250,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[.$I$1]/(([.$G$1]+[.B34])/[.B34])" office:value-type="float" office:value="1.60079382106844" calcext:value-type="float">
            <text:p>1,601</text:p>
          </table:table-cell>
          <table:table-cell table:formula="of:=[.C34]/3*4095" office:value-type="float" office:value="2185.08356575842" calcext:value-type="float">
            <text:p>2185</text:p>
          </table:table-cell>
          <table:table-cell table:formula="of:=[.A34]*10" office:value-type="float" office:value="2600" calcext:value-type="float">
            <text:p>2600</text:p>
          </table:table-cell>
          <table:table-cell/>
          <table:table-cell table:formula="of:=((([.D34]*[.D34]*[.D34]/65536*62040547/65536)+([.D34]*[.D34]*-3947527/65536)+([.D34]*197468)-123746373)/65536)/10" office:value-type="float" office:value="260.688861896767" calcext:value-type="float">
            <text:p>260,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[.$I$1]/(([.$G$1]+[.B35])/[.B35])" office:value-type="float" office:value="1.63508513769182" calcext:value-type="float">
            <text:p>1,635</text:p>
          </table:table-cell>
          <table:table-cell table:formula="of:=[.C35]/3*4095" office:value-type="float" office:value="2231.89121294934" calcext:value-type="float">
            <text:p>2232</text:p>
          </table:table-cell>
          <table:table-cell table:formula="of:=[.A35]*10" office:value-type="float" office:value="2700" calcext:value-type="float">
            <text:p>2700</text:p>
          </table:table-cell>
          <table:table-cell/>
          <table:table-cell table:formula="of:=((([.D35]*[.D35]*[.D35]/65536*62040547/65536)+([.D35]*[.D35]*-3947527/65536)+([.D35]*197468)-123746373)/65536)/10" office:value-type="float" office:value="270.88687379349" calcext:value-type="float">
            <text:p>270,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[.$I$1]/(([.$G$1]+[.B36])/[.B36])" office:value-type="float" office:value="1.6676834295136" calcext:value-type="float">
            <text:p>1,668</text:p>
          </table:table-cell>
          <table:table-cell table:formula="of:=[.C36]/3*4095" office:value-type="float" office:value="2276.38788128607" calcext:value-type="float">
            <text:p>2276</text:p>
          </table:table-cell>
          <table:table-cell table:formula="of:=[.A36]*10" office:value-type="float" office:value="2800" calcext:value-type="float">
            <text:p>2800</text:p>
          </table:table-cell>
          <table:table-cell/>
          <table:table-cell table:formula="of:=((([.D36]*[.D36]*[.D36]/65536*62040547/65536)+([.D36]*[.D36]*-3947527/65536)+([.D36]*197468)-123746373)/65536)/10" office:value-type="float" office:value="280.807358380904" calcext:value-type="float">
            <text:p>280,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[.$I$1]/(([.$G$1]+[.B37])/[.B37])" office:value-type="float" office:value="1.69740995548361" calcext:value-type="float">
            <text:p>1,697</text:p>
          </table:table-cell>
          <table:table-cell table:formula="of:=[.C37]/3*4095" office:value-type="float" office:value="2316.96458923513" calcext:value-type="float">
            <text:p>2317</text:p>
          </table:table-cell>
          <table:table-cell table:formula="of:=[.A37]*10" office:value-type="float" office:value="2900" calcext:value-type="float">
            <text:p>2900</text:p>
          </table:table-cell>
          <table:table-cell/>
          <table:table-cell table:formula="of:=((([.D37]*[.D37]*[.D37]/65536*62040547/65536)+([.D37]*[.D37]*-3947527/65536)+([.D37]*197468)-123746373)/65536)/10" office:value-type="float" office:value="290.055924433595" calcext:value-type="float">
            <text:p>290,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[.$I$1]/(([.$G$1]+[.B38])/[.B38])" office:value-type="float" office:value="1.72356687898089" calcext:value-type="float">
            <text:p>1,724</text:p>
          </table:table-cell>
          <table:table-cell table:formula="of:=[.C38]/3*4095" office:value-type="float" office:value="2352.66878980892" calcext:value-type="float">
            <text:p>2353</text:p>
          </table:table-cell>
          <table:table-cell table:formula="of:=[.A38]*10" office:value-type="float" office:value="3000" calcext:value-type="float">
            <text:p>3000</text:p>
          </table:table-cell>
          <table:table-cell/>
          <table:table-cell table:formula="of:=((([.D38]*[.D38]*[.D38]/65536*62040547/65536)+([.D38]*[.D38]*-3947527/65536)+([.D38]*197468)-123746373)/65536)/10" office:value-type="float" office:value="298.360559243752" calcext:value-type="float">
            <text:p>298,4</text:p>
          </table:table-cell>
          <table:table-cell table:number-columns-repeated="2"/>
        </table:table-row>
      </table:table>
      <table:table table:name="NTC 10k" table:style-name="ta1">
        <table:shapes>
          <draw:frame draw:z-index="0" draw:style-name="gr1" draw:text-style-name="P1" svg:width="243.34mm" svg:height="148.48mm" svg:x="6.96mm" svg:y="163.9mm">
            <loext:p draw:notify-on-update-of-ranges="'NTC 10k'.E16:'NTC 10k'.E24 'NTC 10k'.E3:'NTC 10k'.E3 'NTC 10k'.F16:'NTC 10k'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0.32mm" svg:height="154.59mm" svg:x="239.99mm" svg:y="1.34mm">
            <loext:p draw:notify-on-update-of-ranges="'NTC 10k'.E4:'NTC 10k'.E16 'NTC 10k'.E3:'NTC 10k'.E3 'NTC 10k'.F4:'NTC 10k'.F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43.34mm" svg:height="148.48mm" svg:x="254.76mm" svg:y="162.3mm">
            <loext:p draw:notify-on-update-of-ranges="'NTC 10k'.E24:'NTC 10k'.E33 'NTC 10k'.E3:'NTC 10k'.E3 'NTC 10k'.F24:'NTC 10k'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6"/>
        <table:table-column table:style-name="co1" table:default-cell-style-name="ce5"/>
        <table:table-column table:style-name="co1" table:default-cell-style-name="Default"/>
        <table:table-column table:style-name="co1" table:default-cell-style-name="ce10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B = </text:p>
          </table:table-cell>
          <table:table-cell table:style-name="ce3" office:value-type="float" office:value="4021" calcext:value-type="float">
            <text:p>4021</text:p>
          </table:table-cell>
          <table:table-cell table:style-name="ce1" office:value-type="string" calcext:value-type="string">
            <text:p>R25 = 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 table:style-name="ce1" office:value-type="string" calcext:value-type="string">
            <text:p>Rdiv = 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" office:value-type="string" calcext:value-type="string">
            <text:p>V supply = </text:p>
          </table:table-cell>
          <table:table-cell table:style-name="ce3" office:value-type="float" office:value="3.3" calcext:value-type="float">
            <text:p>3,3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Tref</text:p>
          </table:table-cell>
          <table:table-cell table:style-name="ce2" office:value-type="string" calcext:value-type="string">
            <text:p>calc</text:p>
          </table:table-cell>
          <table:table-cell table:style-name="ce2" table:number-columns-repeated="101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B$1]*(1/([.A4]+273.15)-1/298.15))" office:value-type="float" office:value="109941.491769725" calcext:value-type="float">
            <text:p>109 941</text:p>
          </table:table-cell>
          <table:table-cell/>
          <table:table-cell table:formula="of:=[.$I$1]/(([.$G$1]+[.B4])/[.B4])" office:value-type="float" office:value="3.0248658532332" calcext:value-type="float">
            <text:p>3,025</text:p>
          </table:table-cell>
          <table:table-cell table:formula="of:=[.D4]/3*4095" office:value-type="float" office:value="4128.94188966332" calcext:value-type="float">
            <text:p>4129</text:p>
          </table:table-cell>
          <table:table-cell table:formula="of:=[.A4]*10" office:value-type="float" office:value="-200" calcext:value-type="float">
            <text:p>-200</text:p>
          </table:table-cell>
          <table:table-cell table:formula="of:=((([.E4]*[.E4]*[.E4]/65536*-7036874/65536)+([.E4]*[.E4]*821834/65536)+([.E4]*-44098)+70661603)/65536)/10" office:value-type="float" office:value="-19.7718164760761" calcext:value-type="float">
            <text:p>-19,7718164761</text:p>
          </table:table-cell>
          <table:table-cell table:number-columns-repeated="1017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D$1]*EXP([.$B$1]*(1/([.A5]+273.15)-1/298.15))" office:value-type="float" office:value="80826.1367459853" calcext:value-type="float">
            <text:p>80 826</text:p>
          </table:table-cell>
          <table:table-cell/>
          <table:table-cell table:formula="of:=[.$I$1]/(([.$G$1]+[.B5])/[.B5])" office:value-type="float" office:value="2.93666846149923" calcext:value-type="float">
            <text:p>2,937</text:p>
          </table:table-cell>
          <table:table-cell table:formula="of:=[.D5]/3*4095" office:value-type="float" office:value="4008.55244994645" calcext:value-type="float">
            <text:p>4009</text:p>
          </table:table-cell>
          <table:table-cell table:formula="of:=[.A5]*10" office:value-type="float" office:value="-150" calcext:value-type="float">
            <text:p>-150</text:p>
          </table:table-cell>
          <table:table-cell table:formula="of:=((([.E5]*[.E5]*[.E5]/65536*-7036874/65536)+([.E5]*[.E5]*821834/65536)+([.E5]*-44098)+70661603)/65536)/10" office:value-type="float" office:value="-15.4681232668695" calcext:value-type="float">
            <text:p>-15,4681232669</text:p>
          </table:table-cell>
          <table:table-cell table:number-columns-repeated="101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B$1]*(1/([.A6]+273.15)-1/298.15))" office:value-type="float" office:value="60120.0512229288" calcext:value-type="float">
            <text:p>60 120</text:p>
          </table:table-cell>
          <table:table-cell/>
          <table:table-cell table:formula="of:=[.$I$1]/(([.$G$1]+[.B6])/[.B6])" office:value-type="float" office:value="2.82937855257571" calcext:value-type="float">
            <text:p>2,829</text:p>
          </table:table-cell>
          <table:table-cell table:formula="of:=[.D6]/3*4095" office:value-type="float" office:value="3862.10172426585" calcext:value-type="float">
            <text:p>3862</text:p>
          </table:table-cell>
          <table:table-cell table:formula="of:=[.A6]*10" office:value-type="float" office:value="-100" calcext:value-type="float">
            <text:p>-100</text:p>
          </table:table-cell>
          <table:table-cell table:formula="of:=((([.E6]*[.E6]*[.E6]/65536*-7036874/65536)+([.E6]*[.E6]*821834/65536)+([.E6]*-44098)+70661603)/65536)/10" office:value-type="float" office:value="-10.6573490905207" calcext:value-type="float">
            <text:p>-10,6573490905</text:p>
          </table:table-cell>
          <table:table-cell table:number-columns-repeated="1017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B$1]*(1/([.A7]+273.15)-1/298.15))" office:value-type="float" office:value="45214.7535307411" calcext:value-type="float">
            <text:p>45 215</text:p>
          </table:table-cell>
          <table:table-cell/>
          <table:table-cell table:formula="of:=[.$I$1]/(([.$G$1]+[.B7])/[.B7])" office:value-type="float" office:value="2.70233365378282" calcext:value-type="float">
            <text:p>2,702</text:p>
          </table:table-cell>
          <table:table-cell table:formula="of:=[.D7]/3*4095" office:value-type="float" office:value="3688.68543741355" calcext:value-type="float">
            <text:p>3689</text:p>
          </table:table-cell>
          <table:table-cell table:formula="of:=[.A7]*10" office:value-type="float" office:value="-50" calcext:value-type="float">
            <text:p>-50</text:p>
          </table:table-cell>
          <table:table-cell table:formula="of:=((([.E7]*[.E7]*[.E7]/65536*-7036874/65536)+([.E7]*[.E7]*821834/65536)+([.E7]*-44098)+70661603)/65536)/10" office:value-type="float" office:value="-5.50236522232365" calcext:value-type="float">
            <text:p>-5,502365222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B$1]*(1/([.A8]+273.15)-1/298.15))" office:value-type="float" office:value="34361.4177984933" calcext:value-type="float">
            <text:p>34 361</text:p>
          </table:table-cell>
          <table:table-cell/>
          <table:table-cell table:formula="of:=[.$I$1]/(([.$G$1]+[.B8])/[.B8])" office:value-type="float" office:value="2.55611034007302" calcext:value-type="float">
            <text:p>2,556</text:p>
          </table:table-cell>
          <table:table-cell table:formula="of:=[.D8]/3*4095" office:value-type="float" office:value="3489.09061419967" calcext:value-type="float">
            <text:p>3489</text:p>
          </table:table-cell>
          <table:table-cell table:formula="of:=[.A8]*10" office:value-type="float" office:value="0" calcext:value-type="float">
            <text:p>0</text:p>
          </table:table-cell>
          <table:table-cell table:formula="of:=((([.E8]*[.E8]*[.E8]/65536*-7036874/65536)+([.E8]*[.E8]*821834/65536)+([.E8]*-44098)+70661603)/65536)/10" office:value-type="float" office:value="-0.199415903025852" calcext:value-type="float">
            <text:p>-0,19941590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B$1]*(1/([.A9]+273.15)-1/298.15))" office:value-type="float" office:value="26372.2853860565" calcext:value-type="float">
            <text:p>26 372</text:p>
          </table:table-cell>
          <table:table-cell/>
          <table:table-cell table:formula="of:=[.$I$1]/(([.$G$1]+[.B9])/[.B9])" office:value-type="float" office:value="2.39271579583914" calcext:value-type="float">
            <text:p>2,393</text:p>
          </table:table-cell>
          <table:table-cell table:formula="of:=[.D9]/3*4095" office:value-type="float" office:value="3266.05706132042" calcext:value-type="float">
            <text:p>3266</text:p>
          </table:table-cell>
          <table:table-cell table:formula="of:=[.A9]*10" office:value-type="float" office:value="50" calcext:value-type="float">
            <text:p>50</text:p>
          </table:table-cell>
          <table:table-cell table:formula="of:=((([.E9]*[.E9]*[.E9]/65536*-7036874/65536)+([.E9]*[.E9]*821834/65536)+([.E9]*-44098)+70661603)/65536)/10" office:value-type="float" office:value="5.06882326283221" calcext:value-type="float">
            <text:p>5,068823262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B$1]*(1/([.A10]+273.15)-1/298.15))" office:value-type="float" office:value="20430.6978700498" calcext:value-type="float">
            <text:p>20 431</text:p>
          </table:table-cell>
          <table:table-cell/>
          <table:table-cell table:formula="of:=[.$I$1]/(([.$G$1]+[.B10])/[.B10])" office:value-type="float" office:value="2.21556874111392" calcext:value-type="float">
            <text:p>2,216</text:p>
          </table:table-cell>
          <table:table-cell table:formula="of:=[.D10]/3*4095" office:value-type="float" office:value="3024.2513316205" calcext:value-type="float">
            <text:p>3024</text:p>
          </table:table-cell>
          <table:table-cell table:formula="of:=[.A10]*10" office:value-type="float" office:value="100" calcext:value-type="float">
            <text:p>100</text:p>
          </table:table-cell>
          <table:table-cell table:formula="of:=((([.E10]*[.E10]*[.E10]/65536*-7036874/65536)+([.E10]*[.E10]*821834/65536)+([.E10]*-44098)+70661603)/65536)/10" office:value-type="float" office:value="10.1832148203682" calcext:value-type="float">
            <text:p>10,183214820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B$1]*(1/([.A11]+273.15)-1/298.15))" office:value-type="float" office:value="15968.5725718682" calcext:value-type="float">
            <text:p>15 969</text:p>
          </table:table-cell>
          <table:table-cell/>
          <table:table-cell table:formula="of:=[.$I$1]/(([.$G$1]+[.B11])/[.B11])" office:value-type="float" office:value="2.02923319490618" calcext:value-type="float">
            <text:p>2,029</text:p>
          </table:table-cell>
          <table:table-cell table:formula="of:=[.D11]/3*4095" office:value-type="float" office:value="2769.90331104693" calcext:value-type="float">
            <text:p>2770</text:p>
          </table:table-cell>
          <table:table-cell table:formula="of:=[.A11]*10" office:value-type="float" office:value="150" calcext:value-type="float">
            <text:p>150</text:p>
          </table:table-cell>
          <table:table-cell table:formula="of:=((([.E11]*[.E11]*[.E11]/65536*-7036874/65536)+([.E11]*[.E11]*821834/65536)+([.E11]*-44098)+70661603)/65536)/10" office:value-type="float" office:value="15.1192181491163" calcext:value-type="float">
            <text:p>15,119218149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B$1]*(1/([.A12]+273.15)-1/298.15))" office:value-type="float" office:value="12586.3435911984" calcext:value-type="float">
            <text:p>12 586</text:p>
          </table:table-cell>
          <table:table-cell/>
          <table:table-cell table:formula="of:=[.$I$1]/(([.$G$1]+[.B12])/[.B12])" office:value-type="float" office:value="1.83894014023325" calcext:value-type="float">
            <text:p>1,839</text:p>
          </table:table-cell>
          <table:table-cell table:formula="of:=[.D12]/3*4095" office:value-type="float" office:value="2510.15329141838" calcext:value-type="float">
            <text:p>2510</text:p>
          </table:table-cell>
          <table:table-cell table:formula="of:=[.A12]*10" office:value-type="float" office:value="200" calcext:value-type="float">
            <text:p>200</text:p>
          </table:table-cell>
          <table:table-cell table:formula="of:=((([.E12]*[.E12]*[.E12]/65536*-7036874/65536)+([.E12]*[.E12]*821834/65536)+([.E12]*-44098)+70661603)/65536)/10" office:value-type="float" office:value="19.9429302684382" calcext:value-type="float">
            <text:p>19,942930268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B$1]*(1/([.A13]+273.15)-1/298.15))" office:value-type="float" office:value="10000" calcext:value-type="float">
            <text:p>10 000</text:p>
          </table:table-cell>
          <table:table-cell/>
          <table:table-cell table:formula="of:=[.$I$1]/(([.$G$1]+[.B13])/[.B13])" office:value-type="float" office:value="1.65" calcext:value-type="float">
            <text:p>1,650</text:p>
          </table:table-cell>
          <table:table-cell table:formula="of:=[.D13]/3*4095" office:value-type="float" office:value="2252.25" calcext:value-type="float">
            <text:p>2252</text:p>
          </table:table-cell>
          <table:table-cell table:formula="of:=[.A13]*10" office:value-type="float" office:value="250" calcext:value-type="float">
            <text:p>250</text:p>
          </table:table-cell>
          <table:table-cell table:formula="of:=((([.E13]*[.E13]*[.E13]/65536*-7036874/65536)+([.E13]*[.E13]*821834/65536)+([.E13]*-44098)+70661603)/65536)/10" office:value-type="float" office:value="24.7729393931586" calcext:value-type="float">
            <text:p>24,7729393932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B$1]*(1/([.A14]+273.15)-1/298.15))" office:value-type="float" office:value="8005.63529176145" calcext:value-type="float">
            <text:p>8 006</text:p>
          </table:table-cell>
          <table:table-cell/>
          <table:table-cell table:formula="of:=[.$I$1]/(([.$G$1]+[.B14])/[.B14])" office:value-type="float" office:value="1.46724045193233" calcext:value-type="float">
            <text:p>1,467</text:p>
          </table:table-cell>
          <table:table-cell table:formula="of:=[.D14]/3*4095" office:value-type="float" office:value="2002.78321688763" calcext:value-type="float">
            <text:p>2003</text:p>
          </table:table-cell>
          <table:table-cell table:formula="of:=[.A14]*10" office:value-type="float" office:value="300" calcext:value-type="float">
            <text:p>300</text:p>
          </table:table-cell>
          <table:table-cell table:formula="of:=((([.E14]*[.E14]*[.E14]/65536*-7036874/65536)+([.E14]*[.E14]*821834/65536)+([.E14]*-44098)+70661603)/65536)/10" office:value-type="float" office:value="29.7261734959392" calcext:value-type="float">
            <text:p>29,726173495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B$1]*(1/([.A15]+273.15)-1/298.15))" office:value-type="float" office:value="6455.45080432641" calcext:value-type="float">
            <text:p>6 455</text:p>
          </table:table-cell>
          <table:table-cell/>
          <table:table-cell table:formula="of:=[.$I$1]/(([.$G$1]+[.B15])/[.B15])" office:value-type="float" office:value="1.29458547855014" calcext:value-type="float">
            <text:p>1,295</text:p>
          </table:table-cell>
          <table:table-cell table:formula="of:=[.D15]/3*4095" office:value-type="float" office:value="1767.10917822094" calcext:value-type="float">
            <text:p>1767</text:p>
          </table:table-cell>
          <table:table-cell table:formula="of:=[.A15]*10" office:value-type="float" office:value="350" calcext:value-type="float">
            <text:p>350</text:p>
          </table:table-cell>
          <table:table-cell table:formula="of:=((([.E15]*[.E15]*[.E15]/65536*-7036874/65536)+([.E15]*[.E15]*821834/65536)+([.E15]*-44098)+70661603)/65536)/10" office:value-type="float" office:value="34.8719740450688" calcext:value-type="float">
            <text:p>34,8719740451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B$1]*(1/([.A16]+273.15)-1/298.15))" office:value-type="float" office:value="5241.33787943593" calcext:value-type="float">
            <text:p>5 241</text:p>
          </table:table-cell>
          <table:table-cell/>
          <table:table-cell table:formula="of:=[.$I$1]/(([.$G$1]+[.B16])/[.B16])" office:value-type="float" office:value="1.13483574335527" calcext:value-type="float">
            <text:p>1,135</text:p>
          </table:table-cell>
          <table:table-cell table:style-name="ce11" table:formula="of:=[.D16]/3*4095" office:value-type="float" office:value="1549.05078967995" calcext:value-type="float">
            <text:p>1549</text:p>
          </table:table-cell>
          <table:table-cell table:style-name="ce7" table:formula="of:=[.A16]*10" office:value-type="float" office:value="400" calcext:value-type="float">
            <text:p>400</text:p>
          </table:table-cell>
          <table:table-cell table:formula="of:=((([.E16]*[.E16]*[.E16]/65536*-7036874/65536)+([.E16]*[.E16]*821834/65536)+([.E16]*-44098)+70661603)/65536)/10" office:value-type="float" office:value="40.2107064096546" calcext:value-type="float">
            <text:p>40,2107064097</text:p>
          </table:table-cell>
          <table:table-cell table:style-name="ce10" table:formula="of:=((([.E16]*[.E16]*[.E16]/65536*-42205501/65536)+([.E16]*[.E16]*2759834/65536)+([.E16]*-77228)+81283089)/65536)/10" office:value-type="float" office:value="39.9417029159604" calcext:value-type="float">
            <text:p>39,94170291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B$1]*(1/([.A17]+273.15)-1/298.15))" office:value-type="float" office:value="4283.530059114" calcext:value-type="float">
            <text:p>4 284</text:p>
          </table:table-cell>
          <table:table-cell/>
          <table:table-cell table:formula="of:=[.$I$1]/(([.$G$1]+[.B17])/[.B17])" office:value-type="float" office:value="0.989646756549272" calcext:value-type="float">
            <text:p>0,990</text:p>
          </table:table-cell>
          <table:table-cell table:formula="of:=[.D17]/3*4095" office:value-type="float" office:value="1350.86782268976" calcext:value-type="float">
            <text:p>1351</text:p>
          </table:table-cell>
          <table:table-cell table:formula="of:=[.A17]*10" office:value-type="float" office:value="450" calcext:value-type="float">
            <text:p>450</text:p>
          </table:table-cell>
          <table:table-cell table:formula="of:=((([.E17]*[.E17]*[.E17]/65536*-7036874/65536)+([.E17]*[.E17]*821834/65536)+([.E17]*-44098)+70661603)/65536)/10" office:value-type="float" office:value="45.6788156115223" calcext:value-type="float">
            <text:p>45,6788156115</text:p>
          </table:table-cell>
          <table:table-cell table:style-name="ce10" table:formula="of:=((([.E17]*[.E17]*[.E17]/65536*-42205501/65536)+([.E17]*[.E17]*2759834/65536)+([.E17]*-77228)+81283089)/65536)/10" office:value-type="float" office:value="45.1377644099532" calcext:value-type="float">
            <text:p>45,1377644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B$1]*(1/([.A18]+273.15)-1/298.15))" office:value-type="float" office:value="3522.68284372569" calcext:value-type="float">
            <text:p>3 523</text:p>
          </table:table-cell>
          <table:table-cell/>
          <table:table-cell table:formula="of:=[.$I$1]/(([.$G$1]+[.B18])/[.B18])" office:value-type="float" office:value="0.859655847780866" calcext:value-type="float">
            <text:p>0,860</text:p>
          </table:table-cell>
          <table:table-cell table:formula="of:=[.D18]/3*4095" office:value-type="float" office:value="1173.43023222088" calcext:value-type="float">
            <text:p>1173</text:p>
          </table:table-cell>
          <table:table-cell table:formula="of:=[.A18]*10" office:value-type="float" office:value="500" calcext:value-type="float">
            <text:p>500</text:p>
          </table:table-cell>
          <table:table-cell table:formula="of:=((([.E18]*[.E18]*[.E18]/65536*-7036874/65536)+([.E18]*[.E18]*821834/65536)+([.E18]*-44098)+70661603)/65536)/10" office:value-type="float" office:value="51.1711411680142" calcext:value-type="float">
            <text:p>51,171141168</text:p>
          </table:table-cell>
          <table:table-cell table:style-name="ce10" table:formula="of:=((([.E18]*[.E18]*[.E18]/65536*-42205501/65536)+([.E18]*[.E18]*2759834/65536)+([.E18]*-77228)+81283089)/65536)/10" office:value-type="float" office:value="50.0018539845242" calcext:value-type="float">
            <text:p>50,0018539845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B$1]*(1/([.A19]+273.15)-1/298.15))" office:value-type="float" office:value="2914.29400421702" calcext:value-type="float">
            <text:p>2 914</text:p>
          </table:table-cell>
          <table:table-cell/>
          <table:table-cell table:formula="of:=[.$I$1]/(([.$G$1]+[.B19])/[.B19])" office:value-type="float" office:value="0.744691905788717" calcext:value-type="float">
            <text:p>0,745</text:p>
          </table:table-cell>
          <table:table-cell table:style-name="ce12" table:formula="of:=[.D19]/3*4095" office:value-type="float" office:value="1016.5044514016" calcext:value-type="float">
            <text:p>1017</text:p>
          </table:table-cell>
          <table:table-cell table:style-name="ce8" table:formula="of:=[.A19]*10" office:value-type="float" office:value="550" calcext:value-type="float">
            <text:p>550</text:p>
          </table:table-cell>
          <table:table-cell table:style-name="ce13"/>
          <table:table-cell table:style-name="ce10" table:formula="of:=((([.E19]*[.E19]*[.E19]/65536*-42205501/65536)+([.E19]*[.E19]*2759834/65536)+([.E19]*-77228)+81283089)/65536)/10" office:value-type="float" office:value="54.8894927970976" calcext:value-type="float">
            <text:p>54,889492797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B$1]*(1/([.A20]+273.15)-1/298.15))" office:value-type="float" office:value="2424.73759481119" calcext:value-type="float">
            <text:p>2 425</text:p>
          </table:table-cell>
          <table:table-cell/>
          <table:table-cell table:formula="of:=[.$I$1]/(([.$G$1]+[.B20])/[.B20])" office:value-type="float" office:value="0.644008294084099" calcext:value-type="float">
            <text:p>0,644</text:p>
          </table:table-cell>
          <table:table-cell table:formula="of:=[.D20]/3*4095" office:value-type="float" office:value="879.071321424795" calcext:value-type="float">
            <text:p>879</text:p>
          </table:table-cell>
          <table:table-cell table:formula="of:=[.A20]*10" office:value-type="float" office:value="600" calcext:value-type="float">
            <text:p>600</text:p>
          </table:table-cell>
          <table:table-cell/>
          <table:table-cell table:style-name="ce10" table:formula="of:=((([.E20]*[.E20]*[.E20]/65536*-42205501/65536)+([.E20]*[.E20]*2759834/65536)+([.E20]*-77228)+81283089)/65536)/10" office:value-type="float" office:value="59.9078816639067" calcext:value-type="float">
            <text:p>59,9078816639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B$1]*(1/([.A21]+273.15)-1/298.15))" office:value-type="float" office:value="2028.42081303773" calcext:value-type="float">
            <text:p>2 028</text:p>
          </table:table-cell>
          <table:table-cell/>
          <table:table-cell table:formula="of:=[.$I$1]/(([.$G$1]+[.B21])/[.B21])" office:value-type="float" office:value="0.556497713795401" calcext:value-type="float">
            <text:p>0,556</text:p>
          </table:table-cell>
          <table:table-cell table:formula="of:=[.D21]/3*4095" office:value-type="float" office:value="759.619379330723" calcext:value-type="float">
            <text:p>760</text:p>
          </table:table-cell>
          <table:table-cell table:formula="of:=[.A21]*10" office:value-type="float" office:value="650" calcext:value-type="float">
            <text:p>650</text:p>
          </table:table-cell>
          <table:table-cell/>
          <table:table-cell table:style-name="ce10" table:formula="of:=((([.E21]*[.E21]*[.E21]/65536*-42205501/65536)+([.E21]*[.E21]*2759834/65536)+([.E21]*-77228)+81283089)/65536)/10" office:value-type="float" office:value="65.0197692772048" calcext:value-type="float">
            <text:p>65,0197692772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B$1]*(1/([.A22]+273.15)-1/298.15))" office:value-type="float" office:value="1705.72907570048" calcext:value-type="float">
            <text:p>1 706</text:p>
          </table:table-cell>
          <table:table-cell/>
          <table:table-cell table:formula="of:=[.$I$1]/(([.$G$1]+[.B22])/[.B22])" office:value-type="float" office:value="0.480867608793068" calcext:value-type="float">
            <text:p>0,481</text:p>
          </table:table-cell>
          <table:table-cell table:formula="of:=[.D22]/3*4095" office:value-type="float" office:value="656.384286002537" calcext:value-type="float">
            <text:p>656</text:p>
          </table:table-cell>
          <table:table-cell table:formula="of:=[.A22]*10" office:value-type="float" office:value="700" calcext:value-type="float">
            <text:p>700</text:p>
          </table:table-cell>
          <table:table-cell table:formula="of:=((([.E22]*[.E22]*[.E22]/65536*-1757866998/65536)+([.E22]*[.E22]*36145546/65536)+([.E22]*-300398)+115360720)/65536)/10" office:value-type="float" office:value="61.1329740460963" calcext:value-type="float">
            <text:p>61,1329740461</text:p>
          </table:table-cell>
          <table:table-cell table:style-name="ce10" table:formula="of:=((([.E22]*[.E22]*[.E22]/65536*-42205501/65536)+([.E22]*[.E22]*2759834/65536)+([.E22]*-77228)+81283089)/65536)/10" office:value-type="float" office:value="70.1237544044406" calcext:value-type="float">
            <text:p>70,1237544044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B$1]*(1/([.A23]+273.15)-1/298.15))" office:value-type="float" office:value="1441.52910124574" calcext:value-type="float">
            <text:p>1 442</text:p>
          </table:table-cell>
          <table:table-cell/>
          <table:table-cell table:formula="of:=[.$I$1]/(([.$G$1]+[.B23])/[.B23])" office:value-type="float" office:value="0.415770129325896" calcext:value-type="float">
            <text:p>0,416</text:p>
          </table:table-cell>
          <table:table-cell table:formula="of:=[.D23]/3*4095" office:value-type="float" office:value="567.526226529848" calcext:value-type="float">
            <text:p>568</text:p>
          </table:table-cell>
          <table:table-cell table:formula="of:=[.A23]*10" office:value-type="float" office:value="750" calcext:value-type="float">
            <text:p>750</text:p>
          </table:table-cell>
          <table:table-cell table:formula="of:=((([.E23]*[.E23]*[.E23]/65536*-1757866998/65536)+([.E23]*[.E23]*36145546/65536)+([.E23]*-300398)+115360720)/65536)/10" office:value-type="float" office:value="72.7924045138019" calcext:value-type="float">
            <text:p>72,7924045138</text:p>
          </table:table-cell>
          <table:table-cell table:style-name="ce10" table:formula="of:=((([.E23]*[.E23]*[.E23]/65536*-42205501/65536)+([.E23]*[.E23]*2759834/65536)+([.E23]*-77228)+81283089)/65536)/10" office:value-type="float" office:value="75.106079721163" calcext:value-type="float">
            <text:p>75,1060797212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B$1]*(1/([.A24]+273.15)-1/298.15))" office:value-type="float" office:value="1224.07024075242" calcext:value-type="float">
            <text:p>1 224</text:p>
          </table:table-cell>
          <table:table-cell/>
          <table:table-cell table:formula="of:=[.$I$1]/(([.$G$1]+[.B24])/[.B24])" office:value-type="float" office:value="0.359890102951832" calcext:value-type="float">
            <text:p>0,360</text:p>
          </table:table-cell>
          <table:table-cell table:style-name="ce11" table:formula="of:=[.D24]/3*4095" office:value-type="float" office:value="491.24999052925" calcext:value-type="float">
            <text:p>491</text:p>
          </table:table-cell>
          <table:table-cell table:style-name="ce7" table:formula="of:=[.A24]*10" office:value-type="float" office:value="800" calcext:value-type="float">
            <text:p>800</text:p>
          </table:table-cell>
          <table:table-cell table:formula="of:=((([.E24]*[.E24]*[.E24]/65536*-1757866998/65536)+([.E24]*[.E24]*36145546/65536)+([.E24]*-300398)+115360720)/65536)/10" office:value-type="float" office:value="79.9092660607439" calcext:value-type="float">
            <text:p>79,9092660607</text:p>
          </table:table-cell>
          <table:table-cell table:style-name="ce10" table:formula="of:=((([.E24]*[.E24]*[.E24]/65536*-42205501/65536)+([.E24]*[.E24]*2759834/65536)+([.E24]*-77228)+81283089)/65536)/10" office:value-type="float" office:value="79.8683722643063" calcext:value-type="float">
            <text:p>79,868372264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B$1]*(1/([.A25]+273.15)-1/298.15))" office:value-type="float" office:value="1044.172259998" calcext:value-type="float">
            <text:p>1 044</text:p>
          </table:table-cell>
          <table:table-cell/>
          <table:table-cell table:formula="of:=[.$I$1]/(([.$G$1]+[.B25])/[.B25])" office:value-type="float" office:value="0.311998796910655" calcext:value-type="float">
            <text:p>0,312</text:p>
          </table:table-cell>
          <table:table-cell table:formula="of:=[.D25]/3*4095" office:value-type="float" office:value="425.878357783044" calcext:value-type="float">
            <text:p>426</text:p>
          </table:table-cell>
          <table:table-cell table:formula="of:=[.A25]*10" office:value-type="float" office:value="850" calcext:value-type="float">
            <text:p>850</text:p>
          </table:table-cell>
          <table:table-cell table:formula="of:=((([.E25]*[.E25]*[.E25]/65536*-1757866998/65536)+([.E25]*[.E25]*36145546/65536)+([.E25]*-300398)+115360720)/65536)/10" office:value-type="float" office:value="85.2158934791744" calcext:value-type="float">
            <text:p>85,2158934792</text:p>
          </table:table-cell>
          <table:table-cell table:style-name="ce10" table:formula="of:=((([.E25]*[.E25]*[.E25]/65536*-42205501/65536)+([.E25]*[.E25]*2759834/65536)+([.E25]*-77228)+81283089)/65536)/10" office:value-type="float" office:value="84.3387093851723" calcext:value-type="float">
            <text:p>84,3387093852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B$1]*(1/([.A26]+273.15)-1/298.15))" office:value-type="float" office:value="894.620706224506" calcext:value-type="float">
            <text:p>895</text:p>
          </table:table-cell>
          <table:table-cell/>
          <table:table-cell table:formula="of:=[.$I$1]/(([.$G$1]+[.B26])/[.B26])" office:value-type="float" office:value="0.270982203983856" calcext:value-type="float">
            <text:p>0,271</text:p>
          </table:table-cell>
          <table:table-cell table:formula="of:=[.D26]/3*4095" office:value-type="float" office:value="369.890708437963" calcext:value-type="float">
            <text:p>370</text:p>
          </table:table-cell>
          <table:table-cell table:formula="of:=[.A26]*10" office:value-type="float" office:value="900" calcext:value-type="float">
            <text:p>900</text:p>
          </table:table-cell>
          <table:table-cell table:formula="of:=((([.E26]*[.E26]*[.E26]/65536*-1757866998/65536)+([.E26]*[.E26]*36145546/65536)+([.E26]*-300398)+115360720)/65536)/10" office:value-type="float" office:value="90.0176696208335" calcext:value-type="float">
            <text:p>90,0176696208</text:p>
          </table:table-cell>
          <table:table-cell table:style-name="ce10" table:formula="of:=((([.E26]*[.E26]*[.E26]/65536*-42205501/65536)+([.E26]*[.E26]*2759834/65536)+([.E26]*-77228)+81283089)/65536)/10" office:value-type="float" office:value="88.4728188844531" calcext:value-type="float">
            <text:p>88,4728188845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B$1]*(1/([.A27]+273.15)-1/298.15))" office:value-type="float" office:value="769.713792726092" calcext:value-type="float">
            <text:p>770</text:p>
          </table:table-cell>
          <table:table-cell/>
          <table:table-cell table:formula="of:=[.$I$1]/(([.$G$1]+[.B27])/[.B27])" office:value-type="float" office:value="0.235851719449747" calcext:value-type="float">
            <text:p>0,236</text:p>
          </table:table-cell>
          <table:table-cell table:formula="of:=[.D27]/3*4095" office:value-type="float" office:value="321.937597048904" calcext:value-type="float">
            <text:p>322</text:p>
          </table:table-cell>
          <table:table-cell table:formula="of:=[.A27]*10" office:value-type="float" office:value="950" calcext:value-type="float">
            <text:p>950</text:p>
          </table:table-cell>
          <table:table-cell table:formula="of:=((([.E27]*[.E27]*[.E27]/65536*-1757866998/65536)+([.E27]*[.E27]*36145546/65536)+([.E27]*-300398)+115360720)/65536)/10" office:value-type="float" office:value="94.8458536852806" calcext:value-type="float">
            <text:p>94,845853685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B$1]*(1/([.A28]+273.15)-1/298.15))" office:value-type="float" office:value="664.920645442859" calcext:value-type="float">
            <text:p>665</text:p>
          </table:table-cell>
          <table:table-cell/>
          <table:table-cell table:formula="of:=[.$I$1]/(([.$G$1]+[.B28])/[.B28])" office:value-type="float" office:value="0.205743502732863" calcext:value-type="float">
            <text:p>0,206</text:p>
          </table:table-cell>
          <table:table-cell table:formula="of:=[.D28]/3*4095" office:value-type="float" office:value="280.839881230357" calcext:value-type="float">
            <text:p>281</text:p>
          </table:table-cell>
          <table:table-cell table:formula="of:=[.A28]*10" office:value-type="float" office:value="1000" calcext:value-type="float">
            <text:p>1000</text:p>
          </table:table-cell>
          <table:table-cell table:formula="of:=((([.E28]*[.E28]*[.E28]/65536*-1757866998/65536)+([.E28]*[.E28]*36145546/65536)+([.E28]*-300398)+115360720)/65536)/10" office:value-type="float" office:value="99.8406588501785" calcext:value-type="float">
            <text:p>99,8406588502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D$1]*EXP([.$B$1]*(1/([.A29]+273.15)-1/298.15))" office:value-type="float" office:value="576.62194496086" calcext:value-type="float">
            <text:p>577</text:p>
          </table:table-cell>
          <table:table-cell/>
          <table:table-cell table:formula="of:=[.$I$1]/(([.$G$1]+[.B29])/[.B29])" office:value-type="float" office:value="0.179911169017196" calcext:value-type="float">
            <text:p>0,180</text:p>
          </table:table-cell>
          <table:table-cell table:formula="of:=[.D29]/3*4095" office:value-type="float" office:value="245.578745708472" calcext:value-type="float">
            <text:p>246</text:p>
          </table:table-cell>
          <table:table-cell table:formula="of:=[.A29]*10" office:value-type="float" office:value="1050" calcext:value-type="float">
            <text:p>1050</text:p>
          </table:table-cell>
          <table:table-cell table:formula="of:=((([.E29]*[.E29]*[.E29]/65536*-1757866998/65536)+([.E29]*[.E29]*36145546/65536)+([.E29]*-300398)+115360720)/65536)/10" office:value-type="float" office:value="104.965540022964" calcext:value-type="float">
            <text:p>104,96554002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B$1]*(1/([.A30]+273.15)-1/298.15))" office:value-type="float" office:value="501.911924232161" calcext:value-type="float">
            <text:p>502</text:p>
          </table:table-cell>
          <table:table-cell/>
          <table:table-cell table:formula="of:=[.$I$1]/(([.$G$1]+[.B30])/[.B30])" office:value-type="float" office:value="0.157715029598025" calcext:value-type="float">
            <text:p>0,158</text:p>
          </table:table-cell>
          <table:table-cell table:formula="of:=[.D30]/3*4095" office:value-type="float" office:value="215.281015401305" calcext:value-type="float">
            <text:p>215</text:p>
          </table:table-cell>
          <table:table-cell table:formula="of:=[.A30]*10" office:value-type="float" office:value="1100" calcext:value-type="float">
            <text:p>1100</text:p>
          </table:table-cell>
          <table:table-cell table:formula="of:=((([.E30]*[.E30]*[.E30]/65536*-1757866998/65536)+([.E30]*[.E30]*36145546/65536)+([.E30]*-300398)+115360720)/65536)/10" office:value-type="float" office:value="110.120592434949" calcext:value-type="float">
            <text:p>110,120592435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D$1]*EXP([.$B$1]*(1/([.A31]+273.15)-1/298.15))" office:value-type="float" office:value="438.44633816035" calcext:value-type="float">
            <text:p>438</text:p>
          </table:table-cell>
          <table:table-cell/>
          <table:table-cell table:formula="of:=[.$I$1]/(([.$G$1]+[.B31])/[.B31])" office:value-type="float" office:value="0.138609987449928" calcext:value-type="float">
            <text:p>0,139</text:p>
          </table:table-cell>
          <table:table-cell table:formula="of:=[.D31]/3*4095" office:value-type="float" office:value="189.202632869152" calcext:value-type="float">
            <text:p>189</text:p>
          </table:table-cell>
          <table:table-cell table:formula="of:=[.A31]*10" office:value-type="float" office:value="1150" calcext:value-type="float">
            <text:p>1150</text:p>
          </table:table-cell>
          <table:table-cell table:formula="of:=((([.E31]*[.E31]*[.E31]/65536*-1757866998/65536)+([.E31]*[.E31]*36145546/65536)+([.E31]*-300398)+115360720)/65536)/10" office:value-type="float" office:value="115.198159095642" calcext:value-type="float">
            <text:p>115,1981590956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B$1]*(1/([.A32]+273.15)-1/298.15))" office:value-type="float" office:value="384.325084378924" calcext:value-type="float">
            <text:p>384</text:p>
          </table:table-cell>
          <table:table-cell/>
          <table:table-cell table:formula="of:=[.$I$1]/(([.$G$1]+[.B32])/[.B32])" office:value-type="float" office:value="0.122133385477146" calcext:value-type="float">
            <text:p>0,122</text:p>
          </table:table-cell>
          <table:table-cell table:formula="of:=[.D32]/3*4095" office:value-type="float" office:value="166.712071176305" calcext:value-type="float">
            <text:p>167</text:p>
          </table:table-cell>
          <table:table-cell table:formula="of:=[.A32]*10" office:value-type="float" office:value="1200" calcext:value-type="float">
            <text:p>1200</text:p>
          </table:table-cell>
          <table:table-cell table:formula="of:=((([.E32]*[.E32]*[.E32]/65536*-1757866998/65536)+([.E32]*[.E32]*36145546/65536)+([.E32]*-300398)+115360720)/65536)/10" office:value-type="float" office:value="120.106791524448" calcext:value-type="float">
            <text:p>120,1067915244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D$1]*EXP([.$B$1]*(1/([.A33]+273.15)-1/298.15))" office:value-type="float" office:value="338.001092935537" calcext:value-type="float">
            <text:p>338</text:p>
          </table:table-cell>
          <table:table-cell/>
          <table:table-cell table:formula="of:=[.$I$1]/(([.$G$1]+[.B33])/[.B33])" office:value-type="float" office:value="0.107893546988449" calcext:value-type="float">
            <text:p>0,108</text:p>
          </table:table-cell>
          <table:table-cell table:formula="of:=[.D33]/3*4095" office:value-type="float" office:value="147.274691639232" calcext:value-type="float">
            <text:p>147</text:p>
          </table:table-cell>
          <table:table-cell table:formula="of:=[.A33]*10" office:value-type="float" office:value="1250" calcext:value-type="float">
            <text:p>1250</text:p>
          </table:table-cell>
          <table:table-cell table:formula="of:=((([.E33]*[.E33]*[.E33]/65536*-1757866998/65536)+([.E33]*[.E33]*36145546/65536)+([.E33]*-300398)+115360720)/65536)/10" office:value-type="float" office:value="124.778813392188" calcext:value-type="float">
            <text:p>124,7788133922</text:p>
          </table:table-cell>
          <table:table-cell table:number-columns-repeated="1017"/>
        </table:table-row>
      </table:table>
      <table:table table:name="PT1000" table:style-name="ta1">
        <table:shapes>
          <draw:frame draw:z-index="0" draw:style-name="gr1" draw:text-style-name="P1" svg:width="279.4mm" svg:height="167.68mm" svg:x="104.98mm" svg:y="33.13mm">
            <loext:p draw:notify-on-update-of-ranges="PT1000.C2:PT1000.C39 PT1000.A2:PT1000.A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  <table:table-cell table:formula="of:=[.C39]-[.C2]" office:value-type="float" office:value="0.416368286445013" calcext:value-type="float">
            <text:p>0,4163682864</text:p>
          </table:table-cell>
          <table:table-cell table:style-name="ce1" office:value-type="string" calcext:value-type="string">
            <text:p>Rdiv = </text:p>
          </table:table-cell>
          <table:table-cell table:style-name="ce3" office:value-type="float" office:value="2400" calcext:value-type="float">
            <text:p>2400</text:p>
          </table:table-cell>
          <table:table-cell table:style-name="ce1" office:value-type="string" calcext:value-type="string">
            <text:p>V supply = </text:p>
          </table:table-cell>
          <table:table-cell table:style-name="ce3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$I$1]/(([.$G$1]+[.B2])/[.B2])" office:value-type="float" office:value="0.970588235294118" calcext:value-type="float">
            <text:p>0,970588235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9.5" calcext:value-type="float">
            <text:p>1019,5</text:p>
          </table:table-cell>
          <table:table-cell table:formula="of:=[.$I$1]/(([.$G$1]+[.B3])/[.B3])" office:value-type="float" office:value="0.983871911098114" calcext:value-type="float">
            <text:p>0,98387191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9" calcext:value-type="float">
            <text:p>1039</text:p>
          </table:table-cell>
          <table:table-cell table:formula="of:=[.$I$1]/(([.$G$1]+[.B4])/[.B4])" office:value-type="float" office:value="0.99700494329747" calcext:value-type="float">
            <text:p>0,997004943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8.4" calcext:value-type="float">
            <text:p>1058,4</text:p>
          </table:table-cell>
          <table:table-cell table:formula="of:=[.$I$1]/(([.$G$1]+[.B5])/[.B5])" office:value-type="float" office:value="1.00992366412214" calcext:value-type="float">
            <text:p>1,009923664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7.9" calcext:value-type="float">
            <text:p>1077,9</text:p>
          </table:table-cell>
          <table:table-cell table:formula="of:=[.$I$1]/(([.$G$1]+[.B6])/[.B6])" office:value-type="float" office:value="1.02276373673769" calcext:value-type="float">
            <text:p>1,022763736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7.3" calcext:value-type="float">
            <text:p>1097,3</text:p>
          </table:table-cell>
          <table:table-cell table:formula="of:=[.$I$1]/(([.$G$1]+[.B7])/[.B7])" office:value-type="float" office:value="1.03539587681926" calcext:value-type="float">
            <text:p>1,035395876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6.7" calcext:value-type="float">
            <text:p>1116,7</text:p>
          </table:table-cell>
          <table:table-cell table:formula="of:=[.$I$1]/(([.$G$1]+[.B8])/[.B8])" office:value-type="float" office:value="1.04788864560526" calcext:value-type="float">
            <text:p>1,047888645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36" calcext:value-type="float">
            <text:p>1136</text:p>
          </table:table-cell>
          <table:table-cell table:formula="of:=[.$I$1]/(([.$G$1]+[.B9])/[.B9])" office:value-type="float" office:value="1.06018099547511" calcext:value-type="float">
            <text:p>1,06018099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5.3" calcext:value-type="float">
            <text:p>1155,3</text:p>
          </table:table-cell>
          <table:table-cell table:formula="of:=[.$I$1]/(([.$G$1]+[.B10])/[.B10])" office:value-type="float" office:value="1.07233988692937" calcext:value-type="float">
            <text:p>1,072339886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4.6" calcext:value-type="float">
            <text:p>1174,6</text:p>
          </table:table-cell>
          <table:table-cell table:formula="of:=[.$I$1]/(([.$G$1]+[.B11])/[.B11])" office:value-type="float" office:value="1.08436748167627" calcext:value-type="float">
            <text:p>1,084367481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3.9" calcext:value-type="float">
            <text:p>1193,9</text:p>
          </table:table-cell>
          <table:table-cell table:formula="of:=[.$I$1]/(([.$G$1]+[.B12])/[.B12])" office:value-type="float" office:value="1.09626589498873" calcext:value-type="float">
            <text:p>1,09626589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13.1" calcext:value-type="float">
            <text:p>1213,1</text:p>
          </table:table-cell>
          <table:table-cell table:formula="of:=[.$I$1]/(([.$G$1]+[.B13])/[.B13])" office:value-type="float" office:value="1.10797652984971" calcext:value-type="float">
            <text:p>1,107976529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2.3" calcext:value-type="float">
            <text:p>1232,3</text:p>
          </table:table-cell>
          <table:table-cell table:formula="of:=[.$I$1]/(([.$G$1]+[.B14])/[.B14])" office:value-type="float" office:value="1.1195633620571" calcext:value-type="float">
            <text:p>1,119563362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51.5" calcext:value-type="float">
            <text:p>1251,5</text:p>
          </table:table-cell>
          <table:table-cell table:formula="of:=[.$I$1]/(([.$G$1]+[.B15])/[.B15])" office:value-type="float" office:value="1.13102834451595" calcext:value-type="float">
            <text:p>1,131028344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0.7" calcext:value-type="float">
            <text:p>1270,7</text:p>
          </table:table-cell>
          <table:table-cell table:formula="of:=[.$I$1]/(([.$G$1]+[.B16])/[.B16])" office:value-type="float" office:value="1.1423733892718" calcext:value-type="float">
            <text:p>1,142373389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9.8" calcext:value-type="float">
            <text:p>1289,8</text:p>
          </table:table-cell>
          <table:table-cell table:formula="of:=[.$I$1]/(([.$G$1]+[.B17])/[.B17])" office:value-type="float" office:value="1.15354219740907" calcext:value-type="float">
            <text:p>1,153542197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8.9" calcext:value-type="float">
            <text:p>1308,9</text:p>
          </table:table-cell>
          <table:table-cell table:formula="of:=[.$I$1]/(([.$G$1]+[.B18])/[.B18])" office:value-type="float" office:value="1.16459597185149" calcext:value-type="float">
            <text:p>1,164595971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27.9" calcext:value-type="float">
            <text:p>1327,9</text:p>
          </table:table-cell>
          <table:table-cell table:formula="of:=[.$I$1]/(([.$G$1]+[.B19])/[.B19])" office:value-type="float" office:value="1.17547949247566" calcext:value-type="float">
            <text:p>1,175479492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[.$I$1]/(([.$G$1]+[.B20])/[.B20])" office:value-type="float" office:value="1.18630904723779" calcext:value-type="float">
            <text:p>1,1863090472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66" calcext:value-type="float">
            <text:p>1366</text:p>
          </table:table-cell>
          <table:table-cell table:formula="of:=[.$I$1]/(([.$G$1]+[.B21])/[.B21])" office:value-type="float" office:value="1.19697291556028" calcext:value-type="float">
            <text:p>1,196972915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85" calcext:value-type="float">
            <text:p>1385</text:p>
          </table:table-cell>
          <table:table-cell table:formula="of:=[.$I$1]/(([.$G$1]+[.B22])/[.B22])" office:value-type="float" office:value="1.20752972258917" calcext:value-type="float">
            <text:p>1,207529722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3.9" calcext:value-type="float">
            <text:p>1403,9</text:p>
          </table:table-cell>
          <table:table-cell table:formula="of:=[.$I$1]/(([.$G$1]+[.B23])/[.B23])" office:value-type="float" office:value="1.21792633875759" calcext:value-type="float">
            <text:p>1,217926338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22.8" calcext:value-type="float">
            <text:p>1422,8</text:p>
          </table:table-cell>
          <table:table-cell table:formula="of:=[.$I$1]/(([.$G$1]+[.B24])/[.B24])" office:value-type="float" office:value="1.2282201527676" calcext:value-type="float">
            <text:p>1,228220152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1.7" calcext:value-type="float">
            <text:p>1441,7</text:p>
          </table:table-cell>
          <table:table-cell table:formula="of:=[.$I$1]/(([.$G$1]+[.B25])/[.B25])" office:value-type="float" office:value="1.23841268188562" calcext:value-type="float">
            <text:p>1,238412681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8.2" calcext:value-type="float">
            <text:p>1498,2</text:p>
          </table:table-cell>
          <table:table-cell table:formula="of:=[.$I$1]/(([.$G$1]+[.B26])/[.B26])" office:value-type="float" office:value="1.26829305833462" calcext:value-type="float">
            <text:p>1,2682930583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17" calcext:value-type="float">
            <text:p>1517</text:p>
          </table:table-cell>
          <table:table-cell table:formula="of:=[.$I$1]/(([.$G$1]+[.B27])/[.B27])" office:value-type="float" office:value="1.27804442175134" calcext:value-type="float">
            <text:p>1,278044421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35.7" calcext:value-type="float">
            <text:p>1535,7</text:p>
          </table:table-cell>
          <table:table-cell table:formula="of:=[.$I$1]/(([.$G$1]+[.B28])/[.B28])" office:value-type="float" office:value="1.28765149782758" calcext:value-type="float">
            <text:p>1,2876514978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4.4" calcext:value-type="float">
            <text:p>1554,4</text:p>
          </table:table-cell>
          <table:table-cell table:formula="of:=[.$I$1]/(([.$G$1]+[.B29])/[.B29])" office:value-type="float" office:value="1.29716771191584" calcext:value-type="float">
            <text:p>1,297167711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3.1" calcext:value-type="float">
            <text:p>1573,1</text:p>
          </table:table-cell>
          <table:table-cell table:formula="of:=[.$I$1]/(([.$G$1]+[.B30])/[.B30])" office:value-type="float" office:value="1.30659434698346" calcext:value-type="float">
            <text:p>1,30659434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91.8" calcext:value-type="float">
            <text:p>1591,8</text:p>
          </table:table-cell>
          <table:table-cell table:formula="of:=[.$I$1]/(([.$G$1]+[.B31])/[.B31])" office:value-type="float" office:value="1.31593266195701" calcext:value-type="float">
            <text:p>1,31593266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0.4" calcext:value-type="float">
            <text:p>1610,4</text:p>
          </table:table-cell>
          <table:table-cell table:formula="of:=[.$I$1]/(([.$G$1]+[.B32])/[.B32])" office:value-type="float" office:value="1.32513464991023" calcext:value-type="float">
            <text:p>1,3251346499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29" calcext:value-type="float">
            <text:p>1629</text:p>
          </table:table-cell>
          <table:table-cell table:formula="of:=[.$I$1]/(([.$G$1]+[.B33])/[.B33])" office:value-type="float" office:value="1.33425167535369" calcext:value-type="float">
            <text:p>1,334251675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47.6" calcext:value-type="float">
            <text:p>1647,6</text:p>
          </table:table-cell>
          <table:table-cell table:formula="of:=[.$I$1]/(([.$G$1]+[.B34])/[.B34])" office:value-type="float" office:value="1.34328490957605" calcext:value-type="float">
            <text:p>1,343284909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66.1" calcext:value-type="float">
            <text:p>1666,1</text:p>
          </table:table-cell>
          <table:table-cell table:formula="of:=[.$I$1]/(([.$G$1]+[.B35])/[.B35])" office:value-type="float" office:value="1.35218759991146" calcext:value-type="float">
            <text:p>1,352187599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84.6" calcext:value-type="float">
            <text:p>1684,6</text:p>
          </table:table-cell>
          <table:table-cell table:formula="of:=[.$I$1]/(([.$G$1]+[.B36])/[.B36])" office:value-type="float" office:value="1.36100964598737" calcext:value-type="float">
            <text:p>1,36100964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03.1" calcext:value-type="float">
            <text:p>1703,1</text:p>
          </table:table-cell>
          <table:table-cell table:formula="of:=[.$I$1]/(([.$G$1]+[.B37])/[.B37])" office:value-type="float" office:value="1.36975213862689" calcext:value-type="float">
            <text:p>1,369752138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21.6" calcext:value-type="float">
            <text:p>1721,6</text:p>
          </table:table-cell>
          <table:table-cell table:formula="of:=[.$I$1]/(([.$G$1]+[.B38])/[.B38])" office:value-type="float" office:value="1.37841614906832" calcext:value-type="float">
            <text:p>1,378416149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40" calcext:value-type="float">
            <text:p>1740</text:p>
          </table:table-cell>
          <table:table-cell table:formula="of:=[.$I$1]/(([.$G$1]+[.B39])/[.B39])" office:value-type="float" office:value="1.38695652173913" calcext:value-type="float">
            <text:p>1,386956521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.00.0000</text:date>, <text:time style:data-style-name="N2" text:time-value="14:36:51.92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7:35:14.268000000</meta:creation-date>
    <dc:date>2017-08-17T14:20:24.937000000</dc:date>
    <meta:editing-duration>P4DT6M16S</meta:editing-duration>
    <meta:editing-cycles>10</meta:editing-cycles>
    <meta:generator>LibreOffice/5.0.2.2$Windows_X86_64 LibreOffice_project/37b43f919e4de5eeaca9b9755ed688758a8251fe</meta:generator>
    <meta:document-statistic meta:table-count="6" meta:cell-count="136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interval-major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minimum="4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'.E16:'NTC 10k'.F24 'NTC 10k'.E3:'NTC 10k'.E3" chart:data-source-has-labels="row" svg:x="0.486cm" svg:y="0.296cm" svg:width="23.363cm" svg:height="14.257cm">
          <chartooo:coordinate-region svg:x="1.293cm" svg:y="0.495cm" svg:width="22.185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'.F16:'NTC 10k'.F24" chart:label-cell-address="'NTC 10k'.E3:'NTC 10k'.E3" chart:class="chart:scatter">
            <chart:domain table:cell-range-address="'NTC 10k'.E16:'NTC 10k'.E24"/>
            <chart:regression-curve chart:style-name="ch8">
              <chart:equation chart:display-equation="true" chart:display-r-square="false" svg:x="4.958cm" svg:y="1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ADC</text:p>
                <draw:g>
                  <svg:desc>'NTC 10k'.E3:'NTC 10k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9.05078967995">
                <text:p>1549.05078967995</text:p>
                <draw:g>
                  <svg:desc>'NTC 10k'.E16:'NTC 10k'.E24</svg:desc>
                </draw:g>
              </table:table-cell>
              <table:table-cell office:value-type="float" office:value="400">
                <text:p>400</text:p>
                <draw:g>
                  <svg:desc>'NTC 10k'.F16:'NTC 10k'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.86782268976">
                <text:p>1350.8678226897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3.43023222088">
                <text:p>1173.430232220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6.5044514016">
                <text:p>1016.504451401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9.071321424795">
                <text:p>879.07132142479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9.619379330723">
                <text:p>759.61937933072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.384286002537">
                <text:p>656.38428600253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7.526226529848">
                <text:p>567.52622652984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1.24999052925">
                <text:p>491.24999052925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41cm" svg:height="16.769cm" xlink:href=".." xlink:type="simple" chart:class="chart:scatter" chart:column-mapping="1 0" chart:style-name="ch1">
        <chart:legend chart:legend-position="end" svg:x="21.94cm" svg:y="7.836cm" style:legend-expansion="high" chart:style-name="ch2"/>
        <chart:plot-area chart:style-name="ch3" table:cell-range-address="PT1000.C2:PT1000.C39 PT1000.A2:PT1000.A39" svg:x="0.558cm" svg:y="0.335cm" svg:width="20.824cm" svg:height="16.099cm">
          <chartooo:coordinate-region svg:x="1.365cm" svg:y="0.534cm" svg:width="19.778cm" svg:height="15.2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1000.A2:PT1000.A39" chart:class="chart:scatter">
            <chart:domain table:cell-range-address="PT1000.C2:PT1000.C39"/>
            <chart:regression-curve chart:style-name="ch7">
              <chart:equation chart:display-equation="true" chart:display-r-square="false" svg:x="2.356cm" svg:y="3.041cm"/>
            </chart:regression-curve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0588235294118">
                <text:p>0.970588235294118</text:p>
                <draw:g>
                  <svg:desc>PT1000.C2:PT1000.C39</svg:desc>
                </draw:g>
              </table:table-cell>
              <table:table-cell office:value-type="float" office:value="0">
                <text:p>0</text:p>
                <draw:g>
                  <svg:desc>PT1000.A2:PT1000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3871911098114">
                <text:p>0.983871911098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700494329747">
                <text:p>0.99700494329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92366412214">
                <text:p>1.00992366412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276373673769">
                <text:p>1.022763736737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539587681926">
                <text:p>1.035395876819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788864560526">
                <text:p>1.047888645605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018099547511">
                <text:p>1.060180995475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233988692937">
                <text:p>1.0723398869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436748167627">
                <text:p>1.084367481676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626589498873">
                <text:p>1.096265894988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797652984971">
                <text:p>1.107976529849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95633620571">
                <text:p>1.11956336205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102834451595">
                <text:p>1.131028344515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23733892718">
                <text:p>1.14237338927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354219740907">
                <text:p>1.153542197409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459597185149">
                <text:p>1.164595971851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547949247566">
                <text:p>1.175479492475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630904723779">
                <text:p>1.186309047237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697291556028">
                <text:p>1.196972915560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0752972258917">
                <text:p>1.20752972258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792633875759">
                <text:p>1.217926338757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82201527676">
                <text:p>1.22822015276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841268188562">
                <text:p>1.238412681885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6829305833462">
                <text:p>1.268293058334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7804442175134">
                <text:p>1.2780444217513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8765149782758">
                <text:p>1.287651497827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716771191584">
                <text:p>1.297167711915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659434698346">
                <text:p>1.306594346983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1593266195701">
                <text:p>1.315932661957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2513464991023">
                <text:p>1.325134649910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3425167535369">
                <text:p>1.334251675353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4328490957605">
                <text:p>1.3432849095760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5218759991146">
                <text:p>1.352187599911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100964598737">
                <text:p>1.36100964598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6975213862689">
                <text:p>1.369752138626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841614906832">
                <text:p>1.378416149068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695652173913">
                <text:p>1.38695652173913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67cm" svg:height="17.113cm" xlink:href=".." xlink:type="simple" chart:class="chart:scatter" chart:column-mapping="0" chart:style-name="ch1">
        <chart:legend chart:legend-position="end" svg:x="24.366cm" svg:y="8.008cm" style:legend-expansion="high" chart:style-name="ch2"/>
        <chart:plot-area chart:style-name="ch3" table:cell-range-address="KTY84.A2:KTY84.A2 KTY84.D3:KTY84.E38" chart:data-source-has-labels="column" svg:x="0.607cm" svg:y="0.342cm" svg:width="23.152cm" svg:height="16.429cm">
          <chartooo:coordinate-region svg:x="1.705cm" svg:y="0.541cm" svg:width="21.682cm" svg:height="16.031cm"/>
          <chart:axis chart:dimension="x" chart:name="primary-x" chart:style-name="ch4" chartooo:axis-type="auto">
            <chart:categories table:cell-range-address="KTY84.A2:KTY84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TY84.E3:KTY84.E38" chart:class="chart:scatter">
            <chart:domain table:cell-range-address="KTY84.D3:KTY84.D38"/>
            <chart:regression-curve chart:style-name="ch8">
              <chart:equation chart:display-equation="true" chart:display-r-square="false"/>
            </chart:regression-curve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T</text:p>
                <draw:g>
                  <svg:desc>KTY84.A2:KTY84.A2</svg:desc>
                </draw:g>
              </table:table-cell>
              <table:table-cell office:value-type="float" office:value="586.123776730699">
                <text:p>586.123776730699</text:p>
                <draw:g>
                  <svg:desc>KTY84.D3:KTY84.D38</svg:desc>
                </draw:g>
              </table:table-cell>
              <table:table-cell office:value-type="float" office:value="-400">
                <text:p>-400</text:p>
                <draw:g>
                  <svg:desc>KTY84.E3:KTY84.E38</svg:desc>
                </draw:g>
              </table:table-cell>
            </table:table-row>
            <table:table-row>
              <table:table-cell office:value-type="string"/>
              <table:table-cell office:value-type="float" office:value="631.049623790756">
                <text:p>631.049623790756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/>
              <table:table-cell office:value-type="float" office:value="676.313031161473">
                <text:p>676.31303116147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/>
              <table:table-cell office:value-type="float" office:value="724.5">
                <text:p>724.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/>
              <table:table-cell office:value-type="float" office:value="774.065217391304">
                <text:p>774.06521739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24.853982300885">
                <text:p>824.853982300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877.931734317343">
                <text:p>877.9317343173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904.5">
                <text:p>904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931.862855254461">
                <text:p>931.8628552544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985.359375">
                <text:p>985.3593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1041.7197309417">
                <text:p>1041.71973094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1097.37740308856">
                <text:p>1097.3774030885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/>
              <table:table-cell office:value-type="float" office:value="1153.35306881587">
                <text:p>1153.353068815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/>
              <table:table-cell office:value-type="float" office:value="1210.53290676417">
                <text:p>1210.532906764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1267.73353293413">
                <text:p>1267.733532934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/>
              <table:table-cell office:value-type="float" office:value="1324.85294117647">
                <text:p>1324.852941176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1381.79636048527">
                <text:p>1381.7963604852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/>
              <table:table-cell office:value-type="float" office:value="1439.34547774312">
                <text:p>1439.345477743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1496.48664440735">
                <text:p>1496.4866444073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/>
              <table:table-cell office:value-type="float" office:value="1552.34270890224">
                <text:p>1552.342708902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/>
              <table:table-cell office:value-type="float" office:value="1609.26700589181">
                <text:p>1609.2670058918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/>
              <table:table-cell office:value-type="float" office:value="1664.78368794326">
                <text:p>1664.7836879432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/>
              <table:table-cell office:value-type="float" office:value="1719.64683153014">
                <text:p>1719.646831530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/>
              <table:table-cell office:value-type="float" office:value="1774.5">
                <text:p>1774.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/>
              <table:table-cell office:value-type="float" office:value="1828.55940594059">
                <text:p>1828.5594059405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/>
              <table:table-cell office:value-type="float" office:value="1881.79257641921">
                <text:p>1881.792576419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1934.78286189684">
                <text:p>1934.7828618968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/>
              <table:table-cell office:value-type="float" office:value="1986.26100628931">
                <text:p>1986.2610062893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/>
              <table:table-cell office:value-type="float" office:value="2037.40734824281">
                <text:p>2037.40734824281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/>
              <table:table-cell office:value-type="float" office:value="2087.5985915493">
                <text:p>2087.5985915493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/>
              <table:table-cell office:value-type="float" office:value="2136.8258869908">
                <text:p>2136.825886990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/>
              <table:table-cell office:value-type="float" office:value="2185.08356575842">
                <text:p>2185.0835657584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/>
              <table:table-cell office:value-type="float" office:value="2231.89121294934">
                <text:p>2231.8912129493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/>
              <table:table-cell office:value-type="float" office:value="2276.38788128607">
                <text:p>2276.38788128607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/>
              <table:table-cell office:value-type="float" office:value="2316.96458923513">
                <text:p>2316.9645892351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/>
              <table:table-cell office:value-type="float" office:value="2352.66878980892">
                <text:p>2352.66878980892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interval-major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minimum="4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'.E24:'NTC 10k'.F33 'NTC 10k'.E3:'NTC 10k'.E3" chart:data-source-has-labels="row" svg:x="0.486cm" svg:y="0.296cm" svg:width="23.363cm" svg:height="14.257cm">
          <chartooo:coordinate-region svg:x="1.293cm" svg:y="0.495cm" svg:width="22.091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'.F24:'NTC 10k'.F33" chart:label-cell-address="'NTC 10k'.E3:'NTC 10k'.E3" chart:class="chart:scatter">
            <chart:domain table:cell-range-address="'NTC 10k'.E24:'NTC 10k'.E33"/>
            <chart:regression-curve chart:style-name="ch8">
              <chart:equation chart:display-equation="true" chart:display-r-square="false" svg:x="4.958cm" svg:y="1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ADC</text:p>
                <draw:g>
                  <svg:desc>'NTC 10k'.E3:'NTC 10k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1.24999052925">
                <text:p>491.24999052925</text:p>
                <draw:g>
                  <svg:desc>'NTC 10k'.E24:'NTC 10k'.E33</svg:desc>
                </draw:g>
              </table:table-cell>
              <table:table-cell office:value-type="float" office:value="800">
                <text:p>800</text:p>
                <draw:g>
                  <svg:desc>'NTC 10k'.F24:'NTC 10k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.878357783044">
                <text:p>425.87835778304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.890708437963">
                <text:p>369.89070843796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1.937597048904">
                <text:p>321.93759704890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.839881230357">
                <text:p>280.8398812303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.578745708472">
                <text:p>245.57874570847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281015401305">
                <text:p>215.28101540130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.202632869152">
                <text:p>189.20263286915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.712071176305">
                <text:p>166.71207117630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.274691639232">
                <text:p>147.274691639232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">
      <style:chart-properties chart:display-label="true" chart:logarithmic="false" chart:origin="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33cm" svg:height="15.46cm" xlink:href=".." xlink:type="simple" chart:class="chart:scatter" chart:style-name="ch1">
        <chart:plot-area chart:style-name="ch2" table:cell-range-address="'NTC 10k'.E3:'NTC 10k'.E16 'NTC 10k'.F4:'NTC 10k'.F16" chart:data-source-has-labels="row" svg:x="0.089cm" svg:y="0.305cm" svg:width="24.701cm" svg:height="14.39cm">
          <chartooo:coordinate-region svg:x="1.001cm" svg:y="0.504cm" svg:width="23.417cm" svg:height="13.992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'.F4:'NTC 10k'.F16" chart:label-cell-address="'NTC 10k'.E3:'NTC 10k'.E3" chart:class="chart:scatter">
            <chart:domain table:cell-range-address="'NTC 10k'.E4:'NTC 10k'.E16"/>
            <chart:regression-curve chart:style-name="ch8">
              <chart:equation chart:display-equation="true" chart:display-r-square="false" svg:x="5.101cm" svg:y="1.038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ADC</text:p>
                <draw:g>
                  <svg:desc>'NTC 10k'.E3:'NTC 10k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28.94188966332">
                <text:p>4128.94188966332</text:p>
                <draw:g>
                  <svg:desc>'NTC 10k'.E4:'NTC 10k'.E16</svg:desc>
                </draw:g>
              </table:table-cell>
              <table:table-cell office:value-type="float" office:value="-200">
                <text:p>-200</text:p>
                <draw:g>
                  <svg:desc>'NTC 10k'.F4:'NTC 10k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8.55244994645">
                <text:p>4008.55244994645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62.10172426585">
                <text:p>3862.1017242658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8.68543741355">
                <text:p>3688.6854374135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9.09061419967">
                <text:p>3489.090614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66.05706132042">
                <text:p>3266.057061320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4.2513316205">
                <text:p>3024.2513316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9.90331104693">
                <text:p>2769.903311046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0.15329141838">
                <text:p>2510.153291418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2.25">
                <text:p>2252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.78321688763">
                <text:p>2002.7832168876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7.10917822094">
                <text:p>1767.1091782209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9.05078967995">
                <text:p>1549.05078967995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367cm" svg:height="17.113cm" xlink:href=".." xlink:type="simple" chart:class="chart:scatter" chart:column-mapping="0" chart:style-name="ch1">
        <chart:plot-area chart:style-name="ch2" table:cell-range-address="KTY83.A2:KTY83.A2 KTY83.D3:KTY83.E44" chart:data-source-has-labels="column" svg:x="0.607cm" svg:y="0.342cm" svg:width="29.153cm" svg:height="16.429cm">
          <chartooo:coordinate-region svg:x="1.705cm" svg:y="0.541cm" svg:width="27.683cm" svg:height="16.031cm"/>
          <chart:axis chart:dimension="x" chart:name="primary-x" chart:style-name="ch3" chartooo:axis-type="auto">
            <chart:categories table:cell-range-address="KTY83.A2:KTY83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TY83.E3:KTY83.E44" chart:class="chart:scatter">
            <chart:domain table:cell-range-address="KTY83.D3:KTY83.D44"/>
            <chart:regression-curve chart:style-name="ch7">
              <chart:equation chart:display-equation="true" chart:display-r-square="false"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T</text:p>
                <draw:g>
                  <svg:desc>KTY83.A2:KTY83.A2</svg:desc>
                </draw:g>
              </table:table-cell>
              <table:table-cell office:value-type="float" office:value="763.759464307464">
                <text:p>763.759464307464</text:p>
                <draw:g>
                  <svg:desc>KTY83.D3:KTY83.D44</svg:desc>
                </draw:g>
              </table:table-cell>
              <table:table-cell office:value-type="float" office:value="-550">
                <text:p>-550</text:p>
                <draw:g>
                  <svg:desc>KTY83.E3:KTY83.E44</svg:desc>
                </draw:g>
              </table:table-cell>
            </table:table-row>
            <table:table-row>
              <table:table-cell office:value-type="string"/>
              <table:table-cell office:value-type="float" office:value="795.645808764564">
                <text:p>795.645808764564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/>
              <table:table-cell office:value-type="float" office:value="828.164936207894">
                <text:p>828.164936207894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/>
              <table:table-cell office:value-type="float" office:value="861.269546330054">
                <text:p>861.2695463300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/>
              <table:table-cell office:value-type="float" office:value="894.912898193804">
                <text:p>894.912898193804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/>
              <table:table-cell office:value-type="float" office:value="929.048930362742">
                <text:p>929.048930362742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/>
              <table:table-cell office:value-type="float" office:value="963.632371485187">
                <text:p>963.63237148518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/>
              <table:table-cell office:value-type="float" office:value="998.618841225009">
                <text:p>998.618841225009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/>
              <table:table-cell office:value-type="float" office:value="1033.96494152212">
                <text:p>1033.9649415221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/>
              <table:table-cell office:value-type="float" office:value="1069.62833824723">
                <text:p>1069.6283382472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/>
              <table:table-cell office:value-type="float" office:value="1105.56783338982">
                <text:p>1105.5678333898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/>
              <table:table-cell office:value-type="float" office:value="1141.74342798487">
                <text:p>1141.7434279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78.11637604246">
                <text:p>1178.116376042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214.6492297952">
                <text:p>1214.6492297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51.30587662129">
                <text:p>1251.305876621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1288.05156803646">
                <text:p>1288.051568036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1324.85294117647">
                <text:p>1324.852941176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1361.6780332129">
                <text:p>1361.67803321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1398.49628916048">
                <text:p>1398.496289160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1435.27856354316">
                <text:p>1435.278563543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1471.99711639012">
                <text:p>1471.997116390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/>
              <table:table-cell office:value-type="float" office:value="1508.62560403208">
                <text:p>1508.625604032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1545.13906516299">
                <text:p>1545.1390651629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/>
              <table:table-cell office:value-type="float" office:value="1581.51390262364">
                <text:p>1581.513902623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/>
              <table:table-cell office:value-type="float" office:value="1617.7278613512">
                <text:p>1617.72786135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/>
              <table:table-cell office:value-type="float" office:value="1653.76000292436">
                <text:p>1653.760002924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/>
              <table:table-cell office:value-type="float" office:value="1689.59067711656">
                <text:p>1689.5906771165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1725.20149085091">
                <text:p>1725.2014908509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1760.57527493056">
                <text:p>1760.5752749305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/>
              <table:table-cell office:value-type="float" office:value="1795.69604889668">
                <text:p>1795.6960488966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/>
              <table:table-cell office:value-type="float" office:value="1830.54898434482">
                <text:p>1830.5489843448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/>
              <table:table-cell office:value-type="float" office:value="1865.12036700775">
                <text:p>1865.120367007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1899.38927831165">
                <text:p>1899.3892783116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/>
              <table:table-cell office:value-type="float" office:value="1933.26413607967">
                <text:p>1933.2641360796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/>
              <table:table-cell office:value-type="float" office:value="1966.56623933291">
                <text:p>1966.5662393329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/>
              <table:table-cell office:value-type="float" office:value="1999.06011022839">
                <text:p>1999.060110228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2030.47062302732">
                <text:p>2030.4706230273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/>
              <table:table-cell office:value-type="float" office:value="2060.49371858259">
                <text:p>2060.4937185825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/>
              <table:table-cell office:value-type="float" office:value="2088.80317526411">
                <text:p>2088.8031752641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/>
              <table:table-cell office:value-type="float" office:value="2115.05426479515">
                <text:p>2115.054264795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/>
              <table:table-cell office:value-type="float" office:value="2138.88463480021">
                <text:p>2138.8846348002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/>
              <table:table-cell office:value-type="float" office:value="2159.91253576522">
                <text:p>2159.91253576522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Tref" loext:regression-max-degree="3" loext:regression-period="2" loext:regression-extrapolate-forward="1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16cm" svg:height="18.947cm" xlink:href=".." xlink:type="simple" chart:class="chart:scatter" chart:style-name="ch1">
        <chart:legend chart:legend-position="end" svg:x="25.211cm" svg:y="8.925cm" style:legend-expansion="high" chart:style-name="ch2"/>
        <chart:plot-area chart:style-name="ch3" table:cell-range-address="'NTC 10k_bms'.E9:'NTC 10k_bms'.F32" chart:data-source-has-labels="row" svg:x="0.544cm" svg:y="0.378cm" svg:width="24.123cm" svg:height="18.191cm">
          <chartooo:coordinate-region svg:x="1.456cm" svg:y="0.577cm" svg:width="22.759cm" svg:height="1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TC 10k_bms'.F10:'NTC 10k_bms'.F32" chart:label-cell-address="'NTC 10k_bms'.F9:'NTC 10k_bms'.F9" chart:class="chart:scatter">
            <chart:domain table:cell-range-address="'NTC 10k_bms'.E10:'NTC 10k_bms'.E32"/>
            <chart:regression-curve chart:style-name="ch8">
              <chart:equation chart:display-equation="true" chart:display-r-square="false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-250</text:p>
                <draw:g>
                  <svg:desc>'NTC 10k_bms'.F9:'NTC 10k_bm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5.48350669164">
                <text:p>3345.48350669164</text:p>
                <draw:g>
                  <svg:desc>'NTC 10k_bms'.E10:'NTC 10k_bms'.E32</svg:desc>
                </draw:g>
              </table:table-cell>
              <table:table-cell office:value-type="float" office:value="-200">
                <text:p>-200</text:p>
                <draw:g>
                  <svg:desc>'NTC 10k_bms'.F10:'NTC 10k_bms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.0311738764">
                <text:p>3276.031173876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9.90717494017">
                <text:p>3189.9071749401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5.52658242957">
                <text:p>3085.5265824295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2.04444642727">
                <text:p>2962.0444464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19.63571220053">
                <text:p>2819.635712200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9.69200569676">
                <text:p>2659.69200569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4.86899916726">
                <text:p>2484.868999167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98.94292882082">
                <text:p>2298.942928820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6.48148148148">
                <text:p>2106.4814814814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2.38688021193">
                <text:p>1912.3868802119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1.40542115474">
                <text:p>1721.4054211547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7.702103449">
                <text:p>1537.70210344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4.57137959404">
                <text:p>1364.571379594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4.31031213963">
                <text:p>1204.310312139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8.23815932514">
                <text:p>1058.2381593251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6.820174352499">
                <text:p>926.82017435249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9.846266986111">
                <text:p>809.84626698611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6.622219427676">
                <text:p>706.62221942767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6.144717910856">
                <text:p>616.14471791085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.245270701635">
                <text:p>537.24527070163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.698742570676">
                <text:p>468.69874257067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.29887852952">
                <text:p>409.29887852952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">
      <style:chart-properties chart:display-label="true" chart:logarithmic="false" chart:origin="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33cm" svg:height="15.46cm" xlink:href=".." xlink:type="simple" chart:class="chart:scatter" chart:style-name="ch1">
        <chart:plot-area chart:style-name="ch2" table:cell-range-address="'NTC 10k_motor'.E13:'NTC 10k_motor'.F31 'NTC 10k_motor'.E3:'NTC 10k_motor'.E3" chart:data-source-has-labels="row" svg:x="0.009cm" svg:y="0.305cm" svg:width="24.78cm" svg:height="14.838cm">
          <chartooo:coordinate-region svg:x="1.001cm" svg:y="0.504cm" svg:width="23.417cm" svg:height="13.992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_motor'.F13:'NTC 10k_motor'.F31" chart:label-cell-address="'NTC 10k_motor'.E3:'NTC 10k_motor'.E3" chart:class="chart:scatter">
            <chart:domain table:cell-range-address="'NTC 10k_motor'.E13:'NTC 10k_motor'.E31"/>
            <chart:regression-curve chart:style-name="ch8">
              <chart:equation chart:display-equation="true" chart:display-r-square="false" svg:x="5.101cm" svg:y="1.038cm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ADC</text:p>
                <draw:g>
                  <svg:desc>'NTC 10k_motor'.E3:'NTC 10k_motor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2.66129032258">
                <text:p>3632.66129032258</text:p>
                <draw:g>
                  <svg:desc>'NTC 10k_motor'.E13:'NTC 10k_motor'.E31</svg:desc>
                </draw:g>
              </table:table-cell>
              <table:table-cell office:value-type="float" office:value="250">
                <text:p>250</text:p>
                <draw:g>
                  <svg:desc>'NTC 10k_motor'.F13:'NTC 10k_motor'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5.56295320966">
                <text:p>3465.5629532096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83.69258557472">
                <text:p>3283.692585574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9.72157106891">
                <text:p>3089.7215710689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6.97155255061">
                <text:p>2886.9715525506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79.17855611201">
                <text:p>2679.178556112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0.21285077164">
                <text:p>2470.2128507716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3.79782966299">
                <text:p>2263.7978296629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3.26858672241">
                <text:p>2063.2685867224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1.39883802049">
                <text:p>1871.3988380204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0.30812091356">
                <text:p>1690.3081209135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1.44523510243">
                <text:p>1521.4452351024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5.63260780799">
                <text:p>1365.6326078079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3.15110919287">
                <text:p>1223.1511091928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3.84506175012">
                <text:p>1093.8450617501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7.230863008064">
                <text:p>977.2308630080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2.597729608671">
                <text:p>872.59772960867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9.094032394518">
                <text:p>779.09403239451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5.796677108689">
                <text:p>695.796677108689</text:p>
              </table:table-cell>
              <table:table-cell office:value-type="float" office:value="1150">
                <text:p>11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interval-major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minimum="4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_motor'.E31:'NTC 10k_motor'.F48 'NTC 10k_motor'.E3:'NTC 10k_motor'.E3" chart:data-source-has-labels="row" svg:x="0.486cm" svg:y="0.296cm" svg:width="23.363cm" svg:height="14.257cm">
          <chartooo:coordinate-region svg:x="1.293cm" svg:y="0.495cm" svg:width="22.091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_motor'.F31:'NTC 10k_motor'.F48" chart:label-cell-address="'NTC 10k_motor'.E3:'NTC 10k_motor'.E3" chart:class="chart:scatter">
            <chart:domain table:cell-range-address="'NTC 10k_motor'.E31:'NTC 10k_motor'.E48"/>
            <chart:regression-curve chart:style-name="ch8">
              <chart:equation chart:display-equation="true" chart:display-r-square="false" svg:x="4.958cm" svg:y="1cm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ADC</text:p>
                <draw:g>
                  <svg:desc>'NTC 10k_motor'.E3:'NTC 10k_motor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5.796677108689">
                <text:p>695.796677108689</text:p>
                <draw:g>
                  <svg:desc>'NTC 10k_motor'.E31:'NTC 10k_motor'.E48</svg:desc>
                </draw:g>
              </table:table-cell>
              <table:table-cell office:value-type="float" office:value="1150">
                <text:p>1150</text:p>
                <draw:g>
                  <svg:desc>'NTC 10k_motor'.F31:'NTC 10k_motor'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1.763727338263">
                <text:p>621.76372733826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6.072065513954">
                <text:p>556.07206551395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7.842608478616">
                <text:p>497.84260847861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6.255727677958">
                <text:p>446.2557276779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.559317809905">
                <text:p>400.5593178099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.071591932476">
                <text:p>360.07159193247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4.180271546972">
                <text:p>324.18027154697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2.339452756096">
                <text:p>292.33945275609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.065095305996">
                <text:p>264.06509530599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8.929809753277">
                <text:p>238.92980975327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.557406893943">
                <text:p>216.55740689394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.617515139733">
                <text:p>196.61751513973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.820456130144">
                <text:p>178.82045613014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.91248716606">
                <text:p>162.91248716606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.671462855259">
                <text:p>148.67146285525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.902930956086">
                <text:p>135.902930956086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.436653520956">
                <text:p>124.436653520956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